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2F51321F898.png"/>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6D00000418A26DC0CA.png"/>
  <manifest:file-entry manifest:media-type="image/png" manifest:full-path="Pictures/10000000000002290000034860BD0E28.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00000000279000001CFC6029346.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7" style:family="table-row">
      <style:table-row-properties style:min-row-height="0.6979in"/>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language="es" fo:country="PY"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Title">
      <style:paragraph-properties fo:break-before="page"/>
    </style:style>
    <style:style style:name="P22" style:family="paragraph" style:parent-style-name="Title">
      <style:paragraph-properties fo:break-before="page"/>
      <style:text-properties style:font-name="Times New Roman" fo:language="es" fo:country="ES" style:font-name-complex="Tahoma1"/>
    </style:style>
    <style:style style:name="P23" style:family="paragraph" style:parent-style-name="Title">
      <style:paragraph-properties fo:text-align="start" style:justify-single-word="false" fo:break-before="page"/>
    </style:style>
    <style:style style:name="P24" style:family="paragraph" style:parent-style-name="Text_20_body">
      <style:paragraph-properties fo:break-before="page"/>
      <style:text-properties style:font-name="Times New Roman" style:font-name-asian="MS Mincho1"/>
    </style:style>
    <style:style style:name="P25" style:family="paragraph" style:parent-style-name="Title">
      <style:paragraph-properties fo:text-align="start" style:justify-single-word="false"/>
    </style:style>
    <style:style style:name="P26" style:family="paragraph" style:parent-style-name="Title">
      <style:paragraph-properties fo:text-align="start" style:justify-single-word="false"/>
      <style:text-properties fo:language="es" fo:country="PY"/>
    </style:style>
    <style:style style:name="P27" style:family="paragraph" style:parent-style-name="Title">
      <style:text-properties style:font-name="Times New Roman" fo:language="es" fo:country="ES" style:font-name-complex="Tahoma1"/>
    </style:style>
    <style:style style:name="P28" style:family="paragraph" style:parent-style-name="Title">
      <style:paragraph-properties fo:text-align="start" style:justify-single-word="false"/>
      <style:text-properties style:font-name="Times New Roman" style:font-name-asian="MS Mincho1"/>
    </style:style>
    <style:style style:name="P29" style:family="paragraph" style:parent-style-name="Title">
      <style:paragraph-properties fo:text-align="start" style:justify-single-word="false"/>
      <style:text-properties fo:font-size="12pt" fo:language="es" fo:country="ES" style:font-size-asian="12pt" style:font-size-complex="12pt"/>
    </style:style>
    <style:style style:name="P30" style:family="paragraph" style:parent-style-name="Title">
      <style:paragraph-properties fo:text-align="start" style:justify-single-word="false"/>
      <style:text-properties fo:language="es" fo:country="ES" style:font-name-asian="MS Mincho1"/>
    </style:style>
    <style:style style:name="P31" style:family="paragraph" style:parent-style-name="Subtitle">
      <style:text-properties style:font-name="Times New Roman" fo:language="es" fo:country="ES" style:font-name-asian="MS Mincho1"/>
    </style:style>
    <style:style style:name="P32" style:family="paragraph" style:parent-style-name="Subtitle">
      <style:text-properties style:font-name="Times New Roman" fo:language="es" fo:country="ES" style:font-name-complex="Tahoma1"/>
    </style:style>
    <style:style style:name="P33" style:family="paragraph" style:parent-style-name="Subtitle">
      <style:text-properties style:font-name="Times New Roman" style:font-name-asian="MS Mincho1"/>
    </style:style>
    <style:style style:name="P34" style:family="paragraph" style:parent-style-name="Subtitle">
      <style:text-properties fo:language="es" fo:country="ES"/>
    </style:style>
    <style:style style:name="P35" style:family="paragraph" style:parent-style-name="Subtitle">
      <style:text-properties fo:font-size="12pt" fo:language="es" fo:country="PY" style:font-name-asian="MS Mincho1" style:font-size-asian="12pt" style:font-size-complex="12pt"/>
    </style:style>
    <style:style style:name="P36" style:family="paragraph" style:parent-style-name="Subtitle">
      <style:text-properties fo:language="es" fo:country="PY"/>
    </style:style>
    <style:style style:name="P37" style:family="paragraph" style:parent-style-name="Text_20_body">
      <style:text-properties style:font-name="Times New Roman" fo:font-size="12pt" fo:language="es" fo:country="ES" style:font-name-asian="MS Mincho1"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9" style:family="paragraph" style:parent-style-name="Text_20_body">
      <style:text-properties style:font-name="Times New Roman" fo:font-size="12pt" fo:language="en" fo:country="US" style:font-name-asian="MS Mincho1" style:font-size-asian="12pt" style:font-size-complex="12pt"/>
    </style:style>
    <style:style style:name="P40" style:family="paragraph" style:parent-style-name="Text_20_body">
      <style:text-properties style:font-name="Times New Roman" fo:language="es" fo:country="ES" style:font-name-asian="MS Mincho1"/>
    </style:style>
    <style:style style:name="P41" style:family="paragraph" style:parent-style-name="Text_20_body">
      <style:text-properties style:font-name="Times New Roman" fo:font-weight="bold" style:font-name-asian="MS Mincho1" style:font-weight-asian="bold" style:font-weight-complex="bold"/>
    </style:style>
    <style:style style:name="P42" style:family="paragraph" style:parent-style-name="Text_20_body">
      <style:paragraph-properties fo:text-align="start" style:justify-single-word="false"/>
      <style:text-properties style:font-name="Times New Roman" style:font-name-asian="MS Mincho1"/>
    </style:style>
    <style:style style:name="P43" style:family="paragraph" style:parent-style-name="Text_20_body">
      <style:text-properties style:font-name="Times New Roman" fo:language="en" fo:country="US" style:font-name-asian="MS Mincho1"/>
    </style:style>
    <style:style style:name="P44" style:family="paragraph" style:parent-style-name="Text_20_body">
      <style:paragraph-properties fo:text-align="start" style:justify-single-word="false"/>
    </style:style>
    <style:style style:name="P45" style:family="paragraph" style:parent-style-name="Text_20_body">
      <style:text-properties fo:font-size="12pt" style:font-size-asian="12pt" style:font-size-complex="12pt"/>
    </style:style>
    <style:style style:name="P46" style:family="paragraph" style:parent-style-name="Text_20_body">
      <style:paragraph-properties fo:line-height="150%" fo:text-align="justify" style:justify-single-word="false"/>
      <style:text-properties fo:font-size="12pt" style:font-size-asian="12pt" style:font-size-complex="12pt"/>
    </style:style>
    <style:style style:name="P47" style:family="paragraph" style:parent-style-name="Text_20_body">
      <style:text-properties fo:font-size="12pt" fo:language="es" fo:country="ES" style:font-size-asian="12pt" style:font-size-complex="12pt"/>
    </style:style>
    <style:style style:name="P48" style:family="paragraph" style:parent-style-name="Text_20_body">
      <style:text-properties fo:font-size="12pt" fo:language="es" fo:country="ES" style:font-name-asian="MS Mincho1" style:font-size-asian="12pt" style:font-size-complex="12pt"/>
    </style:style>
    <style:style style:name="P49" style:family="paragraph" style:parent-style-name="Text_20_body">
      <style:text-properties fo:font-size="12pt" fo:language="en" fo:country="US" style:font-size-asian="12pt" style:font-size-complex="12pt"/>
    </style:style>
    <style:style style:name="P50" style:family="paragraph" style:parent-style-name="Text_20_body">
      <style:paragraph-properties fo:line-height="150%" fo:text-align="justify" style:justify-single-word="false"/>
    </style:style>
    <style:style style:name="P51" style:family="paragraph" style:parent-style-name="Text_20_body">
      <style:text-properties fo:language="es" fo:country="ES"/>
    </style:style>
    <style:style style:name="P52" style:family="paragraph" style:parent-style-name="Text_20_body">
      <style:text-properties fo:language="es" fo:country="ES" style:font-name-asian="MS Mincho1"/>
    </style:style>
    <style:style style:name="P53" style:family="paragraph" style:parent-style-name="Text_20_body">
      <style:paragraph-properties fo:text-align="start" style:justify-single-word="false"/>
      <style:text-properties fo:language="es" fo:country="ES" style:font-name-asian="MS Mincho1"/>
    </style:style>
    <style:style style:name="P54" style:family="paragraph" style:parent-style-name="Text_20_body">
      <style:text-properties fo:language="en" fo:country="US"/>
    </style:style>
    <style:style style:name="P55" style:family="paragraph" style:parent-style-name="Text_20_body">
      <style:text-properties fo:color="#000000" style:font-name="Times New Roman" fo:font-size="12pt" fo:language="es" fo:country="ES" style:font-name-asian="MS Mincho1" style:font-size-asian="12pt" style:font-size-complex="12pt"/>
    </style:style>
    <style:style style:name="P56" style:family="paragraph" style:parent-style-name="Figuras">
      <style:text-properties fo:language="es" fo:country="ES"/>
    </style:style>
    <style:style style:name="P57"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58"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59" style:family="paragraph" style:parent-style-name="Text_20_body" style:master-page-name="">
      <style:paragraph-properties fo:margin-top="0in" fo:margin-bottom="0.1in" fo:line-height="150%" fo:text-align="justify" style:justify-single-word="false" style:page-number="auto"/>
    </style:style>
    <style:style style:name="P60"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61"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62"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63"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64"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65"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66"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67" style:family="paragraph" style:parent-style-name="Text_20_body">
      <style:paragraph-properties fo:margin-left="-0.0102in" fo:margin-right="0in" fo:text-indent="0in" style:auto-text-indent="false"/>
      <style:text-properties fo:font-size="12pt" style:font-size-asian="12pt" style:font-size-complex="12pt"/>
    </style:style>
    <style:style style:name="P68" style:family="paragraph" style:parent-style-name="Text_20_body">
      <style:paragraph-properties fo:margin-left="-0.0102in" fo:margin-right="0in" fo:text-align="start" style:justify-single-word="false" fo:text-indent="0in" style:auto-text-indent="false"/>
    </style:style>
    <style:style style:name="P69" style:family="paragraph" style:parent-style-name="Text_20_body">
      <style:paragraph-properties fo:margin-left="-0.0102in" fo:margin-right="0in" fo:text-indent="0in" style:auto-text-indent="false"/>
      <style:text-properties style:font-name="Times New Roman" fo:language="en" fo:country="US" style:font-name-asian="MS Mincho1"/>
    </style:style>
    <style:style style:name="P70" style:family="paragraph" style:parent-style-name="Text_20_body">
      <style:paragraph-properties fo:margin-left="0in" fo:margin-right="0in" fo:text-indent="0in" style:auto-text-indent="false"/>
    </style:style>
    <style:style style:name="P71" style:family="paragraph" style:parent-style-name="Text_20_body">
      <style:paragraph-properties fo:margin-left="0in" fo:margin-right="0in" fo:text-indent="0in" style:auto-text-indent="false"/>
      <style:text-properties fo:language="es" fo:country="ES"/>
    </style:style>
    <style:style style:name="P72" style:family="paragraph" style:parent-style-name="Text_20_body">
      <style:paragraph-properties fo:margin-left="0in" fo:margin-right="0in" fo:text-indent="0in" style:auto-text-indent="false"/>
      <style:text-properties fo:font-size="12pt" fo:letter-spacing="normal" fo:language="es" fo:country="ES" style:font-name-asian="Arial1" style:font-size-asian="12pt" style:font-name-complex="Arial1" style:font-size-complex="12pt" style:text-scale="100%"/>
    </style:style>
    <style:style style:name="P73" style:family="paragraph" style:parent-style-name="List_20_Paragraph">
      <style:paragraph-properties fo:margin-left="0in" fo:margin-right="0in" fo:text-indent="0in" style:auto-text-indent="false"/>
      <style:text-properties fo:font-size="10pt" fo:font-weight="bold" style:font-size-asian="10pt" style:font-weight-asian="bold" style:font-size-complex="10pt"/>
    </style:style>
    <style:style style:name="P74" style:family="paragraph" style:parent-style-name="List_20_Paragraph">
      <style:paragraph-properties fo:margin-left="0in" fo:margin-right="0in" fo:text-indent="0in" style:auto-text-indent="false"/>
      <style:text-properties fo:font-weight="bold" style:font-weight-asian="bold"/>
    </style:style>
    <style:style style:name="P75"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style:font-size-asian="12pt" style:language-asian="es" style:country-asian="ES" style:font-size-complex="12pt"/>
    </style:style>
    <style:style style:name="P77"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style:font-size-asian="12pt" style:language-asian="es" style:country-asian="ES" style:font-size-complex="12pt"/>
    </style:style>
    <style:style style:name="P78"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79"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8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81"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3"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4"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8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8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88"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91" style:family="paragraph" style:parent-style-name="Standard">
      <style:paragraph-properties fo:margin-left="0in" fo:margin-right="0in" fo:margin-top="0in" fo:margin-bottom="0in" fo:line-height="150%" fo:text-indent="0in" style:auto-text-indent="false" style:text-autospace="none"/>
      <style:text-properties fo:font-size="12pt" style:font-size-asian="12pt" style:font-size-complex="12pt"/>
    </style:style>
    <style:style style:name="P92" style:family="paragraph" style:parent-style-name="Contents_20_1">
      <style:text-properties fo:language="es" fo:country="ES"/>
    </style:style>
    <style:style style:name="P93"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94" style:family="paragraph" style:parent-style-name="Table_20_Contents">
      <style:text-properties fo:language="es" fo:country="ES" style:font-size-asian="12pt" style:font-size-complex="12pt"/>
    </style:style>
    <style:style style:name="P95" style:family="paragraph" style:parent-style-name="Table_20_Contents">
      <style:paragraph-properties fo:line-height="100%"/>
      <style:text-properties fo:language="es" fo:country="ES" style:font-size-asian="12pt" style:font-size-complex="12pt"/>
    </style:style>
    <style:style style:name="P96" style:family="paragraph" style:parent-style-name="Table_20_Contents">
      <style:paragraph-properties fo:text-align="start" style:justify-single-word="false"/>
      <style:text-properties fo:language="es" fo:country="ES" style:font-size-asian="12pt" style:font-size-complex="12pt"/>
    </style:style>
    <style:style style:name="P97" style:family="paragraph" style:parent-style-name="Table_20_Contents">
      <style:text-properties style:font-size-asian="12pt" style:font-size-complex="12pt"/>
    </style:style>
    <style:style style:name="P98"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99" style:family="paragraph" style:parent-style-name="Table_20_Contents">
      <style:text-properties fo:font-style="italic" style:font-size-asian="12pt" style:font-style-asian="italic" style:font-size-complex="12pt" style:font-style-complex="italic"/>
    </style:style>
    <style:style style:name="P10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1" style:family="paragraph" style:parent-style-name="Table_20_Contents">
      <style:text-properties fo:font-size="11pt" style:font-size-asian="11pt" style:font-size-complex="11pt"/>
    </style:style>
    <style:style style:name="P102"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0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4" style:family="paragraph" style:parent-style-name="Table_20_Contents">
      <style:text-properties fo:font-size="12pt" style:font-size-asian="12pt" style:font-size-complex="12pt"/>
    </style:style>
    <style:style style:name="P105"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06"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07" style:family="paragraph" style:parent-style-name="Text_20_body">
      <style:paragraph-properties fo:margin-left="-0.0102in" fo:margin-right="0in" fo:text-indent="0.0102in" style:auto-text-indent="false"/>
    </style:style>
    <style:style style:name="P108"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109" style:family="paragraph" style:parent-style-name="Text_20_body">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10"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1"/>
    </style:style>
    <style:style style:name="P111"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0102in" fo:margin-right="0in" fo:text-indent="0.0102in" style:auto-text-indent="false"/>
    </style:style>
    <style:style style:name="P114" style:family="paragraph" style:parent-style-name="Standard">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15" style:family="paragraph" style:parent-style-name="Subtitle">
      <style:paragraph-properties fo:margin-left="-0.0102in" fo:margin-right="0in" fo:text-indent="0.0102in" style:auto-text-indent="false"/>
      <style:text-properties fo:language="es" fo:country="ES"/>
    </style:style>
    <style:style style:name="P116" style:family="paragraph" style:parent-style-name="Subtitulo2">
      <style:text-properties fo:font-size="12pt" fo:language="es" fo:country="ES" style:font-name-asian="MS Mincho1" style:font-size-asian="12pt" style:font-size-complex="12pt"/>
    </style:style>
    <style:style style:name="P117"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118"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19" style:family="paragraph" style:parent-style-name="User_20_Index_20_1">
      <style:paragraph-properties>
        <style:tab-stops>
          <style:tab-stop style:position="6.1102in" style:type="right" style:leader-style="dotted" style:leader-text="."/>
        </style:tab-stops>
      </style:paragraph-properties>
    </style:style>
    <style:style style:name="P120"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1" style:font-size-asian="12pt" style:font-size-complex="12pt"/>
    </style:style>
    <style:style style:name="P121"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22"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fo:background-color="#ffff00" style:font-name-asian="MS Mincho1" style:font-size-asian="12pt" style:font-size-complex="12pt"/>
    </style:style>
    <style:style style:name="P123"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1" style:font-size-asian="12pt" style:font-size-complex="12pt"/>
    </style:style>
    <style:style style:name="P124"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1" style:font-size-asian="12pt" style:font-size-complex="12pt"/>
    </style:style>
    <style:style style:name="P125"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26" style:family="paragraph" style:parent-style-name="Standard">
      <style:paragraph-properties fo:margin-left="0in" fo:margin-right="0in" fo:text-indent="0.25in" style:auto-text-indent="false"/>
    </style:style>
    <style:style style:name="P127" style:family="paragraph" style:parent-style-name="Standard">
      <style:paragraph-properties fo:margin-left="0in" fo:margin-right="0in" fo:text-indent="0.25in" style:auto-text-indent="false"/>
      <style:text-properties fo:font-size="10pt" style:font-size-asian="10pt" style:font-size-complex="10pt"/>
    </style:style>
    <style:style style:name="P128" style:family="paragraph" style:parent-style-name="Standard">
      <style:paragraph-properties fo:margin-left="0in" fo:margin-right="0in" fo:text-indent="0.25in" style:auto-text-indent="false"/>
      <style:text-properties fo:font-size="10pt" style:text-underline-style="none" style:font-size-asian="10pt" style:font-size-complex="10pt"/>
    </style:style>
    <style:style style:name="P129" style:family="paragraph" style:parent-style-name="Standard">
      <style:paragraph-properties fo:margin-left="0in" fo:margin-right="0in" fo:margin-top="0.1665in" fo:margin-bottom="0.139in" fo:text-indent="0.25in" style:auto-text-indent="false"/>
    </style:style>
    <style:style style:name="P130"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31"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language-asian="es" style:country-asian="ES" style:font-size-complex="12pt"/>
    </style:style>
    <style:style style:name="P132"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33"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34"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35"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name-complex="CMUSansSerif" style:font-size-complex="12pt"/>
    </style:style>
    <style:style style:name="P136"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size-complex="12pt"/>
    </style:style>
    <style:style style:name="P137"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style:font-size-asian="12pt" style:font-size-complex="12pt"/>
    </style:style>
    <style:style style:name="P138" style:family="paragraph" style:parent-style-name="Standard">
      <style:paragraph-properties fo:margin-left="0.4917in" fo:margin-right="0in" fo:margin-top="0in" fo:margin-bottom="0in" fo:line-height="150%" fo:text-indent="0.4917in" style:auto-text-indent="false" style:text-autospace="none"/>
      <style:text-properties fo:font-size="12pt" style:font-size-asian="12pt" style:font-size-complex="12pt"/>
    </style:style>
    <style:style style:name="P139" style:family="paragraph" style:parent-style-name="Standard">
      <style:paragraph-properties fo:margin-left="0.4917in" fo:margin-right="0in" fo:margin-top="0in" fo:margin-bottom="0in" fo:text-indent="0.4917in" style:auto-text-indent="false" style:text-autospace="none"/>
    </style:style>
    <style:style style:name="P140" style:family="paragraph" style:parent-style-name="Standard">
      <style:paragraph-properties fo:margin-top="0in" fo:margin-bottom="0in" fo:line-height="100%" style:text-autospace="none"/>
      <style:text-properties style:font-name="Times New Roman" fo:font-size="12pt" fo:font-weight="bold" style:font-size-asian="12pt" style:font-weight-asian="bold" style:font-size-complex="12pt"/>
    </style:style>
    <style:style style:name="P141" style:family="paragraph" style:parent-style-name="Standard">
      <style:paragraph-properties fo:margin-top="0in" fo:margin-bottom="0in" fo:line-height="150%" style:text-autospace="none"/>
      <style:text-properties style:font-name="Times New Roman" fo:font-size="12pt" fo:font-weight="bold" style:font-size-asian="12pt" style:font-weight-asian="bold" style:font-size-complex="12pt"/>
    </style:style>
    <style:style style:name="P142" style:family="paragraph" style:parent-style-name="Standard">
      <style:paragraph-properties fo:margin-top="0in" fo:margin-bottom="0in" fo:line-height="150%" style:text-autospace="none"/>
      <style:text-properties style:font-name="Times New Roman" fo:font-size="12pt" style:font-size-asian="12pt" style:font-size-complex="12pt"/>
    </style:style>
    <style:style style:name="P143" style:family="paragraph" style:parent-style-name="Standard">
      <style:paragraph-properties fo:margin-top="0in" fo:margin-bottom="0in" fo:line-height="150%" style:text-autospace="none"/>
      <style:text-properties fo:font-size="12pt" style:font-size-asian="12pt" style:font-size-complex="12pt"/>
    </style:style>
    <style:style style:name="P144"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145"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font-weight-asian="bold" style:font-size-complex="12pt"/>
    </style:style>
    <style:style style:name="P146"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font-weight="bold" style:font-size-asian="12pt" style:font-weight-asian="bold" style:font-size-complex="12pt"/>
    </style:style>
    <style:style style:name="P147"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language-asian="es" style:country-asian="ES" style:font-weight-asian="bold" style:font-size-complex="12pt"/>
    </style:style>
    <style:style style:name="P148"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49"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50" style:family="paragraph" style:parent-style-name="Text_20_body" style:list-style-name="WW8Num7">
      <style:text-properties fo:font-size="12pt" style:font-size-asian="12pt" style:font-size-complex="12pt"/>
    </style:style>
    <style:style style:name="P151" style:family="paragraph" style:parent-style-name="Text_20_body" style:list-style-name="WW8Num5">
      <style:text-properties fo:font-size="12pt" style:font-size-asian="12pt" style:font-size-complex="12pt"/>
    </style:style>
    <style:style style:name="P152" style:family="paragraph" style:parent-style-name="Text_20_body" style:list-style-name="WW8Num1">
      <style:text-properties fo:font-size="12pt" style:font-size-asian="12pt" style:font-size-complex="12pt"/>
    </style:style>
    <style:style style:name="P153" style:family="paragraph" style:parent-style-name="Text_20_body" style:list-style-name="WW8Num8">
      <style:text-properties fo:font-size="12pt" style:font-size-asian="12pt" style:font-size-complex="12pt"/>
    </style:style>
    <style:style style:name="P154" style:family="paragraph" style:parent-style-name="Text_20_body" style:list-style-name="WW8Num16">
      <style:text-properties fo:font-size="12pt" style:font-size-asian="12pt" style:font-size-complex="12pt"/>
    </style:style>
    <style:style style:name="P155" style:family="paragraph" style:parent-style-name="Text_20_body" style:list-style-name="L3">
      <style:text-properties fo:font-size="12pt" style:font-size-asian="12pt" style:font-size-complex="12pt"/>
    </style:style>
    <style:style style:name="P156" style:family="paragraph" style:parent-style-name="Text_20_body" style:list-style-name="L63">
      <style:text-properties fo:font-size="12pt" style:font-size-asian="12pt" style:font-size-complex="12pt"/>
    </style:style>
    <style:style style:name="P157" style:family="paragraph" style:parent-style-name="Text_20_body" style:list-style-name="L69">
      <style:text-properties fo:font-size="12pt" style:font-size-asian="12pt" style:font-size-complex="12pt"/>
    </style:style>
    <style:style style:name="P158"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59" style:family="paragraph" style:parent-style-name="Text_20_body" style:list-style-name="WW8Num5">
      <style:text-properties fo:font-size="12pt" fo:language="es" fo:country="ES" style:font-size-asian="12pt" style:font-size-complex="12pt"/>
    </style:style>
    <style:style style:name="P160" style:family="paragraph" style:parent-style-name="Text_20_body" style:list-style-name="L7">
      <style:text-properties fo:font-size="12pt" fo:language="es" fo:country="ES" style:font-name-asian="MS Mincho1" style:font-size-asian="12pt" style:font-size-complex="12pt"/>
    </style:style>
    <style:style style:name="P161" style:family="paragraph" style:parent-style-name="Text_20_body" style:list-style-name="L11">
      <style:text-properties fo:font-size="12pt" fo:language="es" fo:country="ES" style:font-name-asian="MS Mincho1" style:font-size-asian="12pt" style:font-size-complex="12pt"/>
    </style:style>
    <style:style style:name="P162" style:family="paragraph" style:parent-style-name="Text_20_body" style:list-style-name="L13">
      <style:text-properties fo:font-size="12pt" fo:language="es" fo:country="ES" style:font-name-asian="MS Mincho1" style:font-size-asian="12pt" style:font-size-complex="12pt"/>
    </style:style>
    <style:style style:name="P163" style:family="paragraph" style:parent-style-name="Text_20_body" style:list-style-name="L69">
      <style:text-properties fo:font-size="12pt" fo:letter-spacing="normal" fo:language="es" fo:country="ES" style:font-name-asian="Arial1" style:font-size-asian="12pt" style:font-name-complex="Arial1" style:font-size-complex="12pt" style:text-scale="100%"/>
    </style:style>
    <style:style style:name="P164" style:family="paragraph" style:parent-style-name="Text_20_body" style:list-style-name="L70">
      <style:text-properties fo:font-size="12pt" fo:letter-spacing="normal" fo:language="es" fo:country="ES" style:font-name-asian="Arial1" style:font-size-asian="12pt" style:font-name-complex="Arial1" style:font-size-complex="12pt" style:text-scale="100%"/>
    </style:style>
    <style:style style:name="P165"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66"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67"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68"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69"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70"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71" style:family="paragraph" style:parent-style-name="Text_20_body" style:list-style-name="WW8Num5">
      <style:text-properties style:font-name="Times New Roman" fo:font-size="12pt" style:font-name-asian="MS Mincho1" style:font-size-asian="12pt" style:font-size-complex="12pt"/>
    </style:style>
    <style:style style:name="P172" style:family="paragraph" style:parent-style-name="Text_20_body" style:list-style-name="L6">
      <style:text-properties style:font-name="Times New Roman" fo:font-size="12pt" style:font-size-asian="12pt" style:font-size-complex="12pt"/>
    </style:style>
    <style:style style:name="P173" style:family="paragraph" style:parent-style-name="Text_20_body" style:list-style-name="WW8Num2"/>
    <style:style style:name="P174" style:family="paragraph" style:parent-style-name="Text_20_body" style:list-style-name="L4"/>
    <style:style style:name="P175" style:family="paragraph" style:parent-style-name="Text_20_body" style:list-style-name="L4">
      <style:text-properties fo:language="es" fo:country="ES"/>
    </style:style>
    <style:style style:name="P176" style:family="paragraph" style:parent-style-name="Text_20_body" style:list-style-name="L5">
      <style:text-properties fo:language="es" fo:country="ES"/>
    </style:style>
    <style:style style:name="P177" style:family="paragraph" style:parent-style-name="Text_20_body" style:list-style-name="L8">
      <style:text-properties fo:language="es" fo:country="ES"/>
    </style:style>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8"/>
    <style:style style:name="P181" style:family="paragraph" style:parent-style-name="Text_20_body" style:list-style-name="L9"/>
    <style:style style:name="P182" style:family="paragraph" style:parent-style-name="Text_20_body" style:list-style-name="L10"/>
    <style:style style:name="P183" style:family="paragraph" style:parent-style-name="Text_20_body" style:list-style-name="L12"/>
    <style:style style:name="P184" style:family="paragraph" style:parent-style-name="Text_20_body" style:list-style-name="L13"/>
    <style:style style:name="P185" style:family="paragraph" style:parent-style-name="Text_20_body" style:list-style-name="L14"/>
    <style:style style:name="P186" style:family="paragraph" style:parent-style-name="Text_20_body" style:list-style-name="L16"/>
    <style:style style:name="P187" style:family="paragraph" style:parent-style-name="Text_20_body" style:list-style-name="L17"/>
    <style:style style:name="P188" style:family="paragraph" style:parent-style-name="Text_20_body" style:list-style-name="L18"/>
    <style:style style:name="P189" style:family="paragraph" style:parent-style-name="Text_20_body" style:list-style-name="L19"/>
    <style:style style:name="P190" style:family="paragraph" style:parent-style-name="Text_20_body" style:list-style-name="L20">
      <style:text-properties fo:font-style="italic" style:font-style-asian="italic" style:font-style-complex="italic"/>
    </style:style>
    <style:style style:name="P191" style:family="paragraph" style:parent-style-name="Text_20_body" style:list-style-name="L21"/>
    <style:style style:name="P192" style:family="paragraph" style:parent-style-name="Text_20_body" style:list-style-name="L22"/>
    <style:style style:name="P193" style:family="paragraph" style:parent-style-name="Text_20_body" style:list-style-name="L23"/>
    <style:style style:name="P194" style:family="paragraph" style:parent-style-name="Text_20_body" style:list-style-name="L24"/>
    <style:style style:name="P195" style:family="paragraph" style:parent-style-name="Text_20_body" style:list-style-name="L25"/>
    <style:style style:name="P196" style:family="paragraph" style:parent-style-name="Text_20_body" style:list-style-name="L26"/>
    <style:style style:name="P197" style:family="paragraph" style:parent-style-name="Text_20_body" style:list-style-name="L27"/>
    <style:style style:name="P198" style:family="paragraph" style:parent-style-name="Text_20_body" style:list-style-name="L28"/>
    <style:style style:name="P199" style:family="paragraph" style:parent-style-name="Text_20_body" style:list-style-name="L29"/>
    <style:style style:name="P200" style:family="paragraph" style:parent-style-name="Text_20_body" style:list-style-name="L30"/>
    <style:style style:name="P201" style:family="paragraph" style:parent-style-name="Text_20_body" style:list-style-name="L31"/>
    <style:style style:name="P202" style:family="paragraph" style:parent-style-name="Text_20_body" style:list-style-name="L32"/>
    <style:style style:name="P203" style:family="paragraph" style:parent-style-name="Text_20_body" style:list-style-name="L33"/>
    <style:style style:name="P204" style:family="paragraph" style:parent-style-name="Text_20_body" style:list-style-name="L34"/>
    <style:style style:name="P205" style:family="paragraph" style:parent-style-name="Text_20_body" style:list-style-name="L35"/>
    <style:style style:name="P206" style:family="paragraph" style:parent-style-name="Text_20_body" style:list-style-name="L36"/>
    <style:style style:name="P207" style:family="paragraph" style:parent-style-name="Text_20_body" style:list-style-name="L37"/>
    <style:style style:name="P208" style:family="paragraph" style:parent-style-name="Text_20_body" style:list-style-name="L38"/>
    <style:style style:name="P209" style:family="paragraph" style:parent-style-name="Text_20_body" style:list-style-name="L39"/>
    <style:style style:name="P210" style:family="paragraph" style:parent-style-name="Text_20_body" style:list-style-name="L40"/>
    <style:style style:name="P211" style:family="paragraph" style:parent-style-name="Text_20_body" style:list-style-name="L41"/>
    <style:style style:name="P212" style:family="paragraph" style:parent-style-name="Text_20_body" style:list-style-name="L42"/>
    <style:style style:name="P213" style:family="paragraph" style:parent-style-name="Text_20_body" style:list-style-name="L43"/>
    <style:style style:name="P214" style:family="paragraph" style:parent-style-name="Text_20_body" style:list-style-name="L44"/>
    <style:style style:name="P215" style:family="paragraph" style:parent-style-name="Text_20_body" style:list-style-name="L45"/>
    <style:style style:name="P216" style:family="paragraph" style:parent-style-name="Text_20_body" style:list-style-name="L46"/>
    <style:style style:name="P217" style:family="paragraph" style:parent-style-name="Text_20_body" style:list-style-name="L47"/>
    <style:style style:name="P218" style:family="paragraph" style:parent-style-name="Text_20_body" style:list-style-name="L48"/>
    <style:style style:name="P219" style:family="paragraph" style:parent-style-name="Text_20_body" style:list-style-name="L49"/>
    <style:style style:name="P220" style:family="paragraph" style:parent-style-name="Text_20_body" style:list-style-name="L50"/>
    <style:style style:name="P221" style:family="paragraph" style:parent-style-name="Text_20_body" style:list-style-name="L51"/>
    <style:style style:name="P222" style:family="paragraph" style:parent-style-name="Text_20_body" style:list-style-name="L52"/>
    <style:style style:name="P223" style:family="paragraph" style:parent-style-name="Text_20_body" style:list-style-name="L53"/>
    <style:style style:name="P224" style:family="paragraph" style:parent-style-name="Text_20_body" style:list-style-name="L54"/>
    <style:style style:name="P225" style:family="paragraph" style:parent-style-name="Text_20_body" style:list-style-name="L55"/>
    <style:style style:name="P226" style:family="paragraph" style:parent-style-name="Text_20_body" style:list-style-name="L56"/>
    <style:style style:name="P227" style:family="paragraph" style:parent-style-name="Text_20_body" style:list-style-name="L57"/>
    <style:style style:name="P228" style:family="paragraph" style:parent-style-name="Text_20_body" style:list-style-name="L58"/>
    <style:style style:name="P229" style:family="paragraph" style:parent-style-name="Text_20_body" style:list-style-name="L59"/>
    <style:style style:name="P230" style:family="paragraph" style:parent-style-name="Text_20_body" style:list-style-name="L60"/>
    <style:style style:name="P231" style:family="paragraph" style:parent-style-name="Text_20_body" style:list-style-name="L61"/>
    <style:style style:name="P232" style:family="paragraph" style:parent-style-name="Text_20_body" style:list-style-name="L63"/>
    <style:style style:name="P233" style:family="paragraph" style:parent-style-name="Text_20_body" style:list-style-name="L64"/>
    <style:style style:name="P234" style:family="paragraph" style:parent-style-name="Text_20_body" style:list-style-name="L65"/>
    <style:style style:name="P235" style:family="paragraph" style:parent-style-name="Text_20_body" style:list-style-name="L66"/>
    <style:style style:name="P236" style:family="paragraph" style:parent-style-name="Text_20_body" style:list-style-name="L67"/>
    <style:style style:name="P237" style:family="paragraph" style:parent-style-name="Text_20_body" style:list-style-name="L63">
      <style:text-properties fo:color="#000000" fo:letter-spacing="normal" fo:language="es" fo:country="ES" fo:font-style="italic" style:font-name-asian="Arial1" style:font-style-asian="italic" style:font-name-complex="Arial1" style:font-style-complex="italic" style:text-scale="100%"/>
    </style:style>
    <style:style style:name="P238" style:family="paragraph" style:parent-style-name="Text_20_body" style:list-style-name="L70"/>
    <style:style style:name="P239" style:family="paragraph" style:parent-style-name="Text_20_body" style:list-style-name="L71">
      <style:text-properties fo:language="es" fo:country="PY"/>
    </style:style>
    <style:style style:name="P240" style:family="paragraph" style:parent-style-name="Text_20_body" style:list-style-name="L72">
      <style:text-properties fo:color="#ff0000" fo:language="es" fo:country="PY"/>
    </style:style>
    <style:style style:name="P241" style:family="paragraph" style:parent-style-name="Text_20_body" style:list-style-name="L1">
      <style:paragraph-properties fo:margin-top="0in" fo:margin-bottom="0in"/>
      <style:text-properties fo:font-size="12pt" style:font-size-asian="12pt" style:font-size-complex="12pt"/>
    </style:style>
    <style:style style:name="P242" style:family="paragraph" style:parent-style-name="Text_20_body" style:list-style-name="L2">
      <style:paragraph-properties fo:margin-top="0in" fo:margin-bottom="0in"/>
      <style:text-properties fo:font-size="12pt" style:font-size-asian="12pt" style:font-size-complex="12pt"/>
    </style:style>
    <style:style style:name="P243"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44"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245"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246"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ES" style:font-name-asian="MS Mincho1" style:font-size-asian="12pt" style:font-size-complex="12pt"/>
    </style:style>
    <style:style style:name="P247"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48" style:family="paragraph" style:parent-style-name="Text_20_body" style:list-style-name="L4">
      <style:paragraph-properties fo:margin-left="-0.0102in" fo:margin-right="0in" fo:text-indent="0in" style:auto-text-indent="false"/>
    </style:style>
    <style:style style:name="P249"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250" style:family="paragraph" style:parent-style-name="Text_20_body" style:list-style-name="L6">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251" style:family="paragraph" style:parent-style-name="Text_20_body" style:list-style-name="L6">
      <style:paragraph-properties fo:margin-left="-0.0102in" fo:margin-right="0in" fo:text-indent="0in" style:auto-text-indent="false"/>
      <style:text-properties fo:language="es" fo:country="ES"/>
    </style:style>
    <style:style style:name="P252" style:family="paragraph" style:parent-style-name="Text_20_body" style:list-style-name="L17">
      <style:paragraph-properties fo:margin-left="-0.0102in" fo:margin-right="0in" fo:text-indent="0in" style:auto-text-indent="false"/>
      <style:text-properties fo:language="es" fo:country="ES"/>
    </style:style>
    <style:style style:name="P253" style:family="paragraph" style:parent-style-name="Text_20_body" style:list-style-name="L10">
      <style:paragraph-properties fo:margin-left="-0.0102in" fo:margin-right="0in" fo:text-indent="0in" style:auto-text-indent="false"/>
    </style:style>
    <style:style style:name="P254" style:family="paragraph" style:parent-style-name="Text_20_body" style:list-style-name="L10">
      <style:paragraph-properties fo:margin-left="-0.0102in" fo:margin-right="0in" fo:text-indent="0in" style:auto-text-indent="false"/>
      <style:text-properties fo:font-size="12pt" fo:language="es" fo:country="ES" style:font-name-asian="MS Mincho1" style:font-size-asian="12pt" style:font-size-complex="12pt"/>
    </style:style>
    <style:style style:name="P255" style:family="paragraph" style:parent-style-name="Text_20_body" style:list-style-name="L10">
      <style:paragraph-properties fo:margin-left="-0.0102in" fo:margin-right="0in" fo:text-indent="0in" style:auto-text-indent="false"/>
      <style:text-properties fo:font-size="12pt" fo:language="es" fo:country="PY" style:font-name-asian="MS Mincho1" style:font-size-asian="12pt" style:font-size-complex="12pt"/>
    </style:style>
    <style:style style:name="P256" style:family="paragraph" style:parent-style-name="Text_20_body" style:list-style-name="L11">
      <style:paragraph-properties fo:margin-left="-0.0102in" fo:margin-right="0in" fo:text-indent="0in" style:auto-text-indent="false"/>
    </style:style>
    <style:style style:name="P257" style:family="paragraph" style:parent-style-name="Text_20_body" style:list-style-name="L13">
      <style:paragraph-properties fo:margin-left="-0.0102in" fo:margin-right="0in" fo:text-indent="0in" style:auto-text-indent="false"/>
    </style:style>
    <style:style style:name="P258" style:family="paragraph" style:parent-style-name="Text_20_body" style:list-style-name="L14">
      <style:paragraph-properties fo:margin-left="-0.0102in" fo:margin-right="0in" fo:text-indent="0in" style:auto-text-indent="false"/>
    </style:style>
    <style:style style:name="P259" style:family="paragraph" style:parent-style-name="Text_20_body" style:list-style-name="L16">
      <style:paragraph-properties fo:margin-left="-0.0102in" fo:margin-right="0in" fo:text-indent="0in" style:auto-text-indent="false"/>
    </style:style>
    <style:style style:name="P260" style:family="paragraph" style:parent-style-name="Text_20_body" style:list-style-name="L17">
      <style:paragraph-properties fo:margin-left="-0.0102in" fo:margin-right="0in" fo:text-indent="0in" style:auto-text-indent="false"/>
    </style:style>
    <style:style style:name="P261" style:family="paragraph" style:parent-style-name="Text_20_body" style:list-style-name="L54">
      <style:paragraph-properties fo:margin-left="-0.0102in" fo:margin-right="0in" fo:text-indent="0in" style:auto-text-indent="false"/>
    </style:style>
    <style:style style:name="P262" style:family="paragraph" style:parent-style-name="Text_20_body" style:list-style-name="L17">
      <style:paragraph-properties fo:margin-left="-0.0102in" fo:margin-right="0in" fo:text-indent="0in" style:auto-text-indent="false"/>
      <style:text-properties fo:language="es" fo:country="PY"/>
    </style:style>
    <style:style style:name="P263" style:family="paragraph" style:parent-style-name="Text_20_body" style:list-style-name="L17">
      <style:paragraph-properties fo:margin-left="-0.0102in" fo:margin-right="0in" fo:text-indent="0in" style:auto-text-indent="false"/>
      <style:text-properties fo:color="#ff0000" fo:language="es" fo:country="PY"/>
    </style:style>
    <style:style style:name="P264" style:family="paragraph" style:parent-style-name="Text_20_body" style:list-style-name="L4">
      <style:paragraph-properties fo:margin-left="0in" fo:margin-right="0in" fo:text-indent="0in" style:auto-text-indent="false"/>
      <style:text-properties fo:language="es" fo:country="ES"/>
    </style:style>
    <style:style style:name="P265" style:family="paragraph" style:parent-style-name="Text_20_body" style:list-style-name="L8">
      <style:paragraph-properties fo:margin-left="0in" fo:margin-right="0in" fo:text-indent="0in" style:auto-text-indent="false"/>
      <style:text-properties fo:font-size="12pt" fo:language="es" fo:country="ES" style:font-name-asian="MS Mincho1" style:font-size-asian="12pt" style:font-size-complex="12pt"/>
    </style:style>
    <style:style style:name="P266"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67"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268" style:family="paragraph" style:parent-style-name="Text_20_body" style:list-style-name="L15">
      <style:paragraph-properties fo:margin-top="0in" fo:margin-bottom="0.2in" fo:line-height="150%">
        <style:tab-stops/>
      </style:paragraph-properties>
      <style:text-properties fo:language="es" fo:country="ES"/>
    </style:style>
    <style:style style:name="P269" style:family="paragraph" style:parent-style-name="Text_20_body" style:list-style-name="L26"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270" style:family="paragraph" style:parent-style-name="Text_20_body" style:list-style-name="L63"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271" style:family="paragraph" style:parent-style-name="Text_20_body" style:list-style-name="L26">
      <style:paragraph-properties fo:margin-left="-0.0102in" fo:margin-right="0in" fo:margin-top="0in" fo:margin-bottom="0.2in" fo:line-height="150%" fo:text-align="justify" style:justify-single-word="false" fo:text-indent="0.0102in" style:auto-text-indent="false">
        <style:tab-stops/>
      </style:paragraph-properties>
    </style:style>
    <style:style style:name="P272" style:family="paragraph" style:parent-style-name="Text_20_body" style:list-style-name="L26"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3" style:family="paragraph" style:parent-style-name="Text_20_body" style:list-style-name="L26">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4" style:family="paragraph" style:parent-style-name="Text_20_body" style:list-style-name="L62">
      <style:paragraph-properties fo:margin-left="0.9846in" fo:margin-right="0in" fo:text-indent="-0.25in" style:auto-text-indent="false"/>
    </style:style>
    <style:style style:name="P275" style:family="paragraph" style:parent-style-name="Text_20_body" style:list-style-name="L68">
      <style:paragraph-properties fo:margin-left="0.9846in" fo:margin-right="0in" fo:text-indent="-0.25in" style:auto-text-indent="false"/>
    </style:style>
    <style:style style:name="P276" style:family="paragraph" style:parent-style-name="Text_20_body" style:master-page-name="Standard">
      <style:paragraph-properties style:page-number="auto"/>
    </style:style>
    <style:style style:name="P277" style:family="paragraph" style:parent-style-name="Bibliography_20_1" style:master-page-name="First_20_Page">
      <style:paragraph-properties style:page-number="auto"/>
      <style:text-properties fo:language="es" fo:country="ES"/>
    </style:style>
    <style:style style:name="P278" style:family="paragraph" style:parent-style-name="Bibliography_20_1" style:master-page-name="First_20_Page">
      <style:paragraph-properties style:page-number="2"/>
      <style:text-properties fo:language="es" fo:country="ES"/>
    </style:style>
    <style:style style:name="P279"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280" style:family="paragraph" style:parent-style-name="Title" style:master-page-name="Standard">
      <style:paragraph-properties fo:text-align="start" style:justify-single-word="false" style:page-number="1"/>
    </style:style>
    <style:style style:name="P281" style:family="paragraph" style:parent-style-name="Title" style:master-page-name="Standard">
      <style:paragraph-properties fo:text-align="start" style:justify-single-word="false" style:page-number="auto" fo:break-before="page"/>
    </style:style>
    <style:style style:name="P282" style:family="paragraph" style:parent-style-name="Title" style:master-page-name="Standard">
      <style:paragraph-properties fo:text-align="start" style:justify-single-word="false" style:page-number="auto"/>
    </style:style>
    <style:style style:name="P283" style:family="paragraph" style:parent-style-name="Title" style:master-page-name="Standard">
      <style:paragraph-properties style:page-number="auto"/>
      <style:text-properties fo:language="es" fo:country="ES" style:font-name-asian="MS Mincho1"/>
    </style:style>
    <style:style style:name="P284" style:family="paragraph" style:parent-style-name="Title" style:master-page-name="Standard">
      <style:paragraph-properties fo:text-align="start" style:justify-single-word="false" style:page-number="auto"/>
      <style:text-properties fo:language="es" fo:country="ES" style:font-name-asian="MS Mincho1"/>
    </style:style>
    <style:style style:name="P285"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1" style:font-size-asian="18pt" style:font-size-complex="18pt"/>
    </style:style>
    <style:style style:name="P286"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1" style:font-size-asian="18pt" style:font-size-complex="18pt"/>
    </style:style>
    <style:style style:name="P287" style:family="paragraph" style:parent-style-name="Figuras" style:list-style-name="L4"/>
    <style:style style:name="P288" style:family="paragraph" style:parent-style-name="Figuras" style:list-style-name="L10"/>
    <style:style style:name="P289" style:family="paragraph" style:parent-style-name="Figuras" style:list-style-name="L12"/>
    <style:style style:name="P290" style:family="paragraph" style:parent-style-name="Figuras" style:list-style-name="L7">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291" style:family="paragraph" style:parent-style-name="Figuras" style:list-style-name="L7">
      <style:paragraph-properties fo:margin-left="-0.0102in" fo:margin-right="0in" fo:text-indent="0in" style:auto-text-indent="false"/>
      <style:text-properties fo:font-size="12pt" fo:language="es" fo:country="ES" style:font-name-asian="MS Mincho1" style:font-size-asian="12pt" style:font-size-complex="12pt"/>
    </style:style>
    <style:style style:name="P292" style:family="paragraph" style:parent-style-name="Contents_20_1">
      <style:paragraph-properties>
        <style:tab-stops>
          <style:tab-stop style:position="6.1102in" style:type="right" style:leader-style="dotted" style:leader-text="."/>
        </style:tab-stops>
      </style:paragraph-properties>
    </style:style>
    <style:style style:name="P293" style:family="paragraph" style:parent-style-name="Contents_20_2">
      <style:paragraph-properties>
        <style:tab-stops>
          <style:tab-stop style:position="5.9138in" style:type="right" style:leader-style="dotted" style:leader-text="."/>
        </style:tab-stops>
      </style:paragraph-properties>
    </style:style>
    <style:style style:name="P294" style:family="paragraph" style:parent-style-name="Contents_20_3">
      <style:paragraph-properties>
        <style:tab-stops>
          <style:tab-stop style:position="5.7173in" style:type="right" style:leader-style="dotted" style:leader-text="."/>
        </style:tab-stops>
      </style:paragraph-properties>
    </style:style>
    <style:style style:name="P295" style:family="paragraph" style:parent-style-name="Tablas" style:list-style-name="L10"/>
    <style:style style:name="P296" style:family="paragraph" style:parent-style-name="Subtitulo2" style:list-style-name="L26"/>
    <style:style style:name="P297" style:family="paragraph" style:parent-style-name="Subtitulo2" style:list-style-name="L43"/>
    <style:style style:name="P298"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299" style:family="paragraph" style:parent-style-name="Subtitulo2" style:list-style-name="L6">
      <style:paragraph-properties fo:margin-left="-0.0102in" fo:margin-right="0in" fo:text-indent="0in" style:auto-text-indent="false"/>
    </style:style>
    <style:style style:name="P300" style:family="paragraph" style:parent-style-name="Subtitulo2" style:list-style-name="L8">
      <style:paragraph-properties fo:margin-left="0.0102in" fo:margin-right="0in" fo:text-indent="0in" style:auto-text-indent="false">
        <style:tab-stops/>
      </style:paragraph-properties>
    </style:style>
    <style:style style:name="P301" style:family="paragraph" style:parent-style-name="Subtitulo2" style:list-style-name="L10">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302"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P303" style:family="paragraph" style:parent-style-name="Subtitulo2" style:list-style-name="L36">
      <style:paragraph-properties fo:margin-left="0in" fo:margin-right="0in" fo:text-indent="0in" style:auto-text-indent="false">
        <style:tab-stops/>
      </style:paragraph-properties>
    </style:style>
    <style:style style:name="P304" style:family="paragraph" style:parent-style-name="List_20_Paragraph" style:list-style-name="WW8Num1">
      <style:paragraph-properties fo:margin-left="0in" fo:margin-right="0in" fo:text-indent="0in" style:auto-text-indent="false"/>
      <style:text-properties fo:font-weight="bold" style:font-weight-asian="bold"/>
    </style:style>
    <style:style style:name="P305" style:family="paragraph" style:parent-style-name="List_20_Paragraph" style:list-style-name="WW8Num1">
      <style:paragraph-properties fo:margin-left="0in" fo:margin-right="0in" fo:margin-top="0.1665in" fo:margin-bottom="0.139in" fo:text-indent="0in" style:auto-text-indent="false"/>
      <style:text-properties fo:font-weight="bold" style:font-weight-asian="bold"/>
    </style:style>
    <style:style style:name="P306"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font-weight="bold" style:font-name-asian="MS Mincho1" style:font-weight-asian="bold" style:font-weight-complex="bold"/>
    </style:style>
    <style:style style:name="T13" style:family="text">
      <style:text-properties style:font-name="Times New Roman" fo:font-weight="bold" style:font-weight-asian="bold"/>
    </style:style>
    <style:style style:name="T14" style:family="text">
      <style:text-properties style:font-name="Times New Roman" fo:font-weight="bold" style:font-size-asian="12pt" style:language-asian="es" style:country-asian="ES" style:font-weight-asian="bold" style:font-size-complex="12pt" style:font-weight-complex="bold"/>
    </style:style>
    <style:style style:name="T15" style:family="text">
      <style:text-properties style:font-name="Times New Roman" fo:font-weight="bold" style:font-size-asian="12pt" style:language-asian="es" style:country-asian="ES" style:font-weight-asian="bold" style:font-name-complex="CMUSansSerif" style:font-size-complex="12pt"/>
    </style:style>
    <style:style style:name="T16"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7" style:family="text">
      <style:text-properties style:font-name="Times New Roman" fo:font-size="12pt" fo:language="es" fo:country="ES" style:font-name-asian="MS Mincho1" style:font-size-asian="12pt" style:font-size-complex="12pt"/>
    </style:style>
    <style:style style:name="T18"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19" style:family="text">
      <style:text-properties style:font-name="Times New Roman" fo:font-size="12pt" style:font-name-asian="MS Mincho1" style:font-size-asian="12pt" style:font-size-complex="12pt"/>
    </style:style>
    <style:style style:name="T20" style:family="text">
      <style:text-properties style:font-name="Times New Roman" fo:font-size="12pt" style:font-name-asian="Arial1" style:font-size-asian="12pt" style:font-name-complex="Arial1" style:font-size-complex="12pt"/>
    </style:style>
    <style:style style:name="T21"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style:font-name-asian="MS Mincho1" style:font-size-asian="12pt" style:font-style-asian="italic" style:font-size-complex="12pt"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style:font-name-asian="MS Mincho1" style:font-size-asian="12pt" style:font-style-asian="normal" style:font-size-complex="12pt" style:font-style-complex="normal"/>
    </style:style>
    <style:style style:name="T25" style:family="text">
      <style:text-properties style:font-name="Times New Roman" fo:font-size="12pt" fo:language="es" fo:country="PY" fo:font-style="normal" style:font-size-asian="12pt" style:font-style-asian="normal" style:font-size-complex="12pt" style:font-style-complex="normal"/>
    </style:style>
    <style:style style:name="T26" style:family="text">
      <style:text-properties style:font-name="Times New Roman" style:language-asian="es" style:country-asian="ES"/>
    </style:style>
    <style:style style:name="T27" style:family="text">
      <style:text-properties style:font-name="Times New Roman" style:font-size-asian="12pt" style:language-asian="es" style:country-asian="ES" style:font-size-complex="12pt"/>
    </style:style>
    <style:style style:name="T28" style:family="text">
      <style:text-properties style:font-name="Times New Roman" style:font-size-asian="12pt" style:language-asian="es" style:country-asian="ES" style:font-name-complex="CMUSansSerif" style:font-size-complex="12pt"/>
    </style:style>
    <style:style style:name="T29" style:family="text">
      <style:text-properties fo:color="#ff0000"/>
    </style:style>
    <style:style style:name="T30" style:family="text">
      <style:text-properties fo:color="#ff0000" style:font-name="Times New Roman" fo:language="es" fo:country="ES" style:font-name-asian="MS Mincho1"/>
    </style:style>
    <style:style style:name="T31" style:family="text">
      <style:text-properties fo:language="es" fo:country="PY"/>
    </style:style>
    <style:style style:name="T32" style:family="text">
      <style:text-properties fo:language="es" fo:country="PY" fo:font-style="italic" style:font-style-asian="italic" style:font-style-complex="italic"/>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n" fo:country="US" style:font-name-asian="Calibri" style:font-name-complex="Calibri"/>
    </style:style>
    <style:style style:name="T36" style:family="text">
      <style:text-properties fo:language="es" fo:country="ES"/>
    </style:style>
    <style:style style:name="T37" style:family="text">
      <style:text-properties fo:language="es" fo:country="ES" style:font-name-asian="MS Mincho1"/>
    </style:style>
    <style:style style:name="T38" style:family="text">
      <style:text-properties fo:language="es" fo:country="ES" fo:font-weight="normal" style:font-name-asian="MS Mincho1" style:font-weight-asian="normal" style:font-weight-complex="normal"/>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bold" style:font-name-asian="MS Mincho1" style:font-size-asian="12pt" style:font-weight-asian="bold" style:font-size-complex="12pt" style:font-weight-complex="bold"/>
    </style:style>
    <style:style style:name="T42" style:family="text">
      <style:text-properties fo:font-size="12pt" style:font-name-asian="MS Mincho1" style:font-size-asian="12pt" style:font-size-complex="12pt"/>
    </style:style>
    <style:style style:name="T43" style:family="text">
      <style:text-properties fo:font-size="12pt" fo:font-style="italic" style:font-name-asian="MS Mincho1" style:font-size-asian="12pt" style:font-style-asian="italic" style:font-size-complex="12pt" style:font-style-complex="italic"/>
    </style:style>
    <style:style style:name="T44" style:family="text">
      <style:text-properties fo:font-size="12pt" fo:language="en" fo:country="US" style:font-name-asian="MS Mincho1" style:font-size-asian="12pt" style:font-size-complex="12pt"/>
    </style:style>
    <style:style style:name="T45" style:family="text">
      <style:text-properties fo:font-size="12pt" fo:language="es" fo:country="ES" style:font-name-asian="MS Mincho1" style:font-size-asian="12pt" style:font-size-complex="12pt"/>
    </style:style>
    <style:style style:name="T46" style:family="text">
      <style:text-properties fo:font-size="12pt" fo:language="es" fo:country="ES" fo:font-weight="bold" style:font-name-asian="MS Mincho1" style:font-size-asian="12pt" style:font-weight-asian="bold" style:font-size-complex="12pt" style:font-weight-complex="bold"/>
    </style:style>
    <style:style style:name="T47" style:family="text">
      <style:text-properties fo:font-size="12pt" fo:language="es" fo:country="ES" fo:font-style="italic" style:font-name-asian="MS Mincho1" style:font-size-asian="12pt" style:font-style-asian="italic" style:font-size-complex="12pt"/>
    </style:style>
    <style:style style:name="T48" style:family="text">
      <style:text-properties fo:font-size="12pt" fo:language="es" fo:country="ES" fo:font-style="italic" style:font-name-asian="MS Mincho1" style:font-size-asian="12pt" style:font-style-asian="italic" style:font-size-complex="12pt" style:font-style-complex="italic"/>
    </style:style>
    <style:style style:name="T49" style:family="text">
      <style:text-properties fo:font-size="12pt" fo:language="es" fo:country="PY" style:font-name-asian="MS Mincho1" style:font-size-asian="12pt" style:font-size-complex="12pt"/>
    </style:style>
    <style:style style:name="T50" style:family="text">
      <style:text-properties fo:font-size="12pt" fo:letter-spacing="normal" fo:language="es" fo:country="ES" style:font-name-asian="Arial1" style:font-size-asian="12pt" style:font-name-complex="Arial1" style:font-size-complex="12pt" style:text-scale="100%"/>
    </style:style>
    <style:style style:name="T51"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2" style:family="text">
      <style:text-properties fo:font-style="italic"/>
    </style:style>
    <style:style style:name="T53" style:family="text">
      <style:text-properties fo:font-style="italic" style:font-style-asian="italic" style:font-style-complex="italic"/>
    </style:style>
    <style:style style:name="T54" style:family="text">
      <style:text-properties fo:font-style="italic" style:font-name-asian="Arial1" style:font-style-asian="italic" style:font-name-complex="Arial1" style:font-style-complex="italic"/>
    </style:style>
    <style:style style:name="T55" style:family="text">
      <style:text-properties style:font-name="Times New Roman2" fo:font-size="11pt" style:font-name-asian="Times New Roman2" style:font-size-asian="11pt" style:font-name-complex="Times New Roman2" style:font-size-complex="11pt"/>
    </style:style>
    <style:style style:name="T56"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7" style:family="text">
      <style:text-properties fo:font-style="normal" style:font-style-asian="normal" style:font-style-complex="normal"/>
    </style:style>
    <style:style style:name="T58" style:family="text">
      <style:text-properties style:font-name-asian="Arial1" style:font-name-complex="Arial1"/>
    </style:style>
    <style:style style:name="T59" style:family="text">
      <style:text-properties style:font-name="Calibri" fo:language="en" fo:country="US" style:font-name-asian="Calibri" style:font-name-complex="Calibri"/>
    </style:style>
    <style:style style:name="T60" style:family="text">
      <style:text-properties fo:font-size="10pt" style:text-underline-style="solid" style:text-underline-width="auto" style:text-underline-color="font-color" style:font-size-asian="10pt" style:font-size-complex="10pt"/>
    </style:style>
    <style:style style:name="T61" style:family="text">
      <style:text-properties fo:font-size="10pt" style:font-size-asian="10pt" style:font-size-complex="10pt"/>
    </style:style>
    <style:style style:name="T62" style:family="text">
      <style:text-properties fo:font-size="10pt" style:text-underline-style="none" style:font-size-asian="10pt" style:font-size-complex="10pt"/>
    </style:style>
    <style:style style:name="T63" style:family="text">
      <style:text-properties fo:font-weight="normal" style:font-weight-asian="normal" style:font-weight-complex="normal"/>
    </style:style>
    <style:style style:name="T64" style:family="text">
      <style:text-properties fo:font-size="11pt" fo:language="es" fo:country="ES" style:font-size-asian="11pt" style:font-size-complex="11pt"/>
    </style:style>
    <style:style style:name="T65" style:family="text">
      <style:text-properties fo:font-size="11pt" fo:language="es" fo:country="ES" fo:font-style="italic" style:font-size-asian="11pt" style:font-style-asian="italic" style:font-size-complex="11pt" style:font-style-complex="italic"/>
    </style:style>
    <style:style style:name="T66" style:family="text">
      <style:text-properties style:font-name-complex="CMUSansSerif"/>
    </style:style>
    <style:style style:name="T67" style:family="text">
      <style:text-properties style:use-window-font-color="true"/>
    </style:style>
    <style:style style:name="T68" style:family="text">
      <style:text-properties style:use-window-font-color="true" fo:letter-spacing="normal" style:font-name-asian="Arial1" style:font-name-complex="Arial1" style:text-scale="100%"/>
    </style:style>
    <style:style style:name="T69" style:family="text">
      <style:text-properties fo:color="#000000" fo:letter-spacing="normal" fo:language="es" fo:country="ES" style:font-name-asian="Arial1" style:font-name-complex="Arial1" style:text-scale="100%"/>
    </style:style>
    <style:style style:name="T70" style:family="text">
      <style:text-properties fo:color="#000000" fo:letter-spacing="normal" fo:language="es" fo:country="ES" fo:font-style="italic" style:font-name-asian="Arial1" style:font-style-asian="italic" style:font-name-complex="Arial1" style:font-style-complex="italic" style:text-scale="100%"/>
    </style:style>
    <style:style style:name="T71" style:family="text">
      <style:text-properties fo:color="#000000" fo:letter-spacing="normal" style:font-name-asian="Arial1" style:font-name-complex="Arial1" style:text-scale="100%"/>
    </style:style>
    <style:style style:name="T72" style:family="text">
      <style:text-properties fo:color="#000000" fo:letter-spacing="normal" fo:font-style="italic" style:font-name-asian="Arial1" style:font-style-asian="italic" style:font-name-complex="Arial1" style:font-style-complex="italic" style:text-scale="100%"/>
    </style:style>
    <style:style style:name="T73" style:family="text">
      <style:text-properties style:font-name-asian="MS Mincho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278"/>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279">Agradecimientos</text:p>
      <text:p text:style-name="P14"/>
      <text:p text:style-name="P22">Resumen</text:p>
      <text:p text:style-name="P14"/>
      <text:p text:style-name="P22">Abstract</text:p>
      <text:p text:style-name="P14"/>
      <text:p text:style-name="P27"/>
      <text:p text:style-name="P21">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292">Agradecimientos<text:tab/>2</text:p>
          <text:p text:style-name="P292">Resumen<text:tab/>3</text:p>
          <text:p text:style-name="P292">Abstract<text:tab/>4</text:p>
          <text:p text:style-name="P292">Tabla de Contenido<text:tab/>5</text:p>
          <text:p text:style-name="P292">Lista de Figuras y Tablas<text:tab/>9</text:p>
          <text:p text:style-name="P292">Capítulo 1<text:tab/>1</text:p>
          <text:p text:style-name="P292">Introducción<text:tab/>1</text:p>
          <text:p text:style-name="P293">1.1 Conceptos básicos<text:tab/>1</text:p>
          <text:p text:style-name="P293">1.2 Análisis Actual<text:tab/>2</text:p>
          <text:p text:style-name="P293">1.3 Objetivos<text:tab/>6</text:p>
          <text:p text:style-name="P293">1.4 <text:s/>Metodología Utilizada<text:tab/>7</text:p>
          <text:p text:style-name="P293">1.5 <text:s/>Estructura del documento<text:tab/>7</text:p>
          <text:p text:style-name="P292">Capítulo 2<text:tab/>8</text:p>
          <text:p text:style-name="P292">Modelo de procesos tradicionales<text:tab/>8</text:p>
          <text:p text:style-name="P293">2.1 <text:s/>Modelo en Cascada<text:tab/>9</text:p>
          <text:p text:style-name="P293">2.2 <text:s/>Modelo en Espiral<text:tab/>11</text:p>
          <text:p text:style-name="P293">2.3 <text:s/>Entrega por Etapas<text:tab/>13</text:p>
          <text:p text:style-name="P293">2.4 <text:s/>Modelo de Entrega Evolutiva<text:tab/>15</text:p>
          <text:p text:style-name="P293">2.5 <text:s/>Desarrollo basado en componentes.<text:tab/>16</text:p>
          <text:p text:style-name="P292">Capítulo 3<text:tab/>18</text:p>
          <text:p text:style-name="P292">Modelos de mejora de procesos<text:tab/>18</text:p>
          <text:p text:style-name="P293">3.1 <text:s/>ISO/IEC 12207<text:tab/>19</text:p>
          <text:p text:style-name="P294">3.1.1 <text:s/>Normas de Referencia<text:tab/>19</text:p>
          <text:p text:style-name="P294">3.1.2 <text:s/>Estructura<text:tab/>20</text:p>
          <text:p text:style-name="P294">3.1.3 <text:s/>Estado actual <text:tab/>21</text:p>
          <text:p text:style-name="P293">3.2 ISO/IEC 15504<text:tab/>22</text:p>
          <text:p text:style-name="P294">3.2.1 <text:s/>Normas de Referencia<text:tab/>22</text:p>
          <text:p text:style-name="P294">3.2.2 <text:s/>Estructura<text:tab/>23</text:p>
          <text:p text:style-name="P294">3.2.3 <text:s/>Estado actual<text:tab/>24</text:p>
          <text:p text:style-name="P293">3.3 MOPROSOFT<text:tab/>24</text:p>
          <text:p text:style-name="P294">3.3.1 Relación con estándares y modelos<text:tab/>25</text:p>
          <text:p text:style-name="P294"><text:soft-page-break/>3.3.2 Estructura<text:tab/>26</text:p>
          <text:p text:style-name="P294">3.3.3 Estado Actual<text:tab/>27</text:p>
          <text:p text:style-name="P293">3.4 <text:s/>MPS-BR<text:tab/>28</text:p>
          <text:p text:style-name="P294">3.4.1 Relación con estándares y modelos<text:tab/>28</text:p>
          <text:p text:style-name="P294">3.4.2 Estructura<text:tab/>28</text:p>
          <text:p text:style-name="P294">3.4.3 Estado Actual<text:tab/>31</text:p>
          <text:p text:style-name="P293">3.5 <text:s/>Light <text:s/>MECPDS<text:tab/>31</text:p>
          <text:p text:style-name="P294">3.5.1 <text:s/>Relación con modelos y estándares.<text:tab/>31</text:p>
          <text:p text:style-name="P294">3.5.2 <text:s/>Estructura<text:tab/>31</text:p>
          <text:p text:style-name="P292">Capítulo 4<text:tab/>34</text:p>
          <text:p text:style-name="P292">Propuesta – Fases Iniciales del Desarrollo<text:tab/>34</text:p>
          <text:p text:style-name="P293">4.1 <text:s/>Infomes oficiales de estudios de mercado<text:tab/>34</text:p>
          <text:p text:style-name="P293">4.2 Conclusión de informes<text:tab/>36</text:p>
          <text:p text:style-name="P293">4.3 Descripción de la propuesta: Procesos de Calidad<text:tab/>36</text:p>
          <text:p text:style-name="P293">4.4 Patrón de descripción de proceso<text:tab/>41</text:p>
          <text:p text:style-name="P294">4.4.1 <text:s/>Nombre del proceso<text:tab/>41</text:p>
          <text:p text:style-name="P294">4.4.2 <text:s/>Propósitos y objetivos<text:tab/>41</text:p>
          <text:p text:style-name="P294">4.4.3 <text:s/>Fundamentación Teórica<text:tab/>42</text:p>
          <text:p text:style-name="P294">4.4.4 <text:s/>Roles<text:tab/>42</text:p>
          <text:p text:style-name="P294">4.4.5 <text:s/>Actividades<text:tab/>42</text:p>
          <text:p text:style-name="P294">4.4.6 <text:s/>Flujos alternos<text:tab/>42</text:p>
          <text:p text:style-name="P294">4.4.7 <text:s/>Recomendaciones<text:tab/>42</text:p>
          <text:p text:style-name="P294">4.4.8 <text:s/>Diagrama de flujo de proceso<text:tab/>43</text:p>
          <text:p text:style-name="P294">4.4.9 <text:s/>Evaluación del proceso<text:tab/>43</text:p>
          <text:p text:style-name="P292">Capitulo 5<text:tab/>44</text:p>
          <text:p text:style-name="P292">De los requerimientos, análisis y diseño<text:tab/>44</text:p>
          <text:p text:style-name="P293">5.1 Proceso: Relevamiento de Requerimientos<text:tab/>44</text:p>
          <text:p text:style-name="P294">5.1.1 <text:s/>Propósitos y objetivos:<text:tab/>44</text:p>
          <text:p text:style-name="P294">5.1.2 <text:s text:c="2"/>Fundamentación teórica:<text:tab/>45</text:p>
          <text:p text:style-name="P294">5.1.3 <text:s text:c="2"/>Roles:<text:tab/>46</text:p>
          <text:p text:style-name="P294">5.1.4 <text:s text:c="2"/>Actividades <text:tab/>47</text:p>
          <text:p text:style-name="P294">5.1.5 <text:s/>Flujos alternos.<text:tab/>49</text:p>
          <text:p text:style-name="P294"><text:soft-page-break/>5.1.6 <text:s/>Recomendaciones<text:tab/>50</text:p>
          <text:p text:style-name="P294">5.1.7 <text:s/>Diagrama de flujo de procesos<text:tab/>51</text:p>
          <text:p text:style-name="P294">5.1.8 <text:s/>Matriz de Evaluación.<text:tab/>52</text:p>
          <text:p text:style-name="P293">5.2 Proceso: Administración de Requerimientos<text:tab/>52</text:p>
          <text:p text:style-name="P294">5.2.1 <text:s/>Propósitos y objetivos:<text:tab/>52</text:p>
          <text:p text:style-name="P294">5.2.2 <text:s/>Fundamentación teórica<text:tab/>53</text:p>
          <text:p text:style-name="P294">5.2.3 <text:s/>Roles<text:tab/>53</text:p>
          <text:p text:style-name="P294">5.2.4 <text:s/>Actividades<text:tab/>54</text:p>
          <text:p text:style-name="P294">5.2.5 <text:s/>Flujos alternos<text:tab/>55</text:p>
          <text:p text:style-name="P294">5.2.6 <text:s/>Recomendaciones<text:tab/>56</text:p>
          <text:p text:style-name="P294">5.2.7 <text:s/>Diagrama de flujo de procesos<text:tab/>57</text:p>
          <text:p text:style-name="P294">5.2.8 <text:s/>Matriz de Evaluación<text:tab/>57</text:p>
          <text:p text:style-name="P293">5.3 Proceso: Análisis y Diseño<text:tab/>58</text:p>
          <text:p text:style-name="P294">5.3.1 <text:s/>Propósitos y objetivos:<text:tab/>58</text:p>
          <text:p text:style-name="P294">5.3.2 <text:s/>Fundamentación teórica<text:tab/>58</text:p>
          <text:p text:style-name="P294">5.3.3 <text:s/>Roles<text:tab/>60</text:p>
          <text:p text:style-name="P294">5.3.4 <text:s/>Actividades<text:tab/>61</text:p>
          <text:p text:style-name="P294">5.3.5 <text:s/>Flujos alternos<text:tab/>63</text:p>
          <text:p text:style-name="P294">5.3.6 <text:s/>Recomendaciones<text:tab/>63</text:p>
          <text:p text:style-name="P294">5.3.7 <text:s/>Diagrama de flujo de procesos<text:tab/>64</text:p>
          <text:p text:style-name="P294">5.3.8 <text:s/>Matriz de evaluación<text:tab/>65</text:p>
          <text:p text:style-name="P292">Capitulo 6<text:tab/>66</text:p>
          <text:p text:style-name="P292">Caso de Estudio: Aplicación a proyecto<text:tab/>66</text:p>
          <text:p text:style-name="P292">Capitulo 7<text:tab/>67</text:p>
          <text:p text:style-name="P292">Conclusiones y trabajos futuros<text:tab/>67</text:p>
          <text:p text:style-name="P292">Bibliografía<text:tab/>68</text:p>
          <text:p text:style-name="P292">Anexo A<text:tab/>70</text:p>
          <text:p text:style-name="P292">Cuestionario base de Encuesta<text:tab/>70</text:p>
          <text:p text:style-name="P292">Anexo B<text:tab/>72</text:p>
          <text:p text:style-name="P292">Documentación de requerimientos<text:tab/>72</text:p>
          <text:p text:style-name="P292">Anexo C<text:tab/>78</text:p>
          <text:p text:style-name="P292">Formulario de registro de solicitudes de clientes<text:tab/>78</text:p>
          <text:p text:style-name="P292"><text:soft-page-break/>Anexo D<text:tab/>79</text:p>
          <text:p text:style-name="P292">Documentación de estudio de factibilidad y viabilidad<text:tab/>79</text:p>
          <text:p text:style-name="P292">Anexo E<text:tab/>80</text:p>
          <text:p text:style-name="P292">Formulario de cambio o ingreso de nuevos requerimientos.<text:tab/>80</text:p>
          <text:p text:style-name="P292">Anexo F<text:tab/>81</text:p>
          <text:p text:style-name="P292">Documento de estudio de implementación<text:tab/>81</text:p>
        </text:index-body>
      </text:table-of-content>
      <text:p text:style-name="P92"/>
      <text:p text:style-name="P22">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19">Fig. 1.1. Conocimiento de Modelos de Procesos internacionales y regionales<text:tab/>4</text:p>
          <text:p text:style-name="P119">Fig. 1.2. Aplicación de conceptos de procesos.<text:tab/>4</text:p>
          <text:p text:style-name="P119">Fig. 1.3. Control y gestión de riesgos<text:tab/>5</text:p>
          <text:p text:style-name="P119">Fig. 1.4. Formulación de plan de proyectos en fases iniciales.<text:tab/>6</text:p>
          <text:p text:style-name="P119">Fig. 2.1. Modelo en Cascada [Sommerville2005]<text:tab/>9</text:p>
          <text:p text:style-name="P119">Fig. 2.2. Modelo en Espiral<text:tab/>12</text:p>
          <text:p text:style-name="P119">Fig. 2.3. Modelo de Entrega por Etapas [McConnell1996]<text:tab/>14</text:p>
          <text:p text:style-name="P119">Fig. 2.4. Modelo de entrega evolutiva.<text:tab/>15</text:p>
          <text:p text:style-name="P119">Fig. 2.5. Modelo basado en componentes[Sommerville2005]<text:tab/>17</text:p>
          <text:p text:style-name="P119">Fig. 3.1. Calidad basada en procesos<text:tab/>18</text:p>
          <text:p text:style-name="P119">Fig. 3.2. <text:s/>Procesos del ciclo de vida<text:tab/>21</text:p>
          <text:p text:style-name="P119">Fig. 3.3 Relación entre las partes definidas en ISO/IEC 15504 <text:tab/>24</text:p>
          <text:p text:style-name="P119">Fig. 3.4 Diagrama de Categoría de Procesos [MoProSoft2005]<text:tab/>26</text:p>
          <text:p text:style-name="P119">Fig. 3.5. Componentes del MPS.BR<text:tab/>30</text:p>
          <text:p text:style-name="P119">Fig. 3.6 <text:s/>Estructura del Light MECPDS<text:tab/>32</text:p>
          <text:p text:style-name="P119">Fig. 4.1 Estándares y normas relacionados con los procesos propuestos.<text:tab/>38</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19">Tabla 3.1 Procesos del MoProSoft <text:tab/>21</text:p>
          <text:p text:style-name="P119">Tabla 3.2 Niveles y Procesos del programa MPS.BR<text:tab/>25</text:p>
        </text:index-body>
      </text:user-index>
      <text:p text:style-name="P32"/>
      <text:p text:style-name="P280"/>
      <text:p text:style-name="P25">Capítulo 1</text:p>
      <text:p text:style-name="P25">Introducción</text:p>
      <text:p text:style-name="P44"/>
      <text:p text:style-name="P45">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45"><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40613891" text:style-name="L1">
        <text:list-item>
          <text:p text:style-name="P241">¿Cómo obtener un software con calidad?</text:p>
        </text:list-item>
      </text:list>
      <text:list xml:id="list40607506" text:style-name="L2">
        <text:list-item>
          <text:p text:style-name="P242">¿Cómo evaluar la calidad del software?</text:p>
        </text:list-item>
      </text:list>
      <text:p text:style-name="Subtitle">1.1 Conceptos básicos</text:p>
      <text:p text:style-name="P45"><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37">El término “calidad” actualmente es muy requerido en productos de software. Algunos conceptos de calidad de software que se encuentran en la literatura son:</text:p>
      <text:list xml:id="list40622630" text:style-name="WW8Num7">
        <text:list-item>
          <text:p text:style-name="P150"><text:soft-page-break/>“Concordancia con los requerimientos funcionales y de rendimiento <text:span text:style-name="T31">explícitamente</text:span> establecidos con los estándares de desarrollo <text:span text:style-name="T31">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65">“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5">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37">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31">1.2 Análisis Actual</text:p>
      <text:p text:style-name="P45"><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40">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37"><text:soft-page-break/>A partir de esto, fueron creados modelos de procesos de calidad (internacionales o regionales) para la producción del software.</text:p>
      <text:p text:style-name="P40">Durante la realización de este trabajo se realizaron <text:s/>estudios tomando una muestra de 23 empresas a nivel local las cuales demuestran aspectos específicos relacionados con este trabajo. </text:p>
      <text:p text:style-name="P40">Un punto importante de destacar es el interés de algunas instituciones hacia modelos orientados a procesos o certificaciones de calidad, así también como técnicas de relevamiento de requerimientos para una mejor comunicación con los usuarios.</text:p>
      <text:p text:style-name="P50"><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38">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38">Con respecto a la planificación, se observa la falta de planificación debido a un gran porcentaje que no realiza este proceso que es de vital importancia en proyectos medianos o grandes.</text:p>
      <text:p text:style-name="P45">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5"><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45"><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text:span><text:span text:style-name="T30"> </text:span><text:span text:style-name="T6">documentaciones de los procesos realizados.</text:span></text:p>
      <text:p text:style-name="Figuras"><draw:frame draw:style-name="fr5" draw:name="Objeto3" text:anchor-type="paragraph" svg:x="0.1055in" svg:y="0.1598in" svg:width="2.7827in" svg:height="2.1217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3.9937in" svg:height="2.2008in"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45"><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planificación puede ser un punto muy importante para el desarrollo del proyecto; así como también para determinar la calidad del software.</text:span></text:p>
      <text:p text:style-name="P55">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37"/>
      <text:p text:style-name="P56"><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12">Fig. 1.4.</text:span><text:span text:style-name="T5"> Formulación de plan de proyectos en fases iniciales.</text:span></text:p>
      <text:p text:style-name="P33">1.3 Objetivos</text:p>
      <text:p text:style-name="P41">1.3.1 Objetivo Principal</text:p>
      <text:p text:style-name="P45"><text:span text:style-name="T6">Presentar un </text:span><text:span text:style-name="T6"><text:s/>modelo de procesos para las fases de relevamiento de requerimientos y análisis que se ajusten al mercado nacional de desarrollo de software, con el fin de mejorar el proceso de desarrollo para la obtención de un producto eficiente.</text:span></text:p>
      <text:p text:style-name="P41">1.3.2 Objetivos Específicos</text:p>
      <text:list xml:id="list40614429" text:style-name="WW8Num5">
        <text:list-item>
          <text:p text:style-name="P151">Realizar un estudio sobre diversos modelos de procesos que rigen a nivel mundial y regional.</text:p>
        </text:list-item>
        <text:list-item>
          <text:p text:style-name="P151">Definir características principales, diferencias, ventajas y desventajas de cada modelo comparando cada mercado con el estado actual del país.</text:p>
        </text:list-item>
        <text:list-item>
          <text:p text:style-name="P166">Desarrollar procesos para incrementar la calidad del producto de software, cuidando los detalles de rigurosidad y flexibilidad.</text:p>
        </text:list-item>
        <text:list-item>
          <text:p text:style-name="P151"><text:span text:style-name="T6">Proponer un</text:span><text:span text:style-name="T6"> modelo de procesos básico para las fases de requerimientos y análisis, utilizando paradigmas existentes en la ingeniería de software.</text:span></text:p>
        </text:list-item>
        <text:list-item>
          <text:p text:style-name="P151">Realizar pruebas de implementación de los procesos para evaluar la adaptabilidad <text:soft-page-break/>del mismo.</text:p>
        </text:list-item>
        <text:list-item>
          <text:p text:style-name="P171">Iniciar la utilización de modelos de procesos para impulsar a las empresas a las certificaciones de modelos más rigurosos existentes mundialmente.</text:p>
        </text:list-item>
      </text:list>
      <text:p text:style-name="P33">1.4 <text:s/>Metodología Utilizada</text:p>
      <text:p text:style-name="P45">La metodología utilizada para la elaboración de este trabajo es la siguiente:</text:p>
      <text:list xml:id="list42461686" text:continue-numbering="true" text:style-name="WW8Num5">
        <text:list-item>
          <text:p text:style-name="P151">Investigación de diversos modelos de procesos internacionales como regionales para la obtención de datos relacionados con los mismos.</text:p>
        </text:list-item>
        <text:list-item>
          <text:p text:style-name="P151"><text:span text:style-name="T6">Investigación de metodología de trabajo local relacionado con e</text:span><text:span text:style-name="T6">mpresas dedicadas al desarrollo de software.</text:span></text:p>
        </text:list-item>
        <text:list-item>
          <text:p text:style-name="P151"><text:span text:style-name="T6">Utilizar información de metodologías implementadas localmente para </text:span><text:span text:style-name="T6"><text:s/>la elaboración de procesos eficientes para el análisis de problemas.</text:span></text:p>
        </text:list-item>
        <text:list-item>
          <text:p text:style-name="P151"><text:span text:style-name="T6">Implementación de procesos elaborados</text:span><text:span text:style-name="T6"> en un proyecto real a definirse.</text:span></text:p>
        </text:list-item>
        <text:list-item>
          <text:p text:style-name="P171">Evaluación del modelo para determinar el grado de mejora en el proceso de desarrollo.</text:p>
        </text:list-item>
      </text:list>
      <text:p text:style-name="P33">1.5 <text:s/>Estructura del documento</text:p>
      <text:p text:style-name="Text_20_body">.</text:p>
      <text:p text:style-name="P281"/>
      <text:p text:style-name="P25">Capítulo 2</text:p>
      <text:p text:style-name="P28">Modelo de procesos tradicionales</text:p>
      <text:p text:style-name="P42"/>
      <text:p text:style-name="Text_20_body">La ingeniería de software puede considerarse como una tecnología multicapa (herramientas, métodos, <text:s/>proceso, enfoques de calidad) la cual debe proyectarse sobre un compromiso de organización de calidad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57">El desarrollo de software esta ligado a una serie de procesos que se realizan según el tipo o la naturaleza de proyecto que se desea realizar. Esta serie de procesos se caracteriza por su comportamiento tipo bucle durante la duración del proyecto.</text:p>
      <text:p text:style-name="P58">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51">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37">En este capítulo se presentan conceptos generales sobre los paradigmas más utilizados a nivel nacional que pueden variar según el tipo de proyecto que se esté realizando:</text:p>
      <text:list xml:id="list40595428" text:style-name="WW8Num14">
        <text:list-item>
          <text:p text:style-name="P243">Modelo en cascada.</text:p>
        </text:list-item>
        <text:list-item>
          <text:p text:style-name="P158">Modelo en espiral.</text:p>
        </text:list-item>
        <text:list-item>
          <text:p text:style-name="P158">Entrega por etapas.</text:p>
        </text:list-item>
        <text:list-item>
          <text:p text:style-name="P158">Entrega evolutiva.</text:p>
        </text:list-item>
        <text:list-item>
          <text:p text:style-name="P158">Basados en componentes.</text:p>
        </text:list-item>
      </text:list>
      <text:p text:style-name="P51">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34">2.1 <text:s/>Modelo en Cascada</text:p>
      <text:p text:style-name="P61">El modelo en cascada, también llamado modelo lineal secuencial o ciclo de vida básico, propone un enfoque secuencial para el desarrollo de software y es uno de los modelos básicos para el desarrollo de software.</text:p>
      <text:p text:style-name="P59"><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62"><draw:frame draw:style-name="fr2" draw:name="gráficos3" text:anchor-type="paragraph" svg:width="4.8874in" svg:height="3.7429in" draw:z-index="7"><draw:image xlink:href="Pictures/1000000000000247000001C85CF10CDB.png" xlink:type="simple" xlink:show="embed" xlink:actuate="onLoad"/></draw:frame></text:p>
      <text:p text:style-name="P63"><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60"><text:soft-page-break/>En la Fig. <text:span text:style-name="T33">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5"><text:span text:style-name="T6">Las fases del modelo en</text:span><text:span text:style-name="T6"> cascada son:</text:span></text:p>
      <text:list xml:id="list40596374" text:style-name="WW8Num1">
        <text:list-item>
          <text:p text:style-name="P167"><text:span text:style-name="T53">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52"><text:span text:style-name="T53">Diseño:</text:span> Identifica y describe las abstracciones fundamentales del proyecto.</text:p>
        </text:list-item>
        <text:list-item>
          <text:p text:style-name="P152"><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52"><text:span text:style-name="T53">Integración y Pruebas: </text:span>Los programas o unidades individuales se integran y se realizan pruebas del sistema para asegurar el cumplimiento de los requerimientos.</text:p>
        </text:list-item>
        <text:list-item>
          <text:p text:style-name="P152"><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46">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42465317" text:continue-list="list42461686" text:style-name="WW8Num5">
        <text:list-item>
          <text:p text:style-name="P159"><text:soft-page-break/>Los proyectos reales raras veces siguen el modelo secuencial que propone el modelo.</text:p>
        </text:list-item>
        <text:list-item>
          <text:p text:style-name="P166">A menudo, es difícil que el usuario exponga explícitamente todos los requerimientos, y este modelo, requiere y tiene dificultades a la hora de acomodar la incertidumbre natural al inicio de muchos proyectos.</text:p>
        </text:list-item>
        <text:list-item>
          <text:p text:style-name="P159"><text:span text:style-name="T5">La versión del proyecto estará disponible </text:span><text:span text:style-name="T5">una vez avanzada la mayoría de las fases del modelo, lo cual genera impaciencia a los clientes.</text:span></text:p>
        </text:list-item>
      </text:list>
      <text:p text:style-name="P33">2.2 <text:s/>Modelo en Espiral</text:p>
      <text:p text:style-name="P45"><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Cada ciclo del espiral representa una fase del desarrollo de software. Por lo tanto, <text:s/>el ciclo interno podría referirse a la definición de requerimientos, el siguiente ciclo al diseño y así sucesivamente.</text:p>
      <text:p text:style-name="P45"><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40618077" text:style-name="WW8Num8">
        <text:list-item>
          <text:p text:style-name="P153"><text:span text:style-name="T53">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68"><text:span text:style-name="T53">Evaluación y reducción de riesgos:</text:span> Se lleva a cabo un análisis detallado para cada uno de los riesgos identificados en el proyecto. Se definen los pasos para reducir dichos riesgos. </text:p>
        </text:list-item>
      </text:list>
      <text:p text:style-name="P37"><draw:frame draw:style-name="fr2"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42463653" text:continue-numbering="true" text:style-name="WW8Num8">
        <text:list-item>
          <text:p text:style-name="P168"><text:span text:style-name="T53">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68"><text:span text:style-name="T53">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5"><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5"><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57">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57">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5972in"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5.4465in" svg:height="4.0075in"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40598950" text:style-name="WW8Num2">
        <text:list-item>
          <text:p text:style-name="P173">El proceso no es visible: Los administradores tienen que hacer entregas regulares para medir el progreso.</text:p>
        </text:list-item>
        <text:list-item>
          <text:p text:style-name="P173">A menudo los sistemas tienen una estructura deficiente: Los cambios continuos tienden a corromper la estructura del software.</text:p>
        </text:list-item>
      </text:list>
      <text:p text:style-name="Subtitle">2.5 <text:s/>Desarrollo basado en componentes.</text:p>
      <text:p text:style-name="P45"><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40">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40">En la Fig 2.5 se presenta un modelo de procesos genérico para el desarrollo basado en componentes.</text:p>
      <text:p text:style-name="P37">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40"><draw:frame draw:style-name="fr2" draw:name="gráficos6" text:anchor-type="paragraph" svg:width="5.0102in" svg:height="1.789in"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40601951" text:style-name="WW8Num16">
        <text:list-item>
          <text:p text:style-name="P169"><text:span text:style-name="T53">Análisis de componentes: </text:span>Dada la especificación de requerimientos, se buscan los componentes para realizar la implementación. </text:p>
        </text:list-item>
        <text:list-item>
          <text:p text:style-name="P154"><text:span text:style-name="T53">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54"><text:span text:style-name="T53">Diseño del sistema con reutilización:</text:span> Se diseña o reutiliza un marco de trabajo para el sistema. Los diseñadores tienen en cuenta los componentes que se reutilizan y organizan el marco de trabajo para que lo satisfaga.</text:p>
        </text:list-item>
        <text:list-item>
          <text:p text:style-name="P169"><text:span text:style-name="T53">Desarrollo e integración:</text:span> Para crear el sistema, el software que no se puede adquirir externamente se desarrolla, y los componentes y los sistemas COTS se integran. En este modelo, la integración de sistemas es parte del proceso de desarrollo.</text:p>
          <text:p text:style-name="P244"><text:span text:style-name="T37">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7"><text:bibliography-mark text:identifier="Sommerville2005" text:bibliography-type="book" text:author="Sommerville, I" text:edition="Septima" text:publisher="Pearson" text:title="Ingeniería del Software" text:year="2005">[Sommerville2005]</text:bibliography-mark></text:span><text:span text:style-name="T37">.</text:span></text:p>
        </text:list-item>
      </text:list>
      <text:p text:style-name="P282"/>
      <text:p text:style-name="P25">Capítulo 3</text:p>
      <text:p text:style-name="P25">Modelos de mejora de procesos</text:p>
      <text:p text:style-name="P44"/>
      <text:p text:style-name="P64">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65">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66"><text:span text:style-name="T39">En la Fig. 3.1 se ilustra la aproximación basada en proceso para conseguir la calidad del producto </text:span><text:span text:style-name="T39"><text:bibliography-mark text:identifier="Sommerville2005" text:bibliography-type="book" text:author="Sommerville, I" text:edition="Septima" text:publisher="Pearson" text:title="Ingeniería del Software" text:year="2005">[Sommerville2005]</text:bibliography-mark></text:span><text:span text:style-name="T39">.</text:span></text:p>
      <text:p text:style-name="Figuras"><draw:frame draw:style-name="fr3" draw:name="gráficos8" text:anchor-type="paragraph" svg:width="5.55in" svg:height="1.9882in" draw:z-index="12"><draw:image xlink:href="Pictures/100000000000029C000000D984C10E34.png" xlink:type="simple" xlink:show="embed" xlink:actuate="onLoad"/></draw:frame><text:span text:style-name="T40">Fig. 3.1.</text:span><text:span text:style-name="T39"> Calidad basada en procesos</text:span></text:p>
      <text:list xml:id="list42460942" text:continue-numbering="true" text:style-name="WW8Num16">
        <text:list-header>
          <text:p text:style-name="P245">Un modelo de mejora de procesos se basa en la definición de los procesos de acuerdo a las experiencias y características particulares detectadas en los mismos, para reducir los costos y tiempo relacionado con cada uno de ellos.</text:p>
          <text:p text:style-name="P246"><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35">3.1 <text:s/>ISO/IEC 12207</text:p>
      <text:p text:style-name="P51">En junio de 1989, el JTC1 (<text:span text:style-name="T56">Joint Technical Committee</text:span><text:span text:style-name="T55">)</text:span> de la ISO/IEC(<text:span text:style-name="T53">International Organization for Standardization/International Electrotechnical Commission</text:span>) inició el desarrollo del estándar ISO/IEC 12207 relacionado con el ciclo de vida del software.</text:p>
      <text:p text:style-name="P51">El estándar fue publicado en su primera versión en agosto de 1995 con el nombre oficial <text:span text:style-name="T53">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25">3.1.1 <text:s/>Normas de Referencia</text:p>
      <text:p text:style-name="P67">Las referencias tomadas para la creación de ISO/IEC 12207 son las siguientes:</text:p>
      <text:list xml:id="list40622447" text:style-name="L3">
        <text:list-item>
          <text:p text:style-name="P155">ISO/AFNOR: 1989, <text:span text:style-name="T52">Dictionary of Computer Science</text:span>.</text:p>
        </text:list-item>
        <text:list-item>
          <text:p text:style-name="P155">ISO 2382-1: 1993, <text:span text:style-name="T53">Data Processing - Vocabulary - Part 01: Fundamental Terms</text:span>.</text:p>
        </text:list-item>
        <text:list-item>
          <text:p text:style-name="P155">ISO/IEC 2382-20: 1990, <text:span text:style-name="T53">Information Technology - Vocabulary; Part 20: System Development</text:span>.</text:p>
        </text:list-item>
        <text:list-item>
          <text:p text:style-name="P155">ISO 8402: 1994, <text:span text:style-name="T53">Quality management and quality assurance - Vocabulary</text:span>.</text:p>
        </text:list-item>
        <text:list-item>
          <text:p text:style-name="P155">ISO 9001: 1994, <text:span text:style-name="T53">Quality systems - Models for quality assurance in design/development, production, installation and servicing</text:span>.</text:p>
        </text:list-item>
        <text:list-item>
          <text:p text:style-name="P155">ISO/IEC 9126: 1991, <text:span text:style-name="T53">Information Technology - Software Product Evaluation – Quality Characteristics and Guidelines for their Use</text:span>.</text:p>
        </text:list-item>
      </text:list>
      <text:p text:style-name="Subtitulo2"><text:soft-page-break/>3.1.2 <text:s/>Estructura</text:p>
      <text:p text:style-name="P107">El estándar establece una arquitectura de alto nivel del ciclo de vida del software. Esta es construida con un conjunto de procesos e interrelaciones entre los mismos. La derivación de los procesos es basada sobre los principios:</text:p>
      <text:list xml:id="list40616001" text:style-name="L4">
        <text:list-item>
          <text:p text:style-name="P174"><text:span text:style-name="T53">Modularidad</text:span>: Los procesos son modulares, esto es, son maximamente cohesivos y mínimamente acoplados. Un proceso individual es dedicado a una única función.</text:p>
        </text:list-item>
        <text:list-item>
          <text:p text:style-name="P174"><text:span text:style-name="T53">Responsabilidad</text:span>: <text:s/>Un proceso es <text:s/>responsable de una parte del ciclo del vida del software. Es decir, cada parte tiene ciertas responsabilidades.</text:p>
          <text:p text:style-name="P248">Los procesos del ciclo de vida están agrupados en 3 clases principales, y cada clase posee procesos específicos. Se puede observar esta relación <text:s/>en la Fig. 3.2 . A continuación se presenta una descripción de cada clase:</text:p>
        </text:list-item>
        <text:list-item>
          <text:p text:style-name="P174"><text:span text:style-name="T53">Procesos Primarios</text:span>: Ocurre durante un período u otro en el ciclo de vida de un proyecto de software que se extiende desde su <text:span text:style-name="T31">conceptualización</text:span> hasta su <text:span text:style-name="T31">finalización</text:span>. En los procesos primarios se consideran los procesos de adquisición, suministro, desarrollo, operación y mantenimiento de software. Cada proceso es definido y es descripto en función de sus actividades que lo componen y tareas.</text:p>
        </text:list-item>
        <text:list-item>
          <text:p text:style-name="P175"><text:span text:style-name="T53">Procesos de soporte</text:span>: Apoya a cualquier otro proceso con un propósito claro y contribuye al éxito y la calidad del proyecto. Los procesos involucrados en esta clase son: documentación, gestión de configuración, aseguramiento de calidad, verificación, validación, revisión conjunta, auditoria, y resolución de problemas.</text:p>
        </text:list-item>
        <text:list-item>
          <text:p text:style-name="P175"><text:span text:style-name="T53">Procesos de la organización:</text:span> Una organización emplea estos procesos para realizar funciones en el nivel corporativo, típicamente más allá o a través de proyectos. Estos procesos pueden apoyar a cualquier otro proceso. Los procesos que <text:s/>incluye son gestión, infraestructura, mejora y formación.</text:p>
          <text:p text:style-name="P264">Cada proceso es diseñado en términos de actividades consistentes, es decir, que define ciertas actividades atómicas que deben ser realizadas para cumplir el objetivo del proceso.</text:p>
          <text:p text:style-name="P287"><draw:frame draw:style-name="fr2" draw:name="gráficos12" text:anchor-type="paragraph" svg:width="4.1882in" svg:height="5.6492in" draw:z-index="16"><draw:image xlink:href="Pictures/10000000000001CA0000029AD7A81181.png" xlink:type="simple" xlink:show="embed" xlink:actuate="onLoad"/></draw:frame><text:soft-page-break/><text:span text:style-name="T2">Fig. 3.2</text:span>. <text:s/><text:span text:style-name="T36">Procesos del ciclo de vida</text:span></text:p>
        </text:list-item>
      </text:list>
      <text:p text:style-name="Subtitulo2">3.1.3 <text:s/>Estado actual </text:p>
      <text:p text:style-name="P70">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40624186" text:style-name="L5">
        <text:list-item>
          <text:p text:style-name="P178">ISO/IEC 12207:1995</text:p>
        </text:list-item>
        <text:list-item>
          <text:p text:style-name="P178">ISO/IEC 12207:1995/Amd 1:2002 </text:p>
        </text:list-item>
        <text:list-item>
          <text:p text:style-name="P178">ISO/IEC 12207:1995/Amd 2:2004</text:p>
        </text:list-item>
        <text:list-item>
          <text:p text:style-name="P176"><text:soft-page-break/>ISO/IEC 12207:2008</text:p>
        </text:list-item>
      </text:list>
      <text:p text:style-name="P35">3.2 ISO/IEC 15504</text:p>
      <text:p text:style-name="P48">El ISO/IEC 15504<text:note text:id="ftn3" text:note-class="footnote"><text:note-citation>3</text:note-citation><text:note-body><text:p text:style-name="Footnote"><text:a xlink:type="simple" xlink:href="http://www.iso.org/">http://www.iso.org</text:a> – Pagina oficial de la ISO.</text:p></text:note-body></text:note>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10">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 <text:bibliography-mark text:identifier="ISO2008" text:bibliography-type="manual" text:author="ISO/IEC" text:title="TR 15504-7 - Information technology - Process assessment" text:year="2008">[ISO2008]</text:bibliography-mark>.</text:p>
      <text:p text:style-name="P118">3.2.1 <text:s/>Normas de Referencia</text:p>
      <text:p text:style-name="Text_20_body">ISO/IEC 15504 es complementario a varios otros estándares internacionales y otros modelos para evaluar la capacidad y la eficacia de organizaciones y procesos. </text:p>
      <text:p text:style-name="Text_20_body">Está relacionado en particular a los siguientes componentes de la serie ISO 9000:</text:p>
      <text:list xml:id="list40600631" text:style-name="L6">
        <text:list-item>
          <text:p text:style-name="P179"><text:span text:style-name="T20">ISO 9001:1994, </text:span><text:span text:style-name="T21">Model for quality assurance in design, development, production, installation and servicing;</text:span></text:p>
        </text:list-item>
        <text:list-item>
          <text:p text:style-name="P172"><text:span text:style-name="T58">ISO 9000-3:1997, </text:span><text:span text:style-name="T54">Quality management and quality assurance standards — Part 3: Guidelines for the </text:span><text:span text:style-name="T53">application of ISO 9001:1994 to the development, supply, installation and maintenance of computer software;</text:span></text:p>
        </text:list-item>
        <text:list-item>
          <text:p text:style-name="P172"><text:span text:style-name="T58">ISO 9004-4:1993, </text:span><text:span text:style-name="T54">Quality management and quality system elements — Part 4: Guidelines for quality improvement.</text:span><text:span text:style-name="T53"> </text:span></text:p>
          <text:p text:style-name="P298"><text:soft-page-break/><text:span text:style-name="T57">3.</text:span><text:span text:style-name="T34">2</text:span><text:span text:style-name="T57">.2 <text:s/>Estructura</text:span></text:p>
          <text:p text:style-name="P249">ISO/IEC 15504 consiste de las siguientes partes, bajo el <text:span text:style-name="T31">título</text:span> general <text:span text:style-name="T53">Information technology – Process assessment:</text:span></text:p>
        </text:list-item>
        <text:list-item>
          <text:p text:style-name="P170"><text:span text:style-name="T53">Parte 1 - Conceptos y vocabulario:</text:span> Provee información general de conceptos sobre evaluación de procesos y estos son usados en los contextos de mejora de procesos y determinación de capacidad de procesos.</text:p>
        </text:list-item>
        <text:list-item>
          <text:p text:style-name="P170"><text:span text:style-name="T53">Parte 2 – </text:span><text:span text:style-name="T32">Realización de la</text:span><text:span text:style-name="T53"> evaluación</text:span>: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list-item>
        <text:list-item>
          <text:p text:style-name="P170"><text:span text:style-name="T53">Parte 3 – </text:span><text:span text:style-name="T32">Guía para la</text:span><text:span text:style-name="T53"> realización de evaluación: </text:span>Provee una guía de acuerdo con un conjunto <text:span text:style-name="T31">mínimo</text:span> de requerimientos para realizar una evaluación contenida en el 15504-2.</text:p>
        </text:list-item>
        <text:list-item>
          <text:p text:style-name="P170"><text:span text:style-name="T53">Parte 4 –</text:span><text:span text:style-name="T32"> Guía sobre el</text:span><text:span text:style-name="T53"> uso para mejora de procesos y determinación de </text:span><text:span text:style-name="T32">la </text:span><text:span text:style-name="T53">capacidad del proceso: </text:span>Provee una guía de como utilizar la evaluación de los procesos relacionado con la medición de mejora de procesos y determinación de sus capacidades.</text:p>
        </text:list-item>
        <text:list-item>
          <text:p text:style-name="P170"><text:span text:style-name="T53">Parte 5 - Ejemplo de un modelo de </text:span><text:span text:style-name="T32">evaluación</text:span><text:span text:style-name="T53"> de procesos: </text:span>Describe un modelo de evaluación de procesos (<text:span text:style-name="T53">PAM – Process Assessment Model</text:span>), conforme los requerimientos definidos en el 15504-2</text:p>
        </text:list-item>
        <text:list-item>
          <text:p text:style-name="P170"><text:span text:style-name="T53">Parte 6 - <text:s/>Ejemplo de un modelo de evaluación de proceso del ciclo de vida de un sistema:</text:span> Describe la estructura general del modelo de evaluación de procesos con sus dimensiones de procesos y dimensiones de capacidad, indicadores de realización del proceso, indicadores de capacidad de procesos con sus <text:span text:style-name="T31">características</text:span>.</text:p>
        </text:list-item>
        <text:list-item>
          <text:p text:style-name="P170"><text:soft-page-break/><text:span text:style-name="T53">Parte 7 - Evaluación de madurez </text:span><text:span text:style-name="T32">de una organización</text:span><text:span text:style-name="T53">:</text:span> Define un marco de trabajo para determinar la madurez organizacional basado en perfiles de capacidad del proceso derivados de la evaluación del proceso y define las condiciones sobre las cuales la evaluación es <text:span text:style-name="T31">válida</text:span>.</text:p>
          <text:p text:style-name="P250">En la Fig. 3.3 se observa las partes definidas anteriormente y las relaciones principales entre ellas.</text:p>
        </text:list-item>
      </text:list>
      <text:list xml:id="list40618244" text:style-name="L7">
        <text:list-header>
          <text:p text:style-name="P290"><draw:frame draw:style-name="fr2" draw:name="gráficos17" text:anchor-type="paragraph" svg:width="5.4063in" svg:height="3.511in" draw:z-index="54"><draw:image xlink:href="Pictures/1000000000000279000001CFC6029346.png" xlink:type="simple" xlink:show="embed" xlink:actuate="onLoad"/></draw:frame>Fig. 3.3<text:span text:style-name="T73"> </text:span>Relación entre las partes definidas en ISO/IEC 15504 </text:p>
        </text:list-header>
      </text:list>
      <text:list xml:id="list42481837" text:continue-list="list40600631" text:style-name="L6">
        <text:list-header>
          <text:p text:style-name="P299">3.2.3 <text:s/>Estado actual</text:p>
          <text:p text:style-name="P251"><text:span text:style-name="T23">Cada parte del modelo definido en el punto anterior tiene avances independientes según transcurre el tiempo. Una de las modificaciones mas actuales corresponde al 15504-7 publicado en el <text:s/></text:span><text:span text:style-name="T25">año</text:span><text:span text:style-name="T23"> 2008.</text:span></text:p>
        </text:list-header>
      </text:list>
      <text:p text:style-name="Subtitle">3.3 MOPROSOFT</text:p>
      <text:p text:style-name="P48">El MoProSoft<text:note text:id="ftn4" text:note-class="footnote"><text:note-citation>4</text:note-citation><text:note-body><text:p text:style-name="Footnote"><text:a xlink:type="simple" xlink:href="http://www.software.net.mx/">http://www.software.net.mx</text:a> </text:p></text:note-body></text:note> (Modelos de Procesos para la Industria del Software) es un modelo de <text:soft-page-break/>mejora de procesos utilizado en México para mejorar los procesos de desarrollo y mantenimiento de proyectos, fomentando la <text:span text:style-name="T31">estandarización</text:span> de su operación a través de la incorporación de las mejores prácticas en gestión e ingeniería de software.</text:p>
      <text:p text:style-name="Subtitulo2">3.3.1 Relación con estándares y modelos</text:p>
      <text:p text:style-name="P48">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42461801" text:continue-list="list40618244" text:style-name="L7">
        <text:list-item>
          <text:p text:style-name="P160">ISO 9001:2000 – en su traducción oficial al castellano.</text:p>
        </text:list-item>
        <text:list-item>
          <text:p text:style-name="P160">CMM v1.1 (como lo especifica el documento “CMM Practices” - CMU/SEI-93-TR-25) – en inglés.</text:p>
        </text:list-item>
        <text:list-item>
          <text:p text:style-name="P160">ISO/IEC TR 15504-2:1998(E) – en inglés.</text:p>
          <text:p text:style-name="P291"><draw:frame draw:style-name="fr2" draw:name="gráficos9" text:anchor-type="paragraph" svg:width="3.3138in" svg:height="3.7193in" draw:z-index="13"><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16"><text:soft-page-break/>3.3.2 Estructura</text:p>
      <text:p text:style-name="Text_20_body"><text:span text:style-name="T45">Este modelo se encuentra enfocado en procesos y considera los tres niveles básicos de la estructura de una organización: Alta Dirección, Gestión y Operación. En la Fig. 3.4 se </text:span><text:span text:style-name="T45">puede observar la clasificación de niveles con los procesos definidos para cada nivel. La tabla 3.1 presenta el detalle de cada proceso con el propósito de los mismos </text:span><text:span text:style-name="T45"><text:bibliography-mark text:identifier="MoProSoft2005" text:bibliography-type="manual" text:author="Secretaria de Economia" text:title="Modelo de Proceso de la Industria del Software" text:year="2005">[MoProSoft2005]</text:bibliography-mark></text:span><text:span text:style-name="T45">.</text:span></text:p>
      <table:table table:name="Tabla2" table:style-name="Tabla2">
        <table:table-column table:style-name="Tabla2.A"/>
        <table:table-column table:style-name="Tabla2.B"/>
        <table:table-column table:style-name="Tabla2.C"/>
        <table:table-row>
          <table:table-cell table:style-name="Tabla2.A1" office:value-type="string">
            <text:p text:style-name="P93">Categoría</text:p>
          </table:table-cell>
          <table:table-cell table:style-name="Tabla2.A1" office:value-type="string">
            <text:p text:style-name="P93">Proceso</text:p>
          </table:table-cell>
          <table:table-cell table:style-name="Tabla2.C1" office:value-type="string">
            <text:p text:style-name="P93">Propósito</text:p>
          </table:table-cell>
        </table:table-row>
        <table:table-row>
          <table:table-cell table:style-name="Tabla2.A2" office:value-type="string">
            <text:p text:style-name="P94">DIR.1</text:p>
          </table:table-cell>
          <table:table-cell table:style-name="Tabla2.A2" office:value-type="string">
            <text:p text:style-name="P94">Gestión de Negocio</text:p>
          </table:table-cell>
          <table:table-cell table:style-name="Tabla2.C2" office:value-type="string">
            <text:p text:style-name="P95">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94">GES.1</text:p>
          </table:table-cell>
          <table:table-cell table:style-name="Tabla2.A2" office:value-type="string">
            <text:p text:style-name="P94">Gestión de Procesos</text:p>
          </table:table-cell>
          <table:table-cell table:style-name="Tabla2.C2" office:value-type="string">
            <text:p text:style-name="P95">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94">GES.2</text:p>
          </table:table-cell>
          <table:table-cell table:style-name="Tabla2.A2" office:value-type="string">
            <text:p text:style-name="P94">Gestión de Proyectos</text:p>
          </table:table-cell>
          <table:table-cell table:style-name="Tabla2.C2" office:value-type="string">
            <text:p text:style-name="P95">Asegurar que los proyectos contribuyan al cumplimiento de los objetivos y estrategias de la organización.</text:p>
          </table:table-cell>
        </table:table-row>
        <table:table-row>
          <table:table-cell table:style-name="Tabla2.A2" office:value-type="string">
            <text:p text:style-name="P94">GES.3</text:p>
          </table:table-cell>
          <table:table-cell table:style-name="Tabla2.A2" office:value-type="string">
            <text:p text:style-name="P94">Gestión de Recursos</text:p>
          </table:table-cell>
          <table:table-cell table:style-name="Tabla2.C2" office:value-type="string">
            <text:p text:style-name="P95">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94">GES.3.1</text:p>
          </table:table-cell>
          <table:table-cell table:style-name="Tabla2.A2" office:value-type="string">
            <text:p text:style-name="P96">Recursos Humanos y Ambiente de trabajo</text:p>
          </table:table-cell>
          <table:table-cell table:style-name="Tabla2.C2" office:value-type="string">
            <text:p text:style-name="P95">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94">GES.3.2</text:p>
          </table:table-cell>
          <table:table-cell table:style-name="Tabla2.A2" office:value-type="string">
            <text:p text:style-name="P96">Bienes, Servicios e Infraestructura</text:p>
          </table:table-cell>
          <table:table-cell table:style-name="Tabla2.C2" office:value-type="string">
            <text:p text:style-name="P95">Proporcionar proveedores de bienes, servicios e infraestructura que satisfagan los requisitos de adquisición de los procesos y proyectos.</text:p>
          </table:table-cell>
        </table:table-row>
        <table:table-row>
          <table:table-cell table:style-name="Tabla2.A2" office:value-type="string">
            <text:p text:style-name="P94">GES.3.3</text:p>
          </table:table-cell>
          <table:table-cell table:style-name="Tabla2.A2" office:value-type="string">
            <text:p text:style-name="P96">Conocimiento de la organización</text:p>
          </table:table-cell>
          <table:table-cell table:style-name="Tabla2.C2" office:value-type="string">
            <text:p text:style-name="P95">Mantener disponible y administrar la base de conocimiento que contiene la información y los productos generados por la organización.</text:p>
          </table:table-cell>
        </table:table-row>
        <table:table-row>
          <table:table-cell table:style-name="Tabla2.A2" office:value-type="string">
            <text:p text:style-name="P94">OPE.1</text:p>
          </table:table-cell>
          <table:table-cell table:style-name="Tabla2.A2" office:value-type="string">
            <text:p text:style-name="P96">Administración de Proyectos específicos</text:p>
          </table:table-cell>
          <table:table-cell table:style-name="Tabla2.C2" office:value-type="string">
            <text:p text:style-name="P95">Establecer y llevar a cabo sistemáticamente las actividades que permitan cumplir con los objetivos de un proyecto en tiempo y costo esperados</text:p>
          </table:table-cell>
        </table:table-row>
        <text:soft-page-break/>
        <table:table-row>
          <table:table-cell table:style-name="Tabla2.A2" office:value-type="string">
            <text:p text:style-name="P94">OPE.2</text:p>
          </table:table-cell>
          <table:table-cell table:style-name="Tabla2.A2" office:value-type="string">
            <text:p text:style-name="P96">Desarrollo y Mantenimiento de software</text:p>
          </table:table-cell>
          <table:table-cell table:style-name="Tabla2.C2" office:value-type="string">
            <text:p text:style-name="P95">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6">Tabla 3.1</text:span><text:span text:style-name="T45"> Procesos del MoProSoft </text:span></text:p>
      <text:p text:style-name="Text_20_body"><text:span text:style-name="T49">Cada proceso del modelo está estructurado de acuerdo a un patrón definido como un esquema de elementos que sirven para la documentación de cada proceso. Está constituido de 3 partes </text:span><text:span text:style-name="T49"><text:bibliography-mark text:identifier="MoProSoft2005" text:bibliography-type="manual" text:author="Secretaria de Economia" text:title="Modelo de Proceso de la Industria del Software" text:year="2005">[MoProSoft2005]</text:bibliography-mark></text:span><text:span text:style-name="T44">:</text:span></text:p>
      <text:list xml:id="list40596245" text:style-name="L8">
        <text:list-item>
          <text:p text:style-name="P177"><text:span text:style-name="T43">Definición General del proceso:</text:span><text:span text:style-name="T42"> se identifica su nombre, categoría a la que </text:span><text:span text:style-name="T42">pertenece, propósito, descripción general de sus actividades, objetivos, indicadores, metas cuantitativas, responsabilidad y autoridad, </text:span><text:span text:style-name="T44">subprocesos</text:span><text:span text:style-name="T42"> en caso de tenerlos, </text:span><text:span text:style-name="T42">procesos relacionados, entradas, salidas, productos internos y referencias </text:span><text:span text:style-name="T42">bibliográficas.</text:span></text:p>
        </text:list-item>
        <text:list-item>
          <text:p text:style-name="P177"><text:span text:style-name="T43">Prácticas:</text:span><text:span text:style-name="T42">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180"><text:span text:style-name="T48">Guías de ajuste:</text:span><text:span text:style-name="T45"> sugiere modificaciones del proceso que no deben afectar los objetivos del mismo.</text:span></text:p>
          <text:p text:style-name="P300">3.3.3 Estado Actual</text:p>
          <text:p text:style-name="P265">La primera versión correspondiente a este modelo ha sido publicada en diciembre del 2002. La última versión del MoProSoft hasta la fecha es la 1.3, el cual ha sido publicado en Agosto del año 2005. Cabe resaltar que también puede encontrarse la versión 1.3.2 cuya <text:soft-page-break/>diferencia principal es el cambio de idioma de la publicación oficial (Abril, 2006).</text:p>
        </text:list-item>
      </text:list>
      <text:p text:style-name="P71"><text:span text:style-name="T42">Acompaña a este modelo un método de evaluación denominado EvalProSoft (Método de Evaluación de procesos para la Industria del Software) el cual proporciona un marco de </text:span><text:span text:style-name="T42">evaluación del MoProSoft en su versión </text:span><text:span text:style-name="T44">1.1.</text:span><text:span text:style-name="T42"> El EvalProSoft cumple con los requisitos expresados en la norma ISO/IEC 15504-2 </text:span><text:span text:style-name="T42"><text:bibliography-mark text:identifier="EvalProSoft2004" text:bibliography-type="manual" text:author="Secretaria de Economia de Mexico" text:title="Metodo de Evaluacion de procesos de la industria del Software" text:year="2004">[EvalProSoft2004]</text:bibliography-mark></text:span><text:span text:style-name="T42"> .</text:span></text:p>
      <text:p text:style-name="P35">3.4 <text:s/>MPS-BR</text:p>
      <text:p text:style-name="P48">El MPS.BR<text:note text:id="ftn5" text:note-class="footnote"><text:note-citation>5</text:note-citation><text:note-body><text:p text:style-name="Footnote">http://www.softex.br</text:p></text:note-body></text:note> (<text:span text:style-name="T53">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07">El MPS.BR fue definido en base a las siguientes documentaciones<text:bibliography-mark text:identifier="MPSBR2006" text:bibliography-type="manual" text:author="Softex" text:title="Melhoria do Processo do Software Brasileiro" text:year="2006">[MPSBR2006]</text:bibliography-mark>:</text:p>
      <text:list xml:id="list40610740" text:style-name="L9">
        <text:list-item>
          <text:p text:style-name="P181">ISO/IEC 12207 y sus adjuntos 1 y 2.</text:p>
        </text:list-item>
        <text:list-item>
          <text:p text:style-name="P181">ISO/IEC 15504-1</text:p>
        </text:list-item>
        <text:list-item>
          <text:p text:style-name="P181">CMMI-SE/SW</text:p>
        </text:list-item>
      </text:list>
      <text:p text:style-name="Subtitulo2">3.4.2 Estructura</text:p>
      <text:p text:style-name="P48">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40615384" text:style-name="L10">
        <text:list-item>
          <text:p text:style-name="P182"><text:soft-page-break/><text:span text:style-name="T48">Modelo de Referencia</text:span><text:span text:style-name="T45"> (MR-MPS): Contiene los requisitos que los procesos de las unidades organizacionales deben cumplir para estar en conformidad con el MR-MPS. Además contiene, dos niveles de madurez, procesos y atributos del proceso.</text:span></text:p>
        </text:list-item>
        <text:list-item>
          <text:p text:style-name="P182"><text:span text:style-name="T48">Modelo de Evaluación</text:span><text:span text:style-name="T45"> (MA-MPS): Contiene el proceso y el método de evaluación MA-MPS.</text:span></text:p>
        </text:list-item>
        <text:list-item>
          <text:p text:style-name="P182"><text:span text:style-name="T48">Modelo de Negocio </text:span><text:span text:style-name="T45">(MN-MPS): <text:s/>Describe reglas de negocio para la implementación del MR-MPS</text:span></text:p>
          <text:p text:style-name="P253"><text:span text:style-name="T45">El MPS.BR está definido a través de documentos en formato de guías</text:span><text:span text:style-name="T45"><text:bibliography-mark text:identifier="MPSBR2006" text:bibliography-type="manual" text:author="Softex" text:title="Melhoria do Processo do Software Brasileiro" text:year="2006">[MPSBR2006]</text:bibliography-mark></text:span><text:span text:style-name="T45">:</text:span></text:p>
        </text:list-item>
        <text:list-item>
          <text:p text:style-name="P182"><text:span text:style-name="T48">Guía General</text:span><text:span text:style-name="T45">: <text:s/>Contiene la descripción general del MPS.BR <text:s/>y detalla el Modelo de Referencia (MR-MPS), sus componentes y las definiciones comunes necesarias </text:span><text:span text:style-name="T45">para su comprensión y aplicación.</text:span></text:p>
        </text:list-item>
        <text:list-item>
          <text:p text:style-name="P182"><text:span text:style-name="T48">Guía de Adquisición:</text:span><text:span text:style-name="T45"> Describe un proceso de adquisición de software y servicios relacionados. Está descripto para apoyar a las instituciones que quieran adquirir productos de software y servicios relacionados apoyándose en el MPS.BR.</text:span></text:p>
        </text:list-item>
        <text:list-item>
          <text:p text:style-name="P182"><text:span text:style-name="T48">Guía de Evaluación:</text:span><text:span text:style-name="T45"> Describe el proceso y el método de evaluación MA-MPS, los requisitos para evaluadores líderes, evaluadores adjuntos e instituciones evaluadoras.</text:span></text:p>
          <text:p text:style-name="P254">En la Fig. 3.5 se observa cada componente del programa relacionado con las guías que le corresponden.</text:p>
          <text:p text:style-name="P288"><draw:frame draw:style-name="fr2" draw:name="gráficos10" text:anchor-type="paragraph" svg:width="6.1209in" svg:height="2.2429in" draw:z-index="14"><draw:image xlink:href="Pictures/100002010000031A000001236D9C77D3.png" xlink:type="simple" xlink:show="embed" xlink:actuate="onLoad"/></draw:frame><text:soft-page-break/><text:span text:style-name="T46">Fig. 3.5.</text:span><text:span text:style-name="T45"> Componentes del MPS.BR</text:span></text:p>
          <text:p text:style-name="P254">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98">Nivel de Madurez</text:p>
          </table:table-cell>
          <table:table-cell table:style-name="Tabla3.B1" office:value-type="string">
            <text:p text:style-name="P98">Procesos definidos</text:p>
          </table:table-cell>
        </table:table-row>
        <table:table-row>
          <table:table-cell table:style-name="Tabla3.A2" table:number-rows-spanned="2" office:value-type="string">
            <text:p text:style-name="P99">Nivel G – Parcialmente Administrado </text:p>
          </table:table-cell>
          <table:table-cell table:style-name="Tabla3.B2" office:value-type="string">
            <text:p text:style-name="P97">Administración de proyectos</text:p>
          </table:table-cell>
        </table:table-row>
        <table:table-row>
          <table:covered-table-cell/>
          <table:table-cell table:style-name="Tabla3.B2" office:value-type="string">
            <text:p text:style-name="P97">Administración <text:s/>de requerimientos</text:p>
          </table:table-cell>
        </table:table-row>
        <table:table-row>
          <table:table-cell table:style-name="Tabla3.A2" table:number-rows-spanned="4" office:value-type="string">
            <text:p text:style-name="P99">Nivel F – Administrado </text:p>
          </table:table-cell>
          <table:table-cell table:style-name="Tabla3.B2" office:value-type="string">
            <text:p text:style-name="P97">Adquisición</text:p>
          </table:table-cell>
        </table:table-row>
        <table:table-row>
          <table:covered-table-cell/>
          <table:table-cell table:style-name="Tabla3.B2" office:value-type="string">
            <text:p text:style-name="P97">Administración de Configuración</text:p>
          </table:table-cell>
        </table:table-row>
        <table:table-row>
          <table:covered-table-cell/>
          <table:table-cell table:style-name="Tabla3.B2" office:value-type="string">
            <text:p text:style-name="P97">Garantía de Calidad</text:p>
          </table:table-cell>
        </table:table-row>
        <table:table-row>
          <table:covered-table-cell/>
          <table:table-cell table:style-name="Tabla3.B2" office:value-type="string">
            <text:p text:style-name="P97">Medición </text:p>
          </table:table-cell>
        </table:table-row>
        <table:table-row>
          <table:table-cell table:style-name="Tabla3.A2" table:number-rows-spanned="4" office:value-type="string">
            <text:p text:style-name="P99">Nivel E – Parcialmente Definido</text:p>
          </table:table-cell>
          <table:table-cell table:style-name="Tabla3.B2" office:value-type="string">
            <text:p text:style-name="P97">Adaptación del proceso para Administración de proyectos</text:p>
          </table:table-cell>
        </table:table-row>
        <table:table-row>
          <table:covered-table-cell/>
          <table:table-cell table:style-name="Tabla3.B2" office:value-type="string">
            <text:p text:style-name="P97">Evaluación y mejora del proceso organizacional.</text:p>
          </table:table-cell>
        </table:table-row>
        <table:table-row>
          <table:covered-table-cell/>
          <table:table-cell table:style-name="Tabla3.B2" office:value-type="string">
            <text:p text:style-name="P97">Definición del proceso organizacional</text:p>
          </table:table-cell>
        </table:table-row>
        <table:table-row>
          <table:covered-table-cell/>
          <table:table-cell table:style-name="Tabla3.B2" office:value-type="string">
            <text:p text:style-name="P97">Capacitación</text:p>
          </table:table-cell>
        </table:table-row>
        <table:table-row>
          <table:table-cell table:style-name="Tabla3.A2" table:number-rows-spanned="5" office:value-type="string">
            <text:p text:style-name="P99">Nivel D – Ampliamente Definido</text:p>
          </table:table-cell>
          <table:table-cell table:style-name="Tabla3.B2" office:value-type="string">
            <text:p text:style-name="P97">Desarrollo de requerimientos</text:p>
          </table:table-cell>
        </table:table-row>
        <table:table-row>
          <table:covered-table-cell/>
          <table:table-cell table:style-name="Tabla3.B2" office:value-type="string">
            <text:p text:style-name="P97">Integración del producto</text:p>
          </table:table-cell>
        </table:table-row>
        <table:table-row>
          <table:covered-table-cell/>
          <table:table-cell table:style-name="Tabla3.B2" office:value-type="string">
            <text:p text:style-name="P97">Solución Técnica</text:p>
          </table:table-cell>
        </table:table-row>
        <table:table-row>
          <table:covered-table-cell/>
          <table:table-cell table:style-name="Tabla3.B2" office:value-type="string">
            <text:p text:style-name="P97">Validación</text:p>
          </table:table-cell>
        </table:table-row>
        <table:table-row>
          <table:covered-table-cell/>
          <table:table-cell table:style-name="Tabla3.B2" office:value-type="string">
            <text:p text:style-name="P97">Verificación</text:p>
          </table:table-cell>
        </table:table-row>
        <table:table-row>
          <table:table-cell table:style-name="Tabla3.A2" table:number-rows-spanned="2" office:value-type="string">
            <text:p text:style-name="P99">Nivel C – Definido</text:p>
          </table:table-cell>
          <table:table-cell table:style-name="Tabla3.B2" office:value-type="string">
            <text:p text:style-name="P97">Análisis de decisión y resolución</text:p>
          </table:table-cell>
        </table:table-row>
        <table:table-row>
          <table:covered-table-cell/>
          <table:table-cell table:style-name="Tabla3.B2" office:value-type="string">
            <text:p text:style-name="P97">Administración de riesgos</text:p>
          </table:table-cell>
        </table:table-row>
        <table:table-row>
          <table:table-cell table:style-name="Tabla3.A2" table:number-rows-spanned="2" office:value-type="string">
            <text:p text:style-name="P99">Nivel B – Administrado Cuantitativamente</text:p>
          </table:table-cell>
          <table:table-cell table:style-name="Tabla3.B2" office:value-type="string">
            <text:p text:style-name="P97">Desempeño del proceso organizacional</text:p>
          </table:table-cell>
        </table:table-row>
        <table:table-row>
          <table:covered-table-cell/>
          <table:table-cell table:style-name="Tabla3.B2" office:value-type="string">
            <text:p text:style-name="P97">Administración cuantitativa del proyecto.</text:p>
          </table:table-cell>
        </table:table-row>
        <table:table-row>
          <table:table-cell table:style-name="Tabla3.A2" table:number-rows-spanned="2" office:value-type="string">
            <text:p text:style-name="P99">Nivel A – En <text:span text:style-name="T31">optimización</text:span></text:p>
          </table:table-cell>
          <table:table-cell table:style-name="Tabla3.B2" office:value-type="string">
            <text:p text:style-name="P97"><text:span text:style-name="T31">I</text:span>mplementación de innovaciones en la organización.</text:p>
          </table:table-cell>
        </table:table-row>
        <table:table-row>
          <table:covered-table-cell/>
          <table:table-cell table:style-name="Tabla3.B2" office:value-type="string">
            <text:p text:style-name="P97">Análisis de causas y resolución.</text:p>
          </table:table-cell>
        </table:table-row>
      </table:table>
      <text:list xml:id="list42463330" text:continue-numbering="true" text:style-name="L10">
        <text:list-header>
          <text:p text:style-name="P295"><text:span text:style-name="T41">Tabla 3.2</text:span><text:span text:style-name="T42"> Niveles y Procesos del programa MPS.BR</text:span></text:p>
          <text:p text:style-name="P301">3.4.3 Estado Actual</text:p>
          <text:p text:style-name="P255">Actualmente la última versión de la guía general y la guía de adquisición es la 1.2, mientras que la guía de implementación se encuentra en su versión 1.1</text:p>
        </text:list-header>
      </text:list>
      <text:p text:style-name="P35">3.5 <text:s/>Light <text:s/>MECPDS</text:p>
      <text:p text:style-name="P48">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3.5.1 <text:s/>Relación con modelos y estándares.</text:p>
      <text:p text:style-name="P108">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40596190" text:style-name="L11">
        <text:list-item>
          <text:p text:style-name="P161">ISO/IEC 12207:2002</text:p>
        </text:list-item>
        <text:list-item>
          <text:p text:style-name="P161">ISO/IEC 15504:2003</text:p>
          <text:p text:style-name="P302">3.5.2 <text:s/>Estructura</text:p>
          <text:p text:style-name="P256"><text:span text:style-name="T45">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define al Light MECPDS como un <text:s/>modelo de procesos de referencia y un </text:span><text:span text:style-name="T47">framework</text:span><text:span text:style-name="T45"> de medida que deben ser aplicados durante la evaluación de los procesos software de una organización. Éstos se muestran en la Fig. 3.6 y se describen a continuación:</text:span></text:p>
        </text:list-item>
      </text:list>
      <text:list xml:id="list40596283" text:style-name="L12">
        <text:list-item>
          <text:p text:style-name="P183"><text:soft-page-break/><text:span text:style-name="T48">Framework de Medida:</text:span><text:span text:style-name="T45">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183"><text:span text:style-name="T48">Modelo de procesos de referencia:</text:span><text:span text:style-name="T45"> <text:s/>Utiliza la norma ISO/IEC 12207/Amd.1:2002.</text:span></text:p>
          <text:p text:style-name="P289"><draw:frame draw:style-name="fr2" draw:name="gráficos11" text:anchor-type="paragraph" svg:width="6.1516in" svg:height="2.8583in" draw:z-index="15"><draw:image xlink:href="Pictures/10000000000003AF0000018511F66046.png" xlink:type="simple" xlink:show="embed" xlink:actuate="onLoad"/></draw:frame><text:span text:style-name="T46">Fig. 3.6</text:span><text:span text:style-name="T45"> <text:s/>Estructura del Light MECPDS</text:span></text:p>
        </text:list-item>
      </text:list>
      <text:p text:style-name="Text_20_body">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40611544" text:style-name="L13">
        <text:list-item>
          <text:p text:style-name="P184">Establecer los elementos necesarios para evaluar la capacidad y el cumplimiento de los procesos de una organización, con respecto a un modelo de procesos de referencia.</text:p>
        </text:list-item>
        <text:list-item>
          <text:p text:style-name="P184">Aportar un modelo de evaluación ligero para que sea aplicable a las PyMES, de manera fácil y económica, con pocos recursos y en poco tiempo.</text:p>
        </text:list-item>
        <text:list-item>
          <text:p text:style-name="P162">Fomentar la evaluación en las PyMES de desarrollo de software del sur occidente Colombiano, con el objetivo de conocer sus puntos fuertes y débiles, para que sirvan de guía en la mejora de los procesos de desarrollo de software de la organización.</text:p>
          <text:p text:style-name="P257"><text:soft-page-break/><text:span text:style-name="T45">El alcance definido 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Text_20_body">Está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40613149" text:style-name="L14">
        <text:list-item>
          <text:p text:style-name="P185"><text:span text:style-name="T53">Para la dimensión de la capacidad del proceso:</text:span> las prácticas de gestión, asociadas a conseguir los resultados de los atributos de proceso.</text:p>
        </text:list-item>
        <text:list-item>
          <text:p text:style-name="P185"><text:span text:style-name="T48">Para la dimensión del cumplimiento del proceso:</text:span><text:span text:style-name="T45"> las prácticas bases, asociadas a conseguir los resultados de los procesos definidos en el modelo de proceso de referencia.</text:span></text:p>
          <text:p text:style-name="P258"><text:span text:style-name="T45">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7">framework</text:span><text:span text:style-name="T45"> de </text:span><text:span text:style-name="T45">medida como indicadores de evaluación en la dimensión de la capacidad del proceso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text:span></text:p>
          <text:p text:style-name="P258"/>
          <text:p text:style-name="P285"/>
          <text:p text:style-name="P286">Capítulo 4</text:p>
          <text:p text:style-name="P286">Propuesta – Fases Iniciales del Desarrollo</text:p>
        </text:list-item>
      </text:list>
      <text:p text:style-name="P120"/>
      <text:p text:style-name="P121">Las certificaciones de calidad en relación a los procesos involucrados en la vida de software toman cada vez mayor importancia en los países, fomentando así la competitividad y un producto de mayor calidad para el cliente.</text:p>
      <text:p text:style-name="P123">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23">En este capítulo se presentan los datos locales relacionados a los aspectos de desarrollo de software a nivel local y la calidad del mismos emitido por instituciones encargadas del control y estudio de los productos.</text:p>
      <text:p text:style-name="P123">A continuación se presenta una introducción a la propuesta desarrollada en este trabajo incluyendo las relaciones con las normas y estándares detallados en el capítulo anterior, y la estructura básica del patrón propuesto para el proceso.</text:p>
      <text:p text:style-name="P36">4.1 <text:s/>Infomes oficiales de estudios de mercado</text:p>
      <text:p text:style-name="P123">Conforme la evolución y la gran demanda de productos de software en nuestro país se realizaron estudios de mercado basados en encuestas por las principales entidades de tecnología y comercio del Paraguay.</text:p>
      <text:p text:style-name="P124"><text:span text:style-name="T36">Los resultados presentados en esta sección se basan en las publicaciones de los artículos </text:span><text:span text:style-name="T33"><text:bibliography-mark text:identifier="DeFilippis2007" text:bibliography-type="article" text:author="Santiago De Filippis" text:title="Paraguay: Mercado de Desarrollo de Software" text:year="2007">[DeFilippis2007]</text:bibliography-mark></text:span><text:span text:style-name="T36"> correspondiente al REDIEX</text:span><text:span text:style-name="T36"><text:note text:id="ftn6" text:note-class="footnote"><text:note-citation>6</text:note-citation><text:note-body><text:p text:style-name="Footnote"><text:a xlink:type="simple" xlink:href="http://www.rediex.gov.py/">http://www.rediex.gov.py</text:a><text:span text:style-name="T36"> – Red de Inversiones y Exportaciones</text:span></text:p></text:note-body></text:note></text:span><text:span text:style-name="T36"> (Red de Inversiones y Exportaciones) </text:span><text:soft-page-break/><text:span text:style-name="T36">dependiente del Ministerio de Industria y Comercio; </text:span><text:span text:style-name="T35"><text:bibliography-mark text:identifier="Temperley2008" text:bibliography-type="article" text:author="Ing. George Templerley" text:title="Perfil de la Industria Paraguay de Software" text:year="2008">[Temperley2008]</text:bibliography-mark></text:span><text:span text:style-name="T59"> </text:span><text:span text:style-name="T36"><text:s/>del CTIP</text:span><text:span text:style-name="T36"><text:note text:id="ftn7" text:note-class="footnote"><text:note-citation>7</text:note-citation><text:note-body><text:p text:style-name="Footnote"><text:a xlink:type="simple" xlink:href="http://www.ctip.org.py/"><text:span text:style-name="T33">http://www.ctip.org.py</text:span></text:a><text:span text:style-name="T36"> – Camara de Tecnología de la Información del Paraguay</text:span></text:p></text:note-body></text:note></text:span><text:span text:style-name="T36"> (Camara </text:span><text:span text:style-name="T36">de Tecnología de la Información del Paraguay).</text:span></text:p>
      <text:p text:style-name="P123">Con respecto al tamaño de las empresas se tiene en cuenta las facturaciones anuales de las mismas quedando la clasificación como sigue:</text:p>
      <text:list xml:id="list40593779" text:style-name="L15">
        <text:list-item>
          <text:p text:style-name="P268"><text:span text:style-name="T22">Grandes empresas:</text:span><text:span text:style-name="T19"> con facturación anual mayor a USD 1.000.000.-</text:span></text:p>
        </text:list-item>
        <text:list-item>
          <text:p text:style-name="P268"><text:span text:style-name="T22">Empresas medianas: </text:span><text:span text:style-name="T19">con facturación anual entre USD 200.000.- y USD 1.000.000.-</text:span></text:p>
        </text:list-item>
        <text:list-item>
          <text:p text:style-name="P268"><text:span text:style-name="T22">Pequeñas empresas:</text:span><text:span text:style-name="T19"> con facturación anual entre USD 50.000.- y USD 200.000.-</text:span></text:p>
        </text:list-item>
        <text:list-item>
          <text:p text:style-name="P268"><text:span text:style-name="T22">Micro-empresas: </text:span><text:span text:style-name="T19">con facturación anual menor a USD 50.000.-</text:span></text:p>
          <text:p text:style-name="P247">El sector considerado como “pequeñas y medianas empresas” se encuentra compuesto por el 43% del total de empresas y constituye con el 37% del total de la facturación total.</text:p>
          <text:p text:style-name="P266">En una estimación cuantitativa, y sobre la base de la existencia de un total de 150 empresas en el país, se podría considerar que se cuenta con 14 grandes empresas, 18 empresas de mediano porte, 47 empresas pequeñas y 71 microempresas.</text:p>
          <text:p text:style-name="P267"><text:span text:style-name="T19">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22">Capability Maturity Model Integration</text:span><text:span text:style-name="T24">) de la SEI (</text:span><text:span text:style-name="T22">Software Engineering Institute</text:span><text:span text:style-name="T24">), dependiente de la Carnegie Mellon University (Estados Unidos de América)</text:span></text:p>
          <text:p text:style-name="P267"><text:span text:style-name="T24">El 83% de las empresas del sector no posee certificación de ningún tipo. El 17% ha declarado que sus empresas poseen la certificación de calidad ISO 9001:2000.</text:span><text:span text:style-name="T22"> </text:span></text:p>
        </text:list-item>
      </text:list>
      <text:p text:style-name="P122">Todos los resultados presentados en ambos estudios se basan en encuesta<text:span text:style-name="T33">s</text:span> y reuniones programadas con las empresas correspondientes y estos resultados están limitados al <text:s/><text:soft-page-break/>margen de error definido para este tipo de estudios estadísticos.</text:p>
      <text:p text:style-name="P51">Para este trabajo de igual manera se ha realizado un estudio de mercado basado en encuestas cuyos resultados más significativos han sido mencionados anteriormente. El cuestionario principal del mismo se presenta en el Anexo <text:span text:style-name="T33">A</text:span>.</text:p>
      <text:p text:style-name="P34">4.2 Conclusión de informes</text:p>
      <text:p text:style-name="P51">Con los resultados obtenidos en estos informes se observa un mayor interés de las empresas en mejorar de la calidad de sus procesos para obtener productos óptimos en todas sus variables (costos, tiempo, calidad, eficiencia, etc).</text:p>
      <text:p text:style-name="P51">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51">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51">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34">4.3 Descripción de la propuesta: Procesos de Calidad</text:p>
      <text:p text:style-name="P51">En este trabajo se propone la incorporación de tres procesos relacionados con el desarrollo de software para un modelo <text:s/>de calidad <text:s/>inicial para el entorno organizacional del mercado nacional.</text:p>
      <text:p text:style-name="P51">Tiene como objetivo definir las principales actividades y tareas relacionadas con cada <text:soft-page-break/>proceso incluyendo los roles involucrados en los mismos y recomendaciones de documentos o actividades que podrían ser útiles dependiendo del tipo y tamaño de proyecto que se está realizando.</text:p>
      <text:p text:style-name="P51">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Figuras"><draw:frame draw:style-name="fr2" draw:name="gráficos13" text:anchor-type="paragraph" svg:width="6.1209in" svg:height="4.1291in" draw:z-index="50"><draw:image xlink:href="Pictures/100000000000031300000213C7C8EA31.png" xlink:type="simple" xlink:show="embed" xlink:actuate="onLoad"/></draw:frame><text:span text:style-name="T2">Fig. 4.1</text:span> Estándares y normas relacionados con los procesos propuestos.</text:p>
      <text:p text:style-name="Text_20_body">Los tres procesos propuestos en este trabajo están directamente relacionados con el desarrollo de software y son los siguientes:</text:p>
      <text:list xml:id="list40624063" text:style-name="L16">
        <text:list-item>
          <text:p text:style-name="P186"><text:span text:style-name="T53">Relevamiento de Requerimientos:</text:span> Este proceso abarca todas las actividades de la adquisición de requerimientos del proyectos en sus fases iniciales.</text:p>
        </text:list-item>
        <text:list-item>
          <text:p text:style-name="P186"><text:soft-page-break/><text:span text:style-name="T53">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186"><text:span text:style-name="T53">Análisis y Diseño:</text:span> Este proceso abarca el análisis detallado de todos los requerimientos y la definición del diseño detallado del mismo para iniciar las siguientes fases del proceso de desarrollo de software.</text:p>
          <text:p text:style-name="P259">En cada proceso definido se incorpora una <text:span text:style-name="T31">matriz</text:span> de evaluación para proporcionar un marco de control y análisis del cumplimiento del proceso. Esta <text:span text:style-name="T31">matriz</text:span> de evaluación ha sido definida con los conceptos básicos de la norma ISO/IEC 15504 y tomando en cuenta el trabajo Light MECPDS cuya aplicabilidad va direccionada a pequeñas y mediana empresas.</text:p>
        </text:list-item>
      </text:list>
      <text:list xml:id="list40618226" text:style-name="L17">
        <text:list-header>
          <text:p text:style-name="P260">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260">La capacidad del proceso es expresad<text:span text:style-name="T31">a</text:span>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187"><text:span text:style-name="T53">Nivel 0 – Incompleto: </text:span>En este nivel el <text:s/>proceso no es realizado y no culmina con los objetivos principales de cada proceso.</text:p>
        </text:list-item>
        <text:list-item>
          <text:p text:style-name="P187"><text:span text:style-name="T53">Nivel 1 – Realizado: </text:span>El proceso es realizado y logra los objetivos pero no llega a la documentación o trazabilidad adecuada <text:s/>para el seguimiento.</text:p>
        </text:list-item>
        <text:list-item>
          <text:p text:style-name="P187"><text:span text:style-name="T53">Nivel 2 – Administrado:</text:span> El proceso logra los objetivos y puede ser realizado el seguimiento de las actividades de acuerdo con las documentaciones realizadas durante la ejecución del mismo.</text:p>
          <text:p text:style-name="P252"><text:soft-page-break/>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text:span text:style-name="T29">Cabe señalar que toda la evaluación es conducida de acuerdo a los procesos definidos y las documentaciones de la organización que abalen el cumplimiento de los objetivos y las practicas. </text:span></text:p>
          <text:p text:style-name="P262"><text:span text:style-name="T29">El proceso de evaluación minimamente debera seguir el siguiente flujo:</text:span></text:p>
        </text:list-item>
      </text:list>
      <text:list xml:id="list42354739" text:style-name="L71">
        <text:list-item>
          <text:p text:style-name="P239"><text:span text:style-name="T29">La evaluación deberá ser iniciada con la recolección de la mayor cantidad de datos con respecto a los procesos, salidas y documentaciones que fueron generados en la evolución del ciclo de ejecución del proceso. </text:span></text:p>
        </text:list-item>
        <text:list-item>
          <text:p text:style-name="P239"><text:span text:style-name="T29">Validación del conjunto de prácticas definidas en la matriz de evaluación para cada proceso. Las prácticas deberán ser validadas de acuerdo con la documentación proveida. </text:span></text:p>
        </text:list-item>
        <text:list-item>
          <text:p text:style-name="P239"><text:span text:style-name="T29">Calificación de las prácticas a un nivel de evaluación tomando en cuenta las documentaciones validadas en el punto 2.</text:span></text:p>
        </text:list-item>
        <text:list-item>
          <text:p text:style-name="P239"><text:span text:style-name="T29">Preparación de salidas e informes de evaluación.</text:span></text:p>
        </text:list-item>
      </text:list>
      <text:list xml:id="list42476039" text:continue-list="list40618226" text:style-name="L17">
        <text:list-header>
          <text:p text:style-name="P260"><text:span text:style-name="T31">En lo que respecta a la calificación de practicas, l</text:span>a escala de evaluación de logros de los atributos definidos para un proceso será denominado nivel de evaluación. Se definen por:</text:p>
        </text:list-header>
        <text:list-item>
          <text:p text:style-name="P187"><text:span text:style-name="T53">Implementado (I):</text:span> Se define que una práctica está implementada si la misma cumple entre un 85% al 100% de su objetivo.</text:p>
        </text:list-item>
        <text:list-item>
          <text:p text:style-name="P187"><text:span text:style-name="T53">Parcialmente Implementado (PI):</text:span> Una práctica se encuentra parcialmente implementada si cumple entre el 51% y 84% de su objetivo.</text:p>
        </text:list-item>
        <text:list-item>
          <text:p text:style-name="P187"><text:span text:style-name="T53">No implementado (NI)</text:span>: Se define una práctica como no implementada aquella que no logra cumplir el 50% de su objetivo.</text:p>
          <text:p text:style-name="P263"><text:soft-page-break/>El cumplimiento de cada práctica deberá ser demostrado con las documentaciones especificas y detalladas para cada caso. En caso de no poder comprobar la implementación de las prácticas con las documentaciones la evaluación del mismo será con la calificación NI. Los porcentajes de evaluación estarán relacionados con respecto a las siguientes caracteristicas:</text:p>
        </text:list-item>
      </text:list>
      <text:list xml:id="list42415209" text:style-name="L72">
        <text:list-item>
          <text:p text:style-name="P240">Cumplimiento de objetivo</text:p>
        </text:list-item>
        <text:list-item>
          <text:p text:style-name="P240">Completitud</text:p>
        </text:list-item>
        <text:list-item>
          <text:p text:style-name="P240">Detalle</text:p>
        </text:list-item>
        <text:list-item>
          <text:p text:style-name="P240">Consistencia</text:p>
        </text:list-item>
        <text:list-item>
          <text:p text:style-name="P240">Formatos de las documentaciones</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00"/>
          </table:table-cell>
          <table:table-cell table:style-name="Tabla4.A1" table:number-rows-spanned="2" office:value-type="string">
            <text:p text:style-name="P100"/>
          </table:table-cell>
          <table:table-cell table:style-name="Tabla4.C1" table:number-rows-spanned="2" office:value-type="string">
            <text:p text:style-name="P100">Id</text:p>
          </table:table-cell>
          <table:table-cell table:style-name="Tabla4.C1" table:number-rows-spanned="2" office:value-type="string">
            <text:p text:style-name="P100">Descripción de Práctica</text:p>
          </table:table-cell>
          <table:table-cell table:style-name="Tabla4.E1" table:number-columns-spanned="3" office:value-type="string">
            <text:p text:style-name="P100">Evaluación</text:p>
          </table:table-cell>
          <table:covered-table-cell/>
          <table:covered-table-cell/>
        </table:table-row>
        <table:table-row>
          <table:covered-table-cell/>
          <table:covered-table-cell/>
          <table:covered-table-cell/>
          <table:covered-table-cell/>
          <table:table-cell table:style-name="Tabla4.E2" office:value-type="string">
            <text:p text:style-name="P100">I</text:p>
          </table:table-cell>
          <table:table-cell table:style-name="Tabla4.E2" office:value-type="string">
            <text:p text:style-name="P100">PI</text:p>
          </table:table-cell>
          <table:table-cell table:style-name="Tabla4.G2" office:value-type="string">
            <text:p text:style-name="P100">NI</text:p>
          </table:table-cell>
        </table:table-row>
        <table:table-row>
          <table:table-cell table:style-name="Tabla4.A3" table:number-rows-spanned="5" office:value-type="float" office:value="0">
            <text:p text:style-name="P102">NIVEL 2 <text:s text:c="5"/></text:p>
          </table:table-cell>
          <table:table-cell table:style-name="Tabla4.A3" table:number-rows-spanned="3" office:value-type="float" office:value="0">
            <text:p text:style-name="P102">NIVEL 1</text:p>
          </table:table-cell>
          <table:table-cell table:style-name="Tabla4.C3" office:value-type="float" office:value="39814">
            <text:p text:style-name="P101">1.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covered-table-cell/>
          <table:table-cell table:style-name="Tabla4.C3" office:value-type="float" office:value="39845">
            <text:p text:style-name="P101">1.2</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covered-table-cell/>
          <table:table-cell table:style-name="Tabla4.C3" office:value-type="float" office:value="3">
            <text:p text:style-name="P101">1.3</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table-cell table:style-name="Tabla4.B6">
            <text:p text:style-name="P101"/>
          </table:table-cell>
          <table:table-cell table:style-name="Tabla4.C3" office:value-type="float" office:value="4">
            <text:p text:style-name="P101">2.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table-cell table:style-name="Tabla4.A1" office:value-type="string">
            <text:p text:style-name="P101"/>
          </table:table-cell>
          <table:table-cell table:style-name="Tabla4.E2" office:value-type="string">
            <text:p text:style-name="P10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
      <text:p text:style-name="Tablas"><text:span text:style-name="T2">Tabla 4.1.</text:span> Matriz de evaluación de proceso</text:p>
      <text:p text:style-name="Text_20_body">Así, especificados los conceptos, la definición de niveles por proceso se define por la obtención de evaluaciones I (Implementado) en todas las prácticas definidas para el nivel.</text:p>
      <text:p text:style-name="Text_20_body">Para cada evaluación debe ser presentado un reporte con los resultados de la misma donde básicamente debe registrarse los siguientes datos:</text:p>
      <text:list xml:id="list40621897" text:style-name="L18">
        <text:list-item>
          <text:p text:style-name="P188">Empresa u organización evaluada</text:p>
        </text:list-item>
        <text:list-item>
          <text:p text:style-name="P188">Administrador o responsable de la organización.</text:p>
        </text:list-item>
        <text:list-item>
          <text:p text:style-name="P188"><text:soft-page-break/>Encargado de evaluación.</text:p>
        </text:list-item>
        <text:list-item>
          <text:p text:style-name="P188">Fecha.</text:p>
        </text:list-item>
        <text:list-item>
          <text:p text:style-name="P188">Miembros del comité evaluador.</text:p>
        </text:list-item>
        <text:list-item>
          <text:p text:style-name="P188">Procesos evaluados con su correspondiente matriz de evaluación.</text:p>
        </text:list-item>
        <text:list-item>
          <text:p text:style-name="P188">Comentarios</text:p>
        </text:list-item>
        <text:list-item>
          <text:p text:style-name="P188">Firma de miembros y encargado de evaluación.</text:p>
        </text:list-item>
      </text:list>
      <text:p text:style-name="P34">4.4 Patrón de descripción de proceso</text:p>
      <text:p text:style-name="P51">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Subtitulo2">4.4.1 <text:s/>Nombre del proceso</text:p>
      <text:p text:style-name="Text_20_body">Corresponde a una identificación concisa del proceso. El nombre debe ser significativo para una <text:span text:style-name="T57">identificación</text:span> absoluta del proceso en cuestión de preferencia con un máximo de cinco palabras.</text:p>
      <text:p text:style-name="Subtitulo2">4.4.2 <text:s/>Propósitos y objetivos</text:p>
      <text:p text:style-name="Text_20_body">En este punto, se pretende describir los objetivos generales y específicos del proceso así como los propósitos específicos incluyendo el alcance del mismo. Con respecto a los propósitos se pretende que sean concisos de tal forma al mejor entendimiento de los lectores.</text:p>
      <text:p text:style-name="Subtitulo2"><text:soft-page-break/>4.4.3 <text:s/>Fundamentación Teórica</text:p>
      <text:p text:style-name="Text_20_body">Todos los procesos de <text:span text:style-name="T57">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Subtitulo2">4.4.5 <text:s/>Actividades</text:p>
      <text:p text:style-name="Text_20_body">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07">Presenta la descripción de los flujos alternos de las actividades que pueden requerirlo debido a un condicionante para el paso a la siguiente actividad.</text:p>
      <text:p text:style-name="Subtitulo2">4.4.7 <text:s/>Recomendaciones</text:p>
      <text:p text:style-name="Text_20_body">En esta parte de la descripción del proceso se mencionan sugerencias con respecto a herramientas y formatos <text:s/>de diversos documentos que puedan ser importantes en el proceso. Así también como <text:span text:style-name="T57">posibles</text:span> métodos efectivos que puedan ser utilizados de acuerdo al tipo de proyecto sobre el cual se esté trabajando.</text:p>
      <text:p text:style-name="Subtitulo2"><text:soft-page-break/>4.4.8 <text:s/>Diagrama de flujo de proceso</text:p>
      <text:p text:style-name="Text_20_body">La incorporación de <text:span text:style-name="T57">información</text:span> gráfica se realiza a fin de facilitar la comprensión del proceso. Cada proceso está definido por un gráfico de flujo de proceso donde se incorporan roles y actividades relacionadas con el tiempo de desarrollo del proceso.</text:p>
      <text:p text:style-name="Subtitulo2">4.4.9 <text:s/>Evaluación del proceso</text:p>
      <text:p text:style-name="Text_20_body">Se incorpora un <text:span text:style-name="T57">modelo</text:span> de evaluación para comprobar el funcionamiento y seguimiento del proceso. </text:p>
      <text:p text:style-name="P284"/>
      <text:p text:style-name="P30">Capitulo 5</text:p>
      <text:p text:style-name="P30">De los requerimientos, análisis y diseño</text:p>
      <text:p text:style-name="P53"/>
      <text:p text:style-name="P111">Los procesos definidos en este <text:span text:style-name="T31">capítulo</text:span> se basan en las <text:span text:style-name="T31">dos</text:span> <text:s/>actividades <text:span text:style-name="T31">iniciales</text:span> de desarrollo de un proyecto software.</text:p>
      <text:p text:style-name="P112">La ingeniería de requerimientos<text:span text:style-name="T31">,</text:span> definida en los procesos de relevamiento y administración de requerimientos, <text:span text:style-name="T31">señala</text:span> las pautas de las principales acciones y recomendaciones de documentos para lograr el objetivo de obtención de requerimientos claros, detallados, completos y no ambiguos.</text:p>
      <text:p text:style-name="P112">En lo que respecta al análisis y diseño se especifica el flujo principal dejando a consideración de <text:span text:style-name="T31">los encargados de proyectos,</text:span> las herramientas adecuadas según el tipo de proyecto que <text:span text:style-name="T31">se </text:span>este implementando y se definen básicamente el contenido mínimo de la documentación de diseño.</text:p>
      <text:p text:style-name="P112">Para todos <text:s/>los procesos presentados en este <text:span text:style-name="T31">capítulo,</text:span> se presenta una matriz de evaluación para la medición de la aplicabilidad de los conceptos definidos en la estructura del mismo.</text:p>
      <text:p text:style-name="P34">5.1 Proceso: Relevamiento de Requerimientos</text:p>
      <text:p text:style-name="Subtitulo2"><text:span text:style-name="T33">5.1.1 <text:s/></text:span>Propósitos y objetivos:</text:p>
      <text:list xml:id="list40600558" text:style-name="L19">
        <text:list-item>
          <text:p text:style-name="P189">Obtención de datos de requerimientos claros y bien definidos.</text:p>
        </text:list-item>
      </text:list>
      <text:p text:style-name="P51">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oft-page-break/><text:span text:style-name="T33">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40605382" text:style-name="L20">
        <text:list-item>
          <text:p text:style-name="P190">Estudio de viabilidad</text:p>
        </text:list-item>
        <text:list-item>
          <text:p text:style-name="P190">Obtención y análisis de requerimientos</text:p>
        </text:list-item>
        <text:list-item>
          <text:p text:style-name="P190">Validación de requerimientos</text:p>
        </text:list-item>
        <text:list-item>
          <text:p text:style-name="P190">Gestión de requerimientos</text:p>
        </text:list-item>
      </text:list>
      <text:list xml:id="list40596710" text:style-name="L21">
        <text:list-header>
          <text:p text:style-name="P191">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40612808" text:style-name="L22">
        <text:list-item>
          <text:p text:style-name="P192">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192">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192">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192">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3">5.1.3 <text:s text:c="2"/></text:span>Roles:</text:p>
      <text:p text:style-name="Text_20_body"><text:span text:style-name="T53">Encargado de documentaciones</text:span>: <text:span text:style-name="T57">Responsable de documentaciones, manuales o cualquier tipo de redacción durante el proceso de desarrollo.</text:span></text:p>
      <text:list xml:id="list40621012" text:style-name="L23">
        <text:list-item>
          <text:p text:style-name="P193">Conocimientos sobre proyectos en especial en la parte de desarrollo, mantenimiento, análisis y requerimientos.</text:p>
        </text:list-item>
        <text:list-item>
          <text:p text:style-name="P193">Capacidad de redacción y expresión clara</text:p>
        </text:list-item>
      </text:list>
      <text:p text:style-name="Text_20_body"><text:soft-page-break/><text:span text:style-name="T53">Líder de proyecto</text:span>:<text:span text:style-name="T57"> Responsable del proyecto y de la verificación y control del proceso.</text:span></text:p>
      <text:list xml:id="list40625225" text:style-name="L24">
        <text:list-item>
          <text:p text:style-name="P194"><text:span text:style-name="T57">Capacidad de</text:span><text:span text:style-name="T53"> </text:span>liderar proyectos.</text:p>
        </text:list-item>
        <text:list-item>
          <text:p text:style-name="P194">Conocimientos sobre gestión de proyectos.</text:p>
        </text:list-item>
        <text:list-item>
          <text:p text:style-name="P194">Conocimientos detallados en las fases involucradas en el proyecto.</text:p>
        </text:list-item>
        <text:list-item>
          <text:p text:style-name="P194">Capacidad de relacionamiento con el cliente.</text:p>
        </text:list-item>
      </text:list>
      <text:p text:style-name="Text_20_body"><text:span text:style-name="T53">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40602892" text:style-name="L25">
        <text:list-item>
          <text:p text:style-name="P195">Conocimiento detallados de técnicas de recolección de requerimientos relacionados al tipo del proyecto en particular que se desee.</text:p>
        </text:list-item>
        <text:list-item>
          <text:p text:style-name="P195">Capacidad de comprensión de técnicas estándar o nomenclaturas gráficas estandarizadas.</text:p>
        </text:list-item>
      </text:list>
      <text:p text:style-name="Text_20_body"><text:span text:style-name="T53">Cliente: </text:span>Encargado de la comunicación por parte del Cliente.</text:p>
      <text:p text:style-name="Text_20_body"><text:span text:style-name="T53">Usuario:</text:span> Encargado de la <text:span text:style-name="T57">utilización</text:span> de los componentes del proyecto.</text:p>
      <text:p text:style-name="Subtitulo2"><text:span text:style-name="T33">5.1.4 <text:s text:c="2"/></text:span>Actividades </text:p>
      <text:list xml:id="list40616078" text:style-name="L26">
        <text:list-header>
          <text:p text:style-name="P269"><text:span text:style-name="T53">RR.1. <text:s/>Presentar las necesidades y características requeridas</text:span>.</text:p>
        </text:list-header>
      </text:list>
      <text:list xml:id="list40609813" text:style-name="L27">
        <text:list-item>
          <text:p text:style-name="P197">Presentar necesidades básicas o características requeridas en el proyecto de acuerdo al entorno actual. La presentación de las necesidades podrá ser por escrito (preferentemente) o verbal.</text:p>
        </text:list-item>
        <text:list-item>
          <text:p text:style-name="P197">Definir aspectos de utilización de acuerdo a necesidades o requerimientos del entorno. </text:p>
        </text:list-item>
      </text:list>
      <text:p text:style-name="Text_20_body"><text:soft-page-break/><text:span text:style-name="T53">RR.2. <text:s/></text:span><text:span text:style-name="T65">Registrar necesidades del cliente</text:span><text:span text:style-name="T64">.</text:span></text:p>
      <text:list xml:id="list40601873" text:style-name="L28">
        <text:list-item>
          <text:p text:style-name="P198">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198">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42485040" text:continue-list="list40616078" text:style-name="L26">
        <text:list-header>
          <text:p text:style-name="P196"><text:span text:style-name="T53">RR.3. <text:s/>Redactar o modificar documento Base de requerimientos</text:span>.</text:p>
        </text:list-header>
      </text:list>
      <text:list xml:id="list40601194" text:style-name="L29">
        <text:list-item>
          <text:p text:style-name="P199">Analizar documentación preliminares generadas por las necesidades el los clientes identificando el alcance de requerimiento así también como la factibilidad de implementación del mismo especificando sus implicancias, ventajas y desventajas de implementación.</text:p>
        </text:list-item>
        <text:list-item>
          <text:p text:style-name="P199">Identificar requisitos no funcionales generados por los datos proveídos.</text:p>
        </text:list-item>
        <text:list-item>
          <text:p text:style-name="P199">Generar o modificar documento de requerimientos.</text:p>
        </text:list-item>
      </text:list>
      <text:list xml:id="list42462773" text:continue-list="list42485040" text:style-name="L26">
        <text:list-header>
          <text:p text:style-name="P196"><text:span text:style-name="T53">RR.4. <text:s/>Analizar documentación</text:span>.</text:p>
        </text:list-header>
      </text:list>
      <text:list xml:id="list40614067" text:style-name="L30">
        <text:list-item>
          <text:p text:style-name="P200">Verificación de consistencias, verificaciones ortográficas, comparaciones con documentación generada por el cliente así como las fundamentaciones y comentarios de factibilidades</text:p>
        </text:list-item>
      </text:list>
      <text:list xml:id="list42454325" text:continue-list="list42462773" text:style-name="L26">
        <text:list-header>
          <text:p text:style-name="P196"><text:span text:style-name="T53">RR.5. <text:s/>Realizar estudio de viabilidad de implementación</text:span>.</text:p>
        </text:list-header>
      </text:list>
      <text:list xml:id="list40616267" text:style-name="L31">
        <text:list-item>
          <text:p text:style-name="P201">De acuerdo a la documentación base de requerimientos se realiza estudio de viabilidad de implementación documentando todas las implicancias encontradas así también como posibles mejoras e inconsistencias que podría generarse.</text:p>
        </text:list-item>
      </text:list>
      <text:list xml:id="list42479031" text:continue-list="list42454325" text:style-name="L26">
        <text:list-header>
          <text:p text:style-name="P196"><text:soft-page-break/><text:span text:style-name="T53">RR.6. <text:s/>Análisis general y detallado de requerimientos</text:span>.</text:p>
        </text:list-header>
      </text:list>
      <text:list xml:id="list40611294" text:style-name="L32">
        <text:list-item>
          <text:p text:style-name="P202">Realizar análisis de relación de requerimientos entre los mismo así también como roles generados por los mismo, flujos principales de los principales procesos, flujos alternativos, entre otros.</text:p>
        </text:list-item>
      </text:list>
      <text:list xml:id="list42479770" text:continue-list="list42479031" text:style-name="L26">
        <text:list-header>
          <text:p text:style-name="P196"><text:span text:style-name="T53">RR.7. <text:s/>Redactar o modificar documentación oficial de requerimientos</text:span>.</text:p>
        </text:list-header>
      </text:list>
      <text:list xml:id="list40625920" text:style-name="L33">
        <text:list-item>
          <text:p text:style-name="P203">Incrementar el nivel de detalle de la documentación según análisis anterior en los puntos referidos.</text:p>
        </text:list-item>
        <text:list-item>
          <text:p text:style-name="P203">Definir cronograma de trabajo así también como planificación del proyecto.</text:p>
        </text:list-item>
      </text:list>
      <text:list xml:id="list42476522" text:continue-list="list42479770" text:style-name="L26">
        <text:list-header>
          <text:p text:style-name="P196"><text:span text:style-name="T53">RR.8. <text:s/>Verificar documentación</text:span>.</text:p>
        </text:list-header>
      </text:list>
      <text:list xml:id="list40618292" text:style-name="L34">
        <text:list-item>
          <text:p text:style-name="P204">Verificación de consistencias, verificaciones ortográficas, entre otras verificaciones requeridas para lograr la consistencia del documento.</text:p>
        </text:list-item>
      </text:list>
      <text:list xml:id="list42457738" text:continue-list="list42476522" text:style-name="L26">
        <text:list-header>
          <text:p text:style-name="P196"><text:span text:style-name="T53">RR.9. <text:s/>Presentar documentación oficial al cliente</text:span>.</text:p>
        </text:list-header>
      </text:list>
      <text:list xml:id="list40606527" text:style-name="L35">
        <text:list-item>
          <text:p text:style-name="P205">Presentación oficial del documento de requerimientos al cliente según los datos obtenidos en el análisis realizado.</text:p>
        </text:list-item>
      </text:list>
      <text:list xml:id="list42481587" text:continue-list="list42457738" text:style-name="L26">
        <text:list-header>
          <text:p text:style-name="P196"><text:span text:style-name="T53">RR.10. Aceptación del proyecto presentado</text:span>.</text:p>
        </text:list-header>
      </text:list>
      <text:list xml:id="list40605421" text:style-name="L36">
        <text:list-item>
          <text:p text:style-name="P206">Documentación de aceptación del cliente según documentación de requerimiento presentada aceptado la conformidad del proyecto.</text:p>
          <text:p text:style-name="P303">5.1.5 <text:s/>Flujos alternos.</text:p>
        </text:list-item>
      </text:list>
      <text:list xml:id="list42485003" text:continue-list="list42481587" text:style-name="L26">
        <text:list-item>
          <text:list>
            <text:list-item>
              <text:list>
                <text:list-header>
                  <text:p text:style-name="P196"><text:span text:style-name="T53">RR.5.a <text:s/>Replantear la implementación según realidad y necesidades</text:span>.</text:p>
                </text:list-header>
              </text:list>
            </text:list-item>
          </text:list>
        </text:list-item>
      </text:list>
      <text:list xml:id="list40598401" text:style-name="L37">
        <text:list-item>
          <text:p text:style-name="P207">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42464952" text:continue-list="list42485003" text:style-name="L26">
        <text:list-item>
          <text:list>
            <text:list-item>
              <text:list>
                <text:list-header>
                  <text:p text:style-name="P196"><text:soft-page-break/><text:span text:style-name="T53">RR.5.b <text:s/>Analizar estudio de vialibilidad</text:span>.</text:p>
                </text:list-header>
              </text:list>
            </text:list-item>
          </text:list>
        </text:list-item>
      </text:list>
      <text:list xml:id="list40599583" text:style-name="L38">
        <text:list-item>
          <text:p text:style-name="P208">Presentación de situación actual de requerimientos así como las modificaciones sugeridas debido a las situaciones definidas en la actividad anterior.</text:p>
        </text:list-item>
        <text:list-item>
          <text:p text:style-name="P208">Negociar conformidad del cliente según situaciones generadas. </text:p>
        </text:list-item>
      </text:list>
      <text:list xml:id="list42482694" text:continue-list="list42464952" text:style-name="L26">
        <text:list-item>
          <text:list>
            <text:list-item>
              <text:list>
                <text:list-header>
                  <text:p text:style-name="P196"><text:span text:style-name="T53">RR.5.c Volver a la actividad RR.3</text:span>.</text:p>
                  <text:p text:style-name="P196"><text:span text:style-name="T53">RR.8.a <text:s/>Volver a la actividad RR.7</text:span>.</text:p>
                  <text:p text:style-name="P296">5.1.6 <text:s/>Recomendaciones</text:p>
                  <text:p text:style-name="P272">Anexo B – Documentación de requerimientos.</text:p>
                  <text:p text:style-name="P273">Anexo C – Formulario de registro de solicitudes de clientes.</text:p>
                  <text:p text:style-name="P271"><text:span text:style-name="T18">Anexo D – Documento de estudio de factibilidad y viabilidad</text:span>.</text:p>
                  <text:p text:style-name="P296"><text:soft-page-break/>5.1.7 <text:s/>Diagrama de flujo de procesos</text:p>
                  <text:p text:style-name="P196"><draw:frame draw:style-name="fr2" draw:name="gráficos15" text:anchor-type="paragraph" svg:width="5.2307in" svg:height="7.6516in" draw:z-index="51"><draw:image xlink:href="Pictures/100000000000026D00000418A26DC0CA.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0"/>
          </table:table-cell>
          <table:table-cell table:style-name="Tabla5.A1" office:value-type="string">
            <text:p text:style-name="P20"/>
          </table:table-cell>
          <table:table-cell table:style-name="Tabla5.C1" office:value-type="string">
            <text:p text:style-name="P20">Id</text:p>
          </table:table-cell>
          <table:table-cell table:style-name="Tabla5.C1" office:value-type="string">
            <text:p text:style-name="P19">Descripción de la práctica</text:p>
          </table:table-cell>
          <table:table-cell table:style-name="Tabla5.E1" table:number-columns-spanned="3" office:value-type="string">
            <text:p text:style-name="P106">Evaluación</text:p>
          </table:table-cell>
          <table:covered-table-cell/>
          <table:covered-table-cell/>
          <table:table-cell table:style-name="Tabla5.H1" table:number-rows-spanned="2" office:value-type="string">
            <text:p text:style-name="P19">Observaciones</text:p>
          </table:table-cell>
        </table:table-row>
        <table:table-row>
          <table:table-cell table:style-name="Tabla5.A1" office:value-type="string">
            <text:p text:style-name="Standard"/>
          </table:table-cell>
          <table:table-cell table:style-name="Tabla5.A1" office:value-type="string">
            <text:p text:style-name="Standard"/>
          </table:table-cell>
          <table:table-cell table:style-name="Tabla5.E1" office:value-type="string">
            <text:p text:style-name="Standard"/>
          </table:table-cell>
          <table:table-cell table:style-name="Tabla5.C1" office:value-type="string">
            <text:p text:style-name="Standard"/>
          </table:table-cell>
          <table:table-cell table:style-name="Tabla5.C1" office:value-type="string">
            <text:p text:style-name="P103">I</text:p>
          </table:table-cell>
          <table:table-cell table:style-name="Tabla5.C1" office:value-type="string">
            <text:p text:style-name="P103">PI</text:p>
          </table:table-cell>
          <table:table-cell table:style-name="Tabla5.C1" office:value-type="string">
            <text:p text:style-name="P103">NI</text:p>
          </table:table-cell>
          <table:covered-table-cell/>
        </table:table-row>
        <table:table-row>
          <table:table-cell table:style-name="Tabla5.A3" table:number-rows-spanned="10" office:value-type="float" office:value="0">
            <text:p text:style-name="P105">NIVEL 2 <text:s text:c="61"/></text:p>
          </table:table-cell>
          <table:table-cell table:style-name="Tabla5.A3" table:number-rows-spanned="4" office:value-type="float" office:value="0">
            <text:p text:style-name="P105">NIVEL 1 <text:s text:c="20"/></text:p>
          </table:table-cell>
          <table:table-cell table:style-name="Tabla5.C3" office:value-type="float" office:value="39814">
            <text:p text:style-name="P104">1,1</text:p>
          </table:table-cell>
          <table:table-cell table:style-name="Tabla5.E1" office:value-type="string">
            <text:p text:style-name="P17">Estudio de viabilidad de implementación y documentaciones de fundamentación.</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39845">
            <text:p text:style-name="P104">1,2</text:p>
          </table:table-cell>
          <table:table-cell table:style-name="Tabla5.E1" office:value-type="string">
            <text:p text:style-name="P17">Documentaciones detallas por reuniones con clientes (Formularios y otro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3">
            <text:p text:style-name="P104">1,3</text:p>
          </table:table-cell>
          <table:table-cell table:style-name="Tabla5.E1" office:value-type="string">
            <text:p text:style-name="P17">Documentación formal de requerimientos de sistema y del software.</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0">
            <text:p text:style-name="P104">1,4</text:p>
          </table:table-cell>
          <table:table-cell table:style-name="Tabla5.E1" office:value-type="string">
            <text:p text:style-name="P17">Evaluación y validación de los requerimientos con el cliente.</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table-cell table:style-name="Tabla5.B7" table:number-rows-spanned="5">
            <text:p text:style-name="P101"/>
          </table:table-cell>
          <table:table-cell table:style-name="Tabla5.C3" office:value-type="float" office:value="4">
            <text:p text:style-name="P104">2,1</text:p>
          </table:table-cell>
          <table:table-cell table:style-name="Tabla5.E1" office:value-type="string">
            <text:p text:style-name="P17">Control de versiones de documentacion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2">
            <text:p text:style-name="P104">2.2</text:p>
          </table:table-cell>
          <table:table-cell table:style-name="Tabla5.E1" office:value-type="string">
            <text:p text:style-name="P17">Control de integridad de documentacion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3">
            <text:p text:style-name="P104">2.3</text:p>
          </table:table-cell>
          <table:table-cell table:style-name="Tabla5.E1" office:value-type="string">
            <text:p text:style-name="P17">Control de consistencias entre documentación formal y formularios de registro por reuniones o solicitud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4">
            <text:p text:style-name="P104">2.4</text:p>
          </table:table-cell>
          <table:table-cell table:style-name="Tabla5.E1" office:value-type="string">
            <text:p text:style-name="P17">Control de cronograma de trabajo.</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5">
            <text:p text:style-name="P104">2.5</text:p>
          </table:table-cell>
          <table:table-cell table:style-name="Tabla5.E1" office:value-type="string">
            <text:p text:style-name="P17">Documentación de tareas realizadas por roles e usuario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table-cell table:style-name="Tabla5.B7">
            <text:p text:style-name="P101"/>
          </table:table-cell>
          <table:table-cell table:style-name="Tabla5.C8" office:value-type="float" office:value="2.6">
            <text:p text:style-name="P104">2.6</text:p>
          </table:table-cell>
          <table:table-cell table:style-name="Tabla5.E1" office:value-type="string">
            <text:p text:style-name="P17">Estabilidad en los requerimientos durante el proceso</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
      <text:p text:style-name="P115">5.2 Proceso: Administración de Requerimientos</text:p>
      <text:p text:style-name="Subtitulo2">5.2.1 <text:s/>Propósitos y objetivos:</text:p>
      <text:list xml:id="list40595374" text:style-name="L39">
        <text:list-item>
          <text:p text:style-name="P209">Administrar los posibles cambios de requerimientos durante la evolución del ciclo <text:soft-page-break/>de desarrollo del proyecto</text:p>
        </text:list-item>
      </text:list>
      <text:p text:style-name="Text_20_body">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3">Encargado de documentaciones:</text:span> <text:span text:style-name="T57">Responsable de documentaciones, manuales o cualquier tipo de redacción durante el proceso de desarrollo.</text:span></text:p>
      <text:list xml:id="list40610710" text:style-name="L40">
        <text:list-item>
          <text:p text:style-name="P210">Conocimientos sobre proyectos en especial en la parte de desarrollo, mantenimiento, análisis y requerimientos.</text:p>
        </text:list-item>
        <text:list-item>
          <text:p text:style-name="P210">Capacidad de redacción y expresión clara</text:p>
        </text:list-item>
      </text:list>
      <text:p text:style-name="Text_20_body"><text:soft-page-break/><text:span text:style-name="T53">Líder de Proyecto:</text:span><text:span text:style-name="T57"> Responsable del proyecto y de la verificación y control del proceso.</text:span></text:p>
      <text:list xml:id="list40603686" text:style-name="L41">
        <text:list-item>
          <text:p text:style-name="P211"><text:span text:style-name="T57">Capacidad de</text:span><text:span text:style-name="T53"> </text:span>liderar proyectos.</text:p>
        </text:list-item>
        <text:list-item>
          <text:p text:style-name="P211">Conocimientos sobre gestión de proyectos.</text:p>
        </text:list-item>
        <text:list-item>
          <text:p text:style-name="P211">Conocimientos detallados en las fases involucradas en el proyecto.</text:p>
        </text:list-item>
        <text:list-item>
          <text:p text:style-name="P211">Capacidad de relacionamiento con el cliente.</text:p>
        </text:list-item>
      </text:list>
      <text:p text:style-name="Text_20_body"><text:span text:style-name="T53">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40612300" text:style-name="L42">
        <text:list-item>
          <text:p text:style-name="P212">Conocimiento detallados de técnicas de recolección de requerimientos relacionados al tipo del proyecto en particular que se desee.</text:p>
        </text:list-item>
        <text:list-item>
          <text:p text:style-name="P212">Capacidad de comprensión de técnicas estándar o nomenclaturas gráficas estandarizadas.</text:p>
        </text:list-item>
      </text:list>
      <text:p text:style-name="Text_20_body"><text:span text:style-name="T53">Cliente: </text:span>Encargado de la comunicación por parte del Cliente.</text:p>
      <text:p text:style-name="Text_20_body"><text:span text:style-name="T53">Usuario:</text:span> Encargado de la utilización de los componentes del proyecto.</text:p>
      <text:p text:style-name="Subtitulo2">5.2.4 <text:s/>Actividades</text:p>
      <text:list xml:id="list40621638" text:style-name="L43">
        <text:list-header>
          <text:p text:style-name="P213"><text:span text:style-name="T53">AR.1. <text:s/>Presentar modificaciones y/o características requeridas</text:span>.</text:p>
        </text:list-header>
      </text:list>
      <text:list xml:id="list40609357" text:style-name="L44">
        <text:list-item>
          <text:p text:style-name="P214">Definir formalmente nuevas características deseadas a través de reuniones con el líder del proyecto.</text:p>
        </text:list-item>
        <text:list-item>
          <text:p text:style-name="P214">Realizar las justificaciones correspondiente al cambio.</text:p>
        </text:list-item>
      </text:list>
      <text:list xml:id="list42460885" text:continue-list="list40621638" text:style-name="L43">
        <text:list-header>
          <text:p text:style-name="P213"><text:span text:style-name="T53">AR.2. <text:s/>Registrar necesidades del cliente</text:span>.</text:p>
        </text:list-header>
      </text:list>
      <text:list xml:id="list40612055" text:style-name="L45">
        <text:list-item>
          <text:p text:style-name="P215"><text:soft-page-break/>Registrar los requerimientos adicionales propuesto por el cliente así también como la justificación o necesidad de la incorporación del mismo al proyecto definido.</text:p>
        </text:list-item>
      </text:list>
      <text:list xml:id="list42473855" text:continue-list="list42460885" text:style-name="L43">
        <text:list-header>
          <text:p text:style-name="P213"><text:span text:style-name="T53">AR.3. <text:s/>Realizar estudio de implementación</text:span>.</text:p>
        </text:list-header>
      </text:list>
      <text:list xml:id="list40618120" text:style-name="L46">
        <text:list-item>
          <text:p text:style-name="P216">Realizar análisis de factibilidad e implicancia de la incorporación de los nuevos requerimientos al proyecto incluyendo análisis de costos, viabilidad, etc.</text:p>
        </text:list-item>
        <text:list-item>
          <text:p text:style-name="P216">Documentar análisis detalladamente incluyendo principalmente la implicatoria al proyecto y justificaciones en caso que se requiera.</text:p>
        </text:list-item>
      </text:list>
      <text:list xml:id="list42483694" text:continue-list="list42473855" text:style-name="L43">
        <text:list-header>
          <text:p text:style-name="P213"><text:span text:style-name="T53">AR.4. <text:s/>Administrar los nuevos requerimientos según avance del proyecto</text:span>.</text:p>
        </text:list-header>
      </text:list>
      <text:list xml:id="list40609271" text:style-name="L47">
        <text:list-item>
          <text:p text:style-name="P217">Realizar modificaciones correspondiente a requerimientos adicionales según el avance actual del proyecto.</text:p>
        </text:list-item>
      </text:list>
      <text:list xml:id="list42453965" text:continue-list="list42483694" text:style-name="L43">
        <text:list-header>
          <text:p text:style-name="P213"><text:span text:style-name="T53">AR.5. <text:s/>Documentar nuevos requerimientos e implicancias en el proyecto</text:span>.</text:p>
        </text:list-header>
      </text:list>
      <text:list xml:id="list40599768" text:style-name="L48">
        <text:list-item>
          <text:p text:style-name="P218">Realizar documentación detallada de los requerimientos incluyendo flujos principales y alternos correspondiente a cada uno</text:p>
        </text:list-item>
        <text:list-item>
          <text:p text:style-name="P218">Documentar implicancias actuales o futuras de la modificación.</text:p>
        </text:list-item>
      </text:list>
      <text:list xml:id="list42482523" text:continue-list="list42453965" text:style-name="L43">
        <text:list-header>
          <text:p text:style-name="P213"><text:span text:style-name="T53">AR.6. <text:s/>Verificar consistencia del proyecto</text:span>.</text:p>
        </text:list-header>
      </text:list>
      <text:list xml:id="list40613016" text:style-name="L49">
        <text:list-item>
          <text:p text:style-name="P219">Verificar consistencia de requerimientos y funcionalidades de acuerdo con las modificaciones realizadas.</text:p>
        </text:list-item>
      </text:list>
      <text:p text:style-name="Text_20_body"><text:span text:style-name="T53">AR.7 <text:s/>Registrar nuevos requerimientos o modificaciones</text:span>.</text:p>
      <text:list xml:id="list40612445" text:style-name="L50">
        <text:list-item>
          <text:p text:style-name="P220">Anexar a documentos iniciales de requerimientos nuevas funcionalidades.</text:p>
        </text:list-item>
      </text:list>
      <text:p text:style-name="Subtitulo2">5.2.5 <text:s/>Flujos alternos</text:p>
      <text:list xml:id="list42484001" text:continue-list="list42482523" text:style-name="L43">
        <text:list-item>
          <text:list>
            <text:list-header>
              <text:p text:style-name="P213"><text:span text:style-name="T53">AR.3.a. <text:s/>Replantear la implementación según realidad y necesidades</text:span>.</text:p>
            </text:list-header>
          </text:list>
        </text:list-item>
      </text:list>
      <text:list xml:id="list40598385" text:style-name="L51">
        <text:list-item>
          <text:p text:style-name="P221"><text:soft-page-break/>Según análisis entre funcionalidad, realidad y necesidades; preparar alternativas similares con menor impacto a la planificación del proyecto.</text:p>
        </text:list-item>
      </text:list>
      <text:list xml:id="list42485936" text:continue-list="list42484001" text:style-name="L43">
        <text:list-item>
          <text:list>
            <text:list-header>
              <text:p text:style-name="P213"><text:span text:style-name="T53">AR.3.b. <text:s/>Coordinar nuevos cambios según necesidades</text:span>.</text:p>
            </text:list-header>
          </text:list>
        </text:list-item>
      </text:list>
      <text:list xml:id="list40595650" text:style-name="L52">
        <text:list-item>
          <text:p text:style-name="P222">Presentar al cliente la situación con el nuevo cambio y las implicancias al proyecto.</text:p>
        </text:list-item>
        <text:list-item>
          <text:p text:style-name="P222">Negociar un punto intermedio entre funcionalidad y necesidades a modo de minimizar el impacto a la planificación inicial del proyecto.</text:p>
        </text:list-item>
      </text:list>
      <text:list xml:id="list42460372" text:continue-list="list42485936" text:style-name="L43">
        <text:list-item>
          <text:list>
            <text:list-header>
              <text:p text:style-name="P213"><text:span text:style-name="T53">AR.3.c <text:s/>Volver tarea AR.3</text:span>.</text:p>
              <text:p text:style-name="P297">5.2.6 <text:s/>Recomendaciones</text:p>
              <text:p text:style-name="P213">Anexo E – Formulario de cambio o ingreso de nuevos requerimientos.</text:p>
              <text:p text:style-name="P213">Anexo F – Documento de estudio de implementación.</text:p>
              <text:p text:style-name="P297"><text:soft-page-break/>5.2.7 <text:s/>Diagrama de flujo de procesos</text:p>
            </text:list-header>
          </text:list>
        </text:list-item>
      </text:list>
      <text:p text:style-name="Text_20_body"><draw:frame draw:style-name="fr2" draw:name="gráficos16" text:anchor-type="paragraph" svg:width="5.161in" svg:height="6.1453in" draw:z-index="52"><draw:image xlink:href="Pictures/1000000000000229000002F51321F898.png" xlink:type="simple" xlink:show="embed" xlink:actuate="onLoad"/></draw:frame></text:p>
      <text:p text:style-name="Subtitulo2">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03"/>
          </table:table-cell>
          <table:table-cell table:style-name="Tabla6.A1" table:number-rows-spanned="2" office:value-type="string">
            <text:p text:style-name="P103"/>
          </table:table-cell>
          <table:table-cell table:style-name="Tabla6.C1" table:number-rows-spanned="2" office:value-type="string">
            <text:p text:style-name="P103">Id</text:p>
          </table:table-cell>
          <table:table-cell table:style-name="Tabla6.C1" table:number-rows-spanned="2" office:value-type="string">
            <text:p text:style-name="P103">Descripción de Práctica</text:p>
          </table:table-cell>
          <table:table-cell table:style-name="Tabla6.C1" table:number-columns-spanned="3" office:value-type="string">
            <text:p text:style-name="P103">Evaluación</text:p>
          </table:table-cell>
          <table:covered-table-cell/>
          <table:covered-table-cell/>
          <table:table-cell table:style-name="Tabla6.H1" table:number-rows-spanned="2" office:value-type="string">
            <text:p text:style-name="P103">Observaciones</text:p>
          </table:table-cell>
        </table:table-row>
        <table:table-row>
          <table:covered-table-cell/>
          <table:covered-table-cell/>
          <table:covered-table-cell/>
          <table:covered-table-cell/>
          <table:table-cell table:style-name="Tabla6.E2" office:value-type="string">
            <text:p text:style-name="P103">I</text:p>
          </table:table-cell>
          <table:table-cell table:style-name="Tabla6.E2" office:value-type="string">
            <text:p text:style-name="P103">PI</text:p>
          </table:table-cell>
          <table:table-cell table:style-name="Tabla6.E2" office:value-type="string">
            <text:p text:style-name="P103">NI</text:p>
          </table:table-cell>
          <table:covered-table-cell/>
        </table:table-row>
        <table:table-row>
          <table:table-cell table:style-name="Tabla6.A3" table:number-rows-spanned="10" office:value-type="float" office:value="0">
            <text:p text:style-name="P105"><text:soft-page-break/>NIVEL 2 <text:s text:c="61"/></text:p>
          </table:table-cell>
          <table:table-cell table:style-name="Tabla6.A3" table:number-rows-spanned="5" office:value-type="float" office:value="0">
            <text:p text:style-name="P105"><text:soft-page-break/>NIVEL 1 <text:s text:c="20"/></text:p>
          </table:table-cell>
          <table:table-cell table:style-name="Tabla6.C3" office:value-type="float" office:value="39814">
            <text:p text:style-name="P104">1,1</text:p>
          </table:table-cell>
          <table:table-cell table:style-name="Tabla6.E2" office:value-type="string">
            <text:p text:style-name="P17">Registro de modificaciones requeridas por el cliente</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0">
            <text:p text:style-name="P104">1,2</text:p>
          </table:table-cell>
          <table:table-cell table:style-name="Tabla6.E2" office:value-type="string">
            <text:p text:style-name="P17">Estudio de factibilidad de <text:soft-page-break/>implementación.</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text:p text:style-name="P104"/>
          </table:table-cell>
          <table:table-cell table:style-name="Tabla6.E2" office:value-type="string">
            <text:p text:style-name="P17">Registro de nuevos requerimient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3">
            <text:p text:style-name="P104">1,3</text:p>
          </table:table-cell>
          <table:table-cell table:style-name="Tabla6.E2" office:value-type="string">
            <text:p text:style-name="P17">Negociación o replanteamiento de cambi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0">
            <text:p text:style-name="P104">1,4</text:p>
          </table:table-cell>
          <table:table-cell table:style-name="Tabla6.E2" office:value-type="string">
            <text:p text:style-name="P17"><text:s/>Documentación de consistencia del proyect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table-cell table:style-name="Tabla6.B8" table:number-rows-spanned="5">
            <text:p text:style-name="P104"/>
          </table:table-cell>
          <table:table-cell table:style-name="Tabla6.C3" office:value-type="float" office:value="4">
            <text:p text:style-name="P104">2,1</text:p>
          </table:table-cell>
          <table:table-cell table:style-name="Tabla6.E2" office:value-type="string">
            <text:p text:style-name="P18">Administración de nuevos requerimient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2">
            <text:p text:style-name="P104">2.2</text:p>
          </table:table-cell>
          <table:table-cell table:style-name="Tabla6.E2" office:value-type="string">
            <text:p text:style-name="P18">Documentaciones detalladas de los cambi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3">
            <text:p text:style-name="P104">2.3</text:p>
          </table:table-cell>
          <table:table-cell table:style-name="Tabla6.E2" office:value-type="string">
            <text:p text:style-name="P18">Documentación detallada de estudio de factibilidad.</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4">
            <text:p text:style-name="P104">2.4</text:p>
          </table:table-cell>
          <table:table-cell table:style-name="Tabla6.E2" office:value-type="string">
            <text:p text:style-name="P17">Control de cronograma de trabaj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5">
            <text:p text:style-name="P104">2.5</text:p>
          </table:table-cell>
          <table:table-cell table:style-name="Tabla6.E2" office:value-type="string">
            <text:p text:style-name="P17">Documentación de tareas realizadas por roles e usuari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
      <text:p text:style-name="P113"/>
      <text:p text:style-name="Subtitle">5.3 Proceso: Análisis y Diseño</text:p>
      <text:p text:style-name="Subtitulo2">5.3.1 <text:s/>Propósitos y objetivos:</text:p>
      <text:list xml:id="list40605736" text:style-name="L53">
        <text:list-item>
          <text:p text:style-name="P223">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text:soft-page-break/>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40624434" text:style-name="L54">
        <text:list-item>
          <text:p text:style-name="P224">Debe representarse y entenderse el dominio de información de un problema.</text:p>
        </text:list-item>
        <text:list-item>
          <text:p text:style-name="P224">Deben definirse las funciones que debe realizar el software.</text:p>
        </text:list-item>
        <text:list-item>
          <text:p text:style-name="P224">Debe representarse el comportamiento del software (como consecuencia de acontecimientos externos).</text:p>
        </text:list-item>
        <text:list-item>
          <text:p text:style-name="P224">Debe dividirse los modelos que representan información, función y comportamiento de manera que se descubra los detalles por capas (o jerarquicamente).</text:p>
        </text:list-item>
        <text:list-item>
          <text:p text:style-name="P224">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de requerimientos que se pueda validar.</text:p>
      <text:list xml:id="list42483638" text:continue-numbering="true" text:style-name="L54">
        <text:list-header>
          <text:p text:style-name="P261">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text:soft-page-break/>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40601832" text:style-name="L55">
        <text:list-item>
          <text:p text:style-name="P225">El diseño deberá implementar todos los requerimientos explícitos del modelo de análisis y deberá ajustarse <text:s/>a todos los requerimientos implícitos que desea el cliente.</text:p>
        </text:list-item>
        <text:list-item>
          <text:p text:style-name="P225">El diseño deberá ser una guía legible <text:s/>y comprensible para aquellos que generan código y para aquellos que comprueban y consecuentemente, dan soporte al software.</text:p>
        </text:list-item>
        <text:list-item>
          <text:p text:style-name="P225">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3">Analistas: </text:span><text:span text:style-name="T57">Encargados el análisis de requerimientos para la compresión y obtención detallada de requerimientos e inicio de la fase de diseño.</text:span></text:p>
      <text:list xml:id="list40601608" text:style-name="L56">
        <text:list-item>
          <text:p text:style-name="P226">Manejo de técnicas actuales de análisis de requerimientos.</text:p>
        </text:list-item>
        <text:list-item>
          <text:p text:style-name="P226">Experiencia en interpretación y análisis de requerimientos.</text:p>
        </text:list-item>
      </text:list>
      <text:p text:style-name="Text_20_body"><text:span text:style-name="T53">Diseñadores:</text:span> <text:span text:style-name="T57">Encargados del desarrollo detallado del diseño del proyecto en función a los documentos de requerimientos y análisis.</text:span> </text:p>
      <text:list xml:id="list40594394" text:style-name="L57">
        <text:list-item>
          <text:p text:style-name="P227">Capacidad de realizar diseños detallados acorde al tipo de proyecto.</text:p>
        </text:list-item>
        <text:list-item>
          <text:p text:style-name="P227">Experiencia en técnicas de diseño.</text:p>
        </text:list-item>
      </text:list>
      <text:p text:style-name="Text_20_body"><text:span text:style-name="T53">Encargado de documentaciones:</text:span> <text:span text:style-name="T57">Responsable de documentaciones, manuales o cualquier tipo de redacción durante el proceso de desarrollo.</text:span></text:p>
      <text:list xml:id="list40603910" text:style-name="L58">
        <text:list-item>
          <text:p text:style-name="P228">Conocimientos sobre proyectos en especial en la parte de desarrollo, <text:soft-page-break/>mantenimiento, análisis y requerimientos.</text:p>
        </text:list-item>
        <text:list-item>
          <text:p text:style-name="P228">Capacidad de redacción y expresión clara</text:p>
        </text:list-item>
      </text:list>
      <text:p text:style-name="Text_20_body"><text:span text:style-name="T53">Líder de Proyecto: </text:span><text:span text:style-name="T57">Responsable del proyecto y de la verificación y control del proceso.</text:span></text:p>
      <text:list xml:id="list40604428" text:style-name="L59">
        <text:list-item>
          <text:p text:style-name="P229"><text:span text:style-name="T57">Capacidad de</text:span><text:span text:style-name="T53"> </text:span>liderar proyectos.</text:p>
        </text:list-item>
        <text:list-item>
          <text:p text:style-name="P229">Conocimientos sobre gestión de proyectos.</text:p>
        </text:list-item>
        <text:list-item>
          <text:p text:style-name="P229">Conocimientos detallados en las fases involucradas en el proyecto.</text:p>
        </text:list-item>
        <text:list-item>
          <text:p text:style-name="P229">Capacidad de relacionamiento con el cliente.</text:p>
        </text:list-item>
      </text:list>
      <text:p text:style-name="Subtitulo2">5.3.4 <text:s/>Actividades</text:p>
      <text:list xml:id="list42469960" text:continue-list="list42460372" text:style-name="L43">
        <text:list-header>
          <text:p text:style-name="P213"><text:span text:style-name="T53">AD.1. <text:s/>Realizar distribución de actividades</text:span>.</text:p>
        </text:list-header>
      </text:list>
      <text:list xml:id="list40619531" text:style-name="L60">
        <text:list-item>
          <text:p text:style-name="P230">Definir responsabilidades para el equipo de análisis del proyecto así también como el crono grama correspondiente a la fase de análisis.</text:p>
        </text:list-item>
        <text:list-item>
          <text:p text:style-name="P230">Presentación del Documento de Requerimientos para el análisis correspondiente.</text:p>
        </text:list-item>
      </text:list>
      <text:list xml:id="list42475111" text:continue-list="list42469960" text:style-name="L43">
        <text:list-header>
          <text:p text:style-name="P213"><text:span text:style-name="T53">AD.2. <text:s/>Analizar especificación de requerimientos</text:span>.</text:p>
        </text:list-header>
      </text:list>
      <text:list xml:id="list40622278" text:style-name="L61">
        <text:list-item>
          <text:p text:style-name="P231">De acuerdo con el Docu<text:span text:style-name="T67">mento de Requerimientos presentado realizar el análisis correspondiente. El mismo debe abarcar como mínimo los siguientes puntos:</text:span></text:p>
        </text:list-item>
      </text:list>
      <text:list xml:id="list40618143" text:style-name="L62">
        <text:list-item>
          <text:p text:style-name="P274">Análisis detallado de requerimientos definidos.</text:p>
        </text:list-item>
        <text:list-item>
          <text:p text:style-name="P274">Definición de datos y requerimientos para base de datos.</text:p>
        </text:list-item>
        <text:list-item>
          <text:p text:style-name="P274">Especificación detallada de requerimientos.</text:p>
        </text:list-item>
      </text:list>
      <text:list xml:id="list40615782" text:style-name="L63">
        <text:list-header>
          <text:p text:style-name="P270"><text:span text:style-name="T53">AD.3. Generar/Modificar documentación</text:span>.</text:p>
        </text:list-header>
      </text:list>
      <text:list xml:id="list40625366" text:style-name="L64">
        <text:list-item>
          <text:p text:style-name="P233"><text:soft-page-break/>Realizar la documentación detallada de los puntos previstos o analizados.</text:p>
        </text:list-item>
        <text:list-item>
          <text:p text:style-name="P233">Modificar documentación de acuerdo a avances del proceso.</text:p>
        </text:list-item>
      </text:list>
      <text:list xml:id="list42481413" text:continue-list="list40615782" text:style-name="L63">
        <text:list-header>
          <text:p text:style-name="P232"><text:span text:style-name="T70">AD.4. <text:s/>Realizar corrección y estructuración de documentación</text:span><text:span text:style-name="T69">.</text:span></text:p>
        </text:list-header>
      </text:list>
      <text:list xml:id="list40599855" text:style-name="L65">
        <text:list-item>
          <text:p text:style-name="P234">Verificar consistencia, y redacción de documentación.</text:p>
        </text:list-item>
        <text:list-item>
          <text:p text:style-name="P234">Realizar estructuración de la documentación según componentes del proyecto.</text:p>
        </text:list-item>
      </text:list>
      <text:list xml:id="list42474728" text:continue-list="list42481413" text:style-name="L63">
        <text:list-header>
          <text:p text:style-name="P232"><text:span text:style-name="T72">AD.5. <text:s/>Verificar consistencia con Documentación de requerimientos</text:span><text:span text:style-name="T71">.</text:span></text:p>
        </text:list-header>
      </text:list>
      <text:list xml:id="list40618069" text:style-name="L66">
        <text:list-item>
          <text:p text:style-name="P235">Verificar consistencia con respecto a conceptos y necesidades definidas en la documentación de requerimientos.</text:p>
        </text:list-item>
        <text:list-item>
          <text:p text:style-name="P235">Realizar control de totalidad de requerimientos incluidos en el análisis del proyecto.</text:p>
        </text:list-item>
      </text:list>
      <text:p text:style-name="Text_20_body"><text:span text:style-name="T53">AD.6. <text:s/>Generar diseño de proyecto</text:span>.</text:p>
      <text:list xml:id="list40605637" text:style-name="L67">
        <text:list-item>
          <text:p text:style-name="P236"><text:span text:style-name="T71">De acuerdo con la documentación generada realizar el diseño correspondiente. El mismo debe abarcar como mínimo los siguientes </text:span><text:span text:style-name="T68">puntos (de acuerdo con la norma ISO 12207)</text:span></text:p>
        </text:list-item>
      </text:list>
      <text:list xml:id="list40603264" text:style-name="L68">
        <text:list-header>
          <text:p text:style-name="P275">- <text:s/>Diseño detallado para cada componente relacionado con el proyecto.</text:p>
          <text:p text:style-name="P275">- <text:s/>Diseño de interfaces externa y entre componentes.</text:p>
          <text:p text:style-name="P275">- <text:s text:c="2"/>Diseño de base de datos.</text:p>
          <text:p text:style-name="P275">- <text:s/>Registro de requerimiento de pruebas y planificación de prueba de unidades</text:p>
        </text:list-header>
      </text:list>
      <text:p text:style-name="Text_20_body"><text:tab/>Opcionalmente se podría registrar los siguientes puntos:</text:p>
      <text:p text:style-name="P107"><text:tab/><text:tab/> - <text:s/>Versiones iniciales de documentación de usuario.</text:p>
      <text:list xml:id="list42471420" text:continue-list="list42474728" text:style-name="L63">
        <text:list-header>
          <text:p text:style-name="P156"><text:soft-page-break/><text:span text:style-name="T53">AD.7. <text:s/>Añadir Diseño al Documento Análisis-Diseño</text:span>.</text:p>
        </text:list-header>
      </text:list>
      <text:list xml:id="list40615962" text:style-name="L69">
        <text:list-item>
          <text:p text:style-name="P157">Realizar la documentación detallada del estudio de diseño requerido para el proyecto</text:p>
        </text:list-item>
        <text:list-item>
          <text:p text:style-name="P163">Incluir Análisis y Diseño en la misma documentación.</text:p>
        </text:list-item>
      </text:list>
      <text:list xml:id="list42462399" text:continue-list="list42471420" text:style-name="L63">
        <text:list-header>
          <text:p text:style-name="P237">AD.8. <text:s/>Verificación y corrección de documentación.</text:p>
        </text:list-header>
      </text:list>
      <text:list xml:id="list40622878" text:style-name="L70">
        <text:list-item>
          <text:p text:style-name="P238">Verificar consistencia, y redacción de documentación.</text:p>
        </text:list-item>
        <text:list-item>
          <text:p text:style-name="P164">Realizar estructuración de la documentación según componentes del proyecto.</text:p>
        </text:list-item>
      </text:list>
      <text:p text:style-name="P117">5.3.5 <text:s/>Flujos alternos</text:p>
      <text:p text:style-name="P107"><text:span text:style-name="T51">AD.5.a. <text:s/>Volver a la actividad AD.3</text:span><text:span text:style-name="T50">.</text:span></text:p>
      <text:p text:style-name="P117">5.3.6 <text:s/>Recomendaciones</text:p>
      <text:p text:style-name="P109">No se aplica.</text:p>
      <text:p text:style-name="P117"><text:soft-page-break/>5.3.7 <text:s/>Diagrama de flujo de procesos</text:p>
      <text:p text:style-name="P109"><draw:frame draw:style-name="fr2" draw:name="gráficos14" text:anchor-type="paragraph" svg:width="5.7602in" svg:height="6.8575in" draw:z-index="53"><draw:image xlink:href="Pictures/10000000000002290000034860BD0E28.png" xlink:type="simple" xlink:show="embed" xlink:actuate="onLoad"/></draw:frame></text:p>
      <text:p text:style-name="P72"/>
      <text:p text:style-name="P117"><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00"/>
          </table:table-cell>
          <table:table-cell table:style-name="Tabla7.A1" table:number-rows-spanned="2" office:value-type="string">
            <text:p text:style-name="P100"/>
          </table:table-cell>
          <table:table-cell table:style-name="Tabla7.C1" table:number-rows-spanned="2" office:value-type="string">
            <text:p text:style-name="P103">Id</text:p>
          </table:table-cell>
          <table:table-cell table:style-name="Tabla7.C1" table:number-rows-spanned="2" office:value-type="string">
            <text:p text:style-name="P103">Descripción de Práctica</text:p>
          </table:table-cell>
          <table:table-cell table:style-name="Tabla7.C1" table:number-columns-spanned="3" office:value-type="string">
            <text:p text:style-name="P103">Evaluación</text:p>
          </table:table-cell>
          <table:covered-table-cell/>
          <table:covered-table-cell/>
          <table:table-cell table:style-name="Tabla7.H1" table:number-rows-spanned="2" office:value-type="string">
            <text:p text:style-name="P103">Observaciones</text:p>
          </table:table-cell>
        </table:table-row>
        <table:table-row>
          <table:covered-table-cell/>
          <table:covered-table-cell/>
          <table:covered-table-cell/>
          <table:covered-table-cell/>
          <table:table-cell table:style-name="Tabla7.E2" office:value-type="string">
            <text:p text:style-name="P103">I</text:p>
          </table:table-cell>
          <table:table-cell table:style-name="Tabla7.E2" office:value-type="string">
            <text:p text:style-name="P103">PI</text:p>
          </table:table-cell>
          <table:table-cell table:style-name="Tabla7.E2" office:value-type="string">
            <text:p text:style-name="P103">NI</text:p>
          </table:table-cell>
          <table:covered-table-cell/>
        </table:table-row>
        <table:table-row>
          <table:table-cell table:style-name="Tabla7.A3" table:number-rows-spanned="10" office:value-type="float" office:value="0">
            <text:p text:style-name="P102"><text:span text:style-name="T39">NIVEL 2</text:span> <text:s text:c="61"/></text:p>
          </table:table-cell>
          <table:table-cell table:style-name="Tabla7.A3" table:number-rows-spanned="4" office:value-type="float" office:value="0">
            <text:p text:style-name="P102"><text:span text:style-name="T39">NIVEL 1</text:span> <text:s text:c="20"/></text:p>
          </table:table-cell>
          <table:table-cell table:style-name="Tabla7.C3" office:value-type="float" office:value="39814">
            <text:p text:style-name="P104">1,1</text:p>
          </table:table-cell>
          <table:table-cell table:style-name="Tabla7.E2" office:value-type="string">
            <text:p text:style-name="P17">Distribución de trabajos y/o actividad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39845">
            <text:p text:style-name="P104">1,2</text:p>
          </table:table-cell>
          <table:table-cell table:style-name="Tabla7.E2" office:value-type="string">
            <text:p text:style-name="P17">Documentación de análisis/diseño del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3">
            <text:p text:style-name="P104">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0">
            <text:p text:style-name="P104">1,4</text:p>
          </table:table-cell>
          <table:table-cell table:style-name="Tabla7.E2" office:value-type="string">
            <text:p text:style-name="P17"><text:s/>Documentación de cambio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able:number-rows-spanned="4">
            <text:p text:style-name="P101"/>
          </table:table-cell>
          <table:table-cell table:style-name="Tabla7.C3" office:value-type="float" office:value="4">
            <text:p text:style-name="P104">2,1</text:p>
          </table:table-cell>
          <table:table-cell table:style-name="Tabla7.E2" office:value-type="string">
            <text:p text:style-name="P17">Distribución detallada de trabajos y/o actividad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2">
            <text:p text:style-name="P104">2.2</text:p>
          </table:table-cell>
          <table:table-cell table:style-name="Tabla7.E2" office:value-type="string">
            <text:p text:style-name="P17">Control de integridad de documentacion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3">
            <text:p text:style-name="P104">2.3</text:p>
          </table:table-cell>
          <table:table-cell table:style-name="Tabla7.E2" office:value-type="string">
            <text:p text:style-name="P17">Modelos detallados según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4">
            <text:p text:style-name="P104">2.4</text:p>
          </table:table-cell>
          <table:table-cell table:style-name="Tabla7.E2" office:value-type="string">
            <text:p text:style-name="P17">Control de cronograma de trabaj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ext:p text:style-name="P101"/>
          </table:table-cell>
          <table:table-cell table:style-name="Tabla7.C8" office:value-type="float" office:value="2.5">
            <text:p text:style-name="P104">2.5</text:p>
          </table:table-cell>
          <table:table-cell table:style-name="Tabla7.E2" office:value-type="string">
            <text:p text:style-name="P17">Administración de actividades designadas a cada rol.</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ext:p text:style-name="P101"/>
          </table:table-cell>
          <table:table-cell table:style-name="Tabla7.C8" office:value-type="float" office:value="2.6">
            <text:p text:style-name="P104">2.6</text:p>
          </table:table-cell>
          <table:table-cell table:style-name="Tabla7.E2" office:value-type="string">
            <text:p text:style-name="P17">Control de trazabilidad entre los requerimientos y el diseñ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
      <text:p text:style-name="P114"/>
      <text:p text:style-name="P114"/>
      <text:p text:style-name="P276"/>
      <text:p text:style-name="P30">Capitulo 6</text:p>
      <text:p text:style-name="P30">Caso de Estudio: Aplicación a proyecto</text:p>
      <text:p text:style-name="P53"/>
      <text:p text:style-name="P53">Inicio</text:p>
      <text:p text:style-name="P53"/>
      <text:p text:style-name="P283"/>
      <text:p text:style-name="P30">Capitulo 7</text:p>
      <text:p text:style-name="P30">Conclusiones y trabajos futuros</text:p>
      <text:p text:style-name="P53"/>
      <text:p text:style-name="P53"/>
      <text:p text:style-name="P24"/>
      <text:p text:style-name="P26">Bibliografía</text:p>
      <text:p text:style-name="P44"/>
      <table:table table:name="Tabla1" table:style-name="Tabla1">
        <table:table-column table:style-name="Tabla1.A"/>
        <table:table-column table:style-name="Tabla1.B"/>
        <table:table-row>
          <table:table-cell table:style-name="Tabla1.A1" office:value-type="string">
            <text:p text:style-name="P51"><text:span text:style-name="T5">[Cota</text:span><text:span text:style-name="T5">1994]</text:span></text:p>
          </table:table-cell>
          <table:table-cell table:style-name="Tabla1.A1" office:value-type="string">
            <text:p text:style-name="P51"><text:span text:style-name="T5">Cota,</text:span><text:span text:style-name="T5"> A. "Ingeniería de Software". Soluciones Avanzadas. Julio de 1994. pp. 5-13.</text:span></text:p>
          </table:table-cell>
        </table:table-row>
        <table:table-row>
          <table:table-cell table:style-name="Tabla1.A1" office:value-type="string">
            <text:p text:style-name="P54">[DeFilippis2007]</text:p>
          </table:table-cell>
          <table:table-cell table:style-name="Tabla1.A1" office:value-type="string">
            <text:p text:style-name="P54">De Filippis, Santiago.Paraguay: Mercado de Desarrollo de Sofware. Rediex – Mesa de software. 2007</text:p>
          </table:table-cell>
        </table:table-row>
        <table:table-row>
          <table:table-cell table:style-name="Tabla1.A1" office:value-type="string">
            <text:p text:style-name="P54">[EvalProSoft2004]</text:p>
          </table:table-cell>
          <table:table-cell table:style-name="Tabla1.A1" office:value-type="string">
            <text:p text:style-name="P51">Secretaria de Economía de México. Método de Evaluación de procesos para la industria del software. Versión 1.1. Marzo 2004.</text:p>
          </table:table-cell>
        </table:table-row>
        <table:table-row>
          <table:table-cell table:style-name="Tabla1.A1" office:value-type="string">
            <text:p text:style-name="P51"><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6">http://bvs.sld.cu/revistas/aci/vol3_3_95/aci05395.htm</text:span></text:a><text:span text:style-name="T6">&gt;</text:span></text:p>
          </table:table-cell>
        </table:table-row>
        <table:table-row>
          <table:table-cell table:style-name="Tabla1.A1" office:value-type="string">
            <text:p text:style-name="P40">[Ghezzi1991]</text:p>
          </table:table-cell>
          <table:table-cell table:style-name="Tabla1.A1" office:value-type="string">
            <text:p text:style-name="P51">Ghezzi, C. Fundamentals of Software Engeneering. Prentice-Hall. 1991.</text:p>
          </table:table-cell>
        </table:table-row>
        <table:table-row>
          <table:table-cell table:style-name="Tabla1.A1" office:value-type="string">
            <text:p text:style-name="P43">[IEEE1990]</text:p>
          </table:table-cell>
          <table:table-cell table:style-name="Tabla1.A1" office:value-type="string">
            <text:p text:style-name="P54">Institute of Electrical and Electronics Engineers: Std 610.12-1990 – Glossary of Software Engineering Terminology.</text:p>
          </table:table-cell>
        </table:table-row>
        <table:table-row>
          <table:table-cell table:style-name="Tabla1.A1" office:value-type="string">
            <text:p text:style-name="P40">[ISO1994] </text:p>
          </table:table-cell>
          <table:table-cell table:style-name="Tabla1.A1" office:value-type="string">
            <text:p text:style-name="P40">International Organization for Standarization: ISO 8402:1994</text:p>
          </table:table-cell>
        </table:table-row>
        <table:table-row>
          <table:table-cell table:style-name="Tabla1.A1" office:value-type="string">
            <text:p text:style-name="P69">[ISO2008]</text:p>
          </table:table-cell>
          <table:table-cell table:style-name="Tabla1.A1" office:value-type="string">
            <text:p text:style-name="P43">International Organization for Standarization: ISO/IEC (TR) 15504-7:2008 – Assessment of organizational maturity.</text:p>
          </table:table-cell>
        </table:table-row>
        <table:table-row>
          <table:table-cell table:style-name="Tabla1.A1" office:value-type="string">
            <text:p text:style-name="P40">[Jacobson1998] </text:p>
          </table:table-cell>
          <table:table-cell table:style-name="Tabla1.A1" office:value-type="string">
            <text:p text:style-name="Text_20_body"><text:span text:style-name="T17">Jacobson, I. "Applying UML in The Unified Process" Presentación. Rational Software. &lt;</text:span><text:a xlink:type="simple" xlink:href="http://www.rational.com/uml"><text:span text:style-name="T36">http://www.rational.com/uml</text:span></text:a><text:span text:style-name="T17"> &gt;</text:span></text:p>
          </table:table-cell>
        </table:table-row>
        <table:table-row>
          <table:table-cell table:style-name="Tabla1.A1" office:value-type="string">
            <text:p text:style-name="P40">[McConnell1996]</text:p>
          </table:table-cell>
          <table:table-cell table:style-name="Tabla1.A1" office:value-type="string">
            <text:p text:style-name="P51">McConnell, S. <text:span text:style-name="T19">Desarrollo y gestión de Proyectos Informáticos, McGraw-Hill. 1996</text:span></text:p>
          </table:table-cell>
        </table:table-row>
        <table:table-row>
          <table:table-cell table:style-name="Tabla1.A1" office:value-type="string">
            <text:p text:style-name="P40">[MoProSoft2005]</text:p>
          </table:table-cell>
          <table:table-cell table:style-name="Tabla1.A1" office:value-type="string">
            <text:p text:style-name="P51">Secretaria de Economía de México. Modelo de Procesos para la Industria del Software. Versión 1.3. <text:span text:style-name="T33">Agosto </text:span>2005</text:p>
          </table:table-cell>
        </table:table-row>
        <table:table-row>
          <table:table-cell table:style-name="Tabla1.A1" office:value-type="string">
            <text:p text:style-name="P40">[MPSBR2006]</text:p>
          </table:table-cell>
          <table:table-cell table:style-name="Tabla1.A1" office:value-type="string">
            <text:p text:style-name="P51">Softex. MPS.BR, Melhoria de Processo do Software Brasileiro. <text:soft-page-break/>Guía General. Versión 1.1. Mayo 2006.</text:p>
          </table:table-cell>
        </table:table-row>
        <table:table-row>
          <table:table-cell table:style-name="Tabla1.A1" office:value-type="string">
            <text:p text:style-name="P40">[Pressman1992] </text:p>
          </table:table-cell>
          <table:table-cell table:style-name="Tabla1.A1" office:value-type="string">
            <text:p text:style-name="P51">Pressman, R. Software Engineering, a practitioner's approach. 3ª Edición. McGraw-Hill.1992.</text:p>
          </table:table-cell>
        </table:table-row>
        <table:table-row>
          <table:table-cell table:style-name="Tabla1.A1" office:value-type="string">
            <text:p text:style-name="P40">[Pressman2002]</text:p>
          </table:table-cell>
          <table:table-cell table:style-name="Tabla1.A1" office:value-type="string">
            <text:p text:style-name="P52">Pressman, R. Ingeniería del Software: Un enfoque práctico, 5ª edición. McGraw-Hill. 2002.</text:p>
          </table:table-cell>
        </table:table-row>
        <table:table-row>
          <table:table-cell table:style-name="Tabla1.A1" office:value-type="string">
            <text:p text:style-name="P40">[Pino2006]</text:p>
          </table:table-cell>
          <table:table-cell table:style-name="Tabla1.A1" office:value-type="string">
            <text:p text:style-name="Text_20_body"><text:span text:style-name="T37">Pino, F.J.; Garcia, F.; Ruiz, F.; Piattini, M.(April 2006) </text:span><text:span text:style-name="Strong_20_Emphasis"><text:span text:style-name="T38">Adaptation </text:span></text:span><text:span text:style-name="Strong_20_Emphasis"><text:span text:style-name="T38">of the standards ISO/IEC 12207:2002 and ISO/IEC 15504:2003 </text:span></text:span><text:span text:style-name="Strong_20_Emphasis"><text:span text:style-name="T38">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40">[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7">
          <table:table-cell table:style-name="Tabla1.A1" office:value-type="string">
            <text:p text:style-name="P37">[Sommerville2005] </text:p>
          </table:table-cell>
          <table:table-cell table:style-name="Tabla1.A1" office:value-type="string">
            <text:p text:style-name="P47"><text:span text:style-name="T5">S</text:span><text:span text:style-name="T5">ommerville</text:span><text:span text:style-name="T5">, I. Ingeniería del Software, 7ª edición. </text:span><text:span text:style-name="T5">Pearson. 2005.</text:span></text:p>
          </table:table-cell>
        </table:table-row>
        <table:table-row table:style-name="Tabla1.17">
          <table:table-cell table:style-name="Tabla1.A1" office:value-type="string">
            <text:p text:style-name="P39">[Temperley2008]</text:p>
          </table:table-cell>
          <table:table-cell table:style-name="Tabla1.A1" office:value-type="string">
            <text:p text:style-name="P49">Temperley, George. <text:span text:style-name="T31">Perfil</text:span> de la <text:span text:style-name="T31">industría</text:span> paraguaya de software – A<text:span text:style-name="T31">ño 2008. 2008.</text:span></text:p>
          </table:table-cell>
        </table:table-row>
      </table:table>
      <text:p text:style-name="P29"/>
      <text:p text:style-name="P282"/>
      <text:p text:style-name="P25">Anexo A</text:p>
      <text:p text:style-name="P25">Cuestionario <text:span text:style-name="T33">base </text:span>de <text:span text:style-name="T33">Encuesta</text:span></text:p>
      <text:p text:style-name="P44"/>
      <text:p text:style-name="P74">1. <text:s/>Que modelo de ciclo de vida es utilizada en el proceso de desarrollo de software?</text:p>
      <text:p text:style-name="P126"><draw:custom-shape text:anchor-type="char" draw:z-index="21" draw:style-name="gr1" draw:text-style-name="P306" svg:width="0.0996in" svg:height="0.0996in" svg:x="4.2665in" svg:y="0.0425in"><text:p/><draw:enhanced-geometry svg:viewBox="0 0 21600 21600" draw:type="rectangle" draw:enhanced-path="M 0 0 L 21600 0 21600 21600 0 21600 0 0 Z N"/></draw:custom-shape><draw:custom-shape text:anchor-type="char" draw:z-index="20" draw:style-name="gr1" draw:text-style-name="P306" svg:width="0.0996in" svg:height="0.0996in" svg:x="3.2665in" svg:y="0.0425in"><text:p/><draw:enhanced-geometry svg:viewBox="0 0 21600 21600" draw:type="rectangle" draw:enhanced-path="M 0 0 L 21600 0 21600 21600 0 21600 0 0 Z N"/></draw:custom-shape><draw:custom-shape text:anchor-type="char" draw:z-index="19" draw:style-name="gr1" draw:text-style-name="P306" svg:width="0.0996in" svg:height="0.0996in" svg:x="2.35in" svg:y="0.0425in"><text:p/><draw:enhanced-geometry svg:viewBox="0 0 21600 21600" draw:type="rectangle" draw:enhanced-path="M 0 0 L 21600 0 21600 21600 0 21600 0 0 Z N"/></draw:custom-shape><draw:custom-shape text:anchor-type="char" draw:z-index="18" draw:style-name="gr1" draw:text-style-name="P306" svg:width="0.0996in" svg:height="0.0996in" svg:x="0.8917in" svg:y="0.0528in"><text:p/><draw:enhanced-geometry svg:viewBox="0 0 21600 21600" draw:type="rectangle" draw:enhanced-path="M 0 0 L 21600 0 21600 21600 0 21600 0 0 Z N"/></draw:custom-shape><draw:custom-shape text:anchor-type="char" draw:z-index="17" draw:style-name="gr1" draw:text-style-name="P306" svg:width="0.0996in" svg:height="0.0996in" svg:x="0.0374in" svg:y="0.0425in"><text:p/><draw:enhanced-geometry svg:viewBox="0 0 21600 21600" draw:type="rectangle" draw:enhanced-path="M 0 0 L 21600 0 21600 21600 0 21600 0 0 Z N"/></draw:custom-shape><text:span text:style-name="T62">Cascada</text:span><text:span text:style-name="T61"> <text:tab/> <text:s text:c="2"/></text:span><text:span text:style-name="T62">Entrega por Etapas</text:span><text:span text:style-name="T61"> <text:tab/> <text:s/>Espiral<text:tab/> <text:s text:c="2"/><text:tab/>Ninguno<text:tab/><text:tab/>Otros: </text:span></text:p>
      <text:p text:style-name="P126"/>
      <text:list xml:id="list42469368" text:continue-list="list40596374" text:style-name="WW8Num1">
        <text:list-header>
          <text:p text:style-name="P304">2. <text:s text:c="3"/>De que forma se realiza la estimación del tamaño de un proyecto?</text:p>
        </text:list-header>
      </text:list>
      <text:p text:style-name="P126"><draw:custom-shape text:anchor-type="char" draw:z-index="26" draw:style-name="gr1" draw:text-style-name="P306" svg:width="0.0996in" svg:height="0.0996in" svg:x="3.2772in" svg:y="0.2508in"><text:p/><draw:enhanced-geometry svg:viewBox="0 0 21600 21600" draw:type="rectangle" draw:enhanced-path="M 0 0 L 21600 0 21600 21600 0 21600 0 0 Z N"/></draw:custom-shape><draw:custom-shape text:anchor-type="char" draw:z-index="25" draw:style-name="gr1" draw:text-style-name="P306" svg:width="0.0996in" svg:height="0.0996in" svg:x="0.8291in" svg:y="0.2508in"><text:p/><draw:enhanced-geometry svg:viewBox="0 0 21600 21600" draw:type="rectangle" draw:enhanced-path="M 0 0 L 21600 0 21600 21600 0 21600 0 0 Z N"/></draw:custom-shape><draw:custom-shape text:anchor-type="char" draw:z-index="24" draw:style-name="gr1" draw:text-style-name="P306" svg:width="0.0996in" svg:height="0.0996in" svg:x="3.2772in" svg:y="0.0528in"><text:p/><draw:enhanced-geometry svg:viewBox="0 0 21600 21600" draw:type="rectangle" draw:enhanced-path="M 0 0 L 21600 0 21600 21600 0 21600 0 0 Z N"/></draw:custom-shape><draw:custom-shape text:anchor-type="char" draw:z-index="23" draw:style-name="gr1" draw:text-style-name="P306" svg:width="0.0996in" svg:height="0.0996in" svg:x="1.6in" svg:y="0.0425in"><text:p/><draw:enhanced-geometry svg:viewBox="0 0 21600 21600" draw:type="rectangle" draw:enhanced-path="M 0 0 L 21600 0 21600 21600 0 21600 0 0 Z N"/></draw:custom-shape><draw:custom-shape text:anchor-type="char" draw:z-index="22" draw:style-name="gr1" draw:text-style-name="P306" svg:width="0.0996in" svg:height="0.0996in" svg:x="0.0165in" svg:y="0.0425in"><text:p/><draw:enhanced-geometry svg:viewBox="0 0 21600 21600" draw:type="rectangle" draw:enhanced-path="M 0 0 L 21600 0 21600 21600 0 21600 0 0 Z N"/></draw:custom-shape><text:span text:style-name="T62">Enfoque algorítmico</text:span><text:span text:style-name="T61"> <text:s text:c="12"/>Software de estimación<text:tab/></text:span><text:span text:style-name="T62">A través de proyectos similares</text:span><text:span text:style-name="T61"><text:tab/><text:tab/><text:tab/><text:tab/>Otras:_ _ _ _ _ _ _ _ _ _ _ _ _ <text:tab/><text:tab/>Ninguno</text:span></text:p>
      <text:p text:style-name="P127"/>
      <text:list xml:id="list42461119" text:continue-numbering="true" text:style-name="WW8Num1">
        <text:list-header>
          <text:p text:style-name="P304">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42476400" text:continue-numbering="true" text:style-name="WW8Num1">
        <text:list-header>
          <text:p text:style-name="P304">4. <text:s text:c="2"/>¿Se realiza algún tipo de planificación o plan de proyecto al inicio del mismo? </text:p>
        </text:list-header>
      </text:list>
      <text:p text:style-name="P126"><draw:custom-shape text:anchor-type="char" draw:z-index="27" draw:style-name="gr1" draw:text-style-name="P306" svg:width="0.0996in" svg:height="0.0996in" svg:x="0.0165in" svg:y="0.0457in"><text:p/><draw:enhanced-geometry svg:viewBox="0 0 21600 21600" draw:type="rectangle" draw:enhanced-path="M 0 0 L 21600 0 21600 21600 0 21600 0 0 Z N"/></draw:custom-shape><text:span text:style-name="T60">Si</text:span><text:span text:style-name="T61">. Tipo: _ _ _ _ _ _ _ _ _ _ _ _ _ _ _ _ <text:tab/><text:tab/> <text:s text:c="7"/>No</text:span></text:p>
      <text:p text:style-name="P127"/>
      <text:list xml:id="list42455683" text:continue-numbering="true" text:style-name="WW8Num1">
        <text:list-header>
          <text:p text:style-name="P304">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42468678" text:continue-numbering="true" text:style-name="WW8Num1">
        <text:list-header>
          <text:p text:style-name="P304">6. <text:s text:c="2"/>La gestión de riesgos incluye los siguientes puntos:</text:p>
        </text:list-header>
      </text:list>
      <text:p text:style-name="P126"><draw:custom-shape text:anchor-type="char" draw:z-index="31" draw:style-name="gr1" draw:text-style-name="P306" svg:width="0.0996in" svg:height="0.0996in" svg:x="4.7457in" svg:y="0.0571in"><text:p/><draw:enhanced-geometry svg:viewBox="0 0 21600 21600" draw:type="rectangle" draw:enhanced-path="M 0 0 L 21600 0 21600 21600 0 21600 0 0 Z N"/></draw:custom-shape><draw:custom-shape text:anchor-type="char" draw:z-index="30" draw:style-name="gr1" draw:text-style-name="P306" svg:width="0.0996in" svg:height="0.0996in" svg:x="3.5791in" svg:y="0.0571in"><text:p/><draw:enhanced-geometry svg:viewBox="0 0 21600 21600" draw:type="rectangle" draw:enhanced-path="M 0 0 L 21600 0 21600 21600 0 21600 0 0 Z N"/></draw:custom-shape><draw:custom-shape text:anchor-type="char" draw:z-index="29" draw:style-name="gr1" draw:text-style-name="P306" svg:width="0.0996in" svg:height="0.0996in" svg:x="1.7772in" svg:y="0.0571in"><text:p/><draw:enhanced-geometry svg:viewBox="0 0 21600 21600" draw:type="rectangle" draw:enhanced-path="M 0 0 L 21600 0 21600 21600 0 21600 0 0 Z N"/></draw:custom-shape><draw:custom-shape text:anchor-type="char" draw:z-index="28" draw:style-name="gr1" draw:text-style-name="P306" svg:width="0.0996in" svg:height="0.0996in" svg:x="0.0165in" svg:y="0.0571in"><text:p/><draw:enhanced-geometry svg:viewBox="0 0 21600 21600" draw:type="rectangle" draw:enhanced-path="M 0 0 L 21600 0 21600 21600 0 21600 0 0 Z N"/></draw:custom-shape><text:span text:style-name="T61">Estimación de riesgos<text:tab/></text:span><text:span text:style-name="T61"><text:tab/>Control de riesgos<text:tab/> <text:s text:c="10"/></text:span><text:span text:style-name="T62">Ambos</text:span><text:span text:style-name="T61"><text:tab/><text:tab/>Ninguno</text:span></text:p>
      <text:p text:style-name="P127"/>
      <text:list xml:id="list42482110" text:continue-numbering="true" text:style-name="WW8Num1">
        <text:list-header>
          <text:p text:style-name="P304">7. <text:s text:c="2"/>Que técnica de levantamiento de requerimientos es utilizada?</text:p>
        </text:list-header>
      </text:list>
      <text:p text:style-name="P126"><draw:custom-shape text:anchor-type="char" draw:z-index="32" draw:style-name="gr1" draw:text-style-name="P306" svg:width="0.0996in" svg:height="0.0996in" svg:x="0.0165in" svg:y="0.0571in"><text:p/><draw:enhanced-geometry svg:viewBox="0 0 21600 21600" draw:type="rectangle" draw:enhanced-path="M 0 0 L 21600 0 21600 21600 0 21600 0 0 Z N"/></draw:custom-shape><draw:custom-shape text:anchor-type="char" draw:z-index="33" draw:style-name="gr1" draw:text-style-name="P306" svg:width="0.0996in" svg:height="0.0996in" svg:x="1.5374in" svg:y="0.0673in"><text:p/><draw:enhanced-geometry svg:viewBox="0 0 21600 21600" draw:type="rectangle" draw:enhanced-path="M 0 0 L 21600 0 21600 21600 0 21600 0 0 Z N"/></draw:custom-shape><draw:custom-shape text:anchor-type="char" draw:z-index="34" draw:style-name="gr1" draw:text-style-name="P306" svg:width="0.0996in" svg:height="0.0996in" svg:x="2.9543in" svg:y="0.0571in"><text:p/><draw:enhanced-geometry svg:viewBox="0 0 21600 21600" draw:type="rectangle" draw:enhanced-path="M 0 0 L 21600 0 21600 21600 0 21600 0 0 Z N"/></draw:custom-shape><draw:custom-shape text:anchor-type="char" draw:z-index="35" draw:style-name="gr1" draw:text-style-name="P306" svg:width="0.0996in" svg:height="0.0996in" svg:x="4.2563in" svg:y="0.0571in"><text:p/><draw:enhanced-geometry svg:viewBox="0 0 21600 21600" draw:type="rectangle" draw:enhanced-path="M 0 0 L 21600 0 21600 21600 0 21600 0 0 Z N"/></draw:custom-shape><text:span text:style-name="T62">Entrevista</text:span><text:span text:style-name="T61"> <text:tab/> <text:s text:c="3"/><text:tab/> <text:s text:c="8"/>Cuestionario <text:s text:c="2"/><text:tab/> <text:s text:c="5"/>Casos de Uso <text:tab/><text:tab/></text:span><text:span text:style-name="T62">Prototipado</text:span><text:span text:style-name="T61"> <text:tab/> <text:s text:c="3"/></text:span></text:p>
      <text:p text:style-name="P127"><draw:custom-shape text:anchor-type="char" draw:z-index="36" draw:style-name="gr1" draw:text-style-name="P306" svg:width="0.0996in" svg:height="0.0996in" svg:x="0.0165in" svg:y="0.0673in"><text:p/><draw:enhanced-geometry svg:viewBox="0 0 21600 21600" draw:type="rectangle" draw:enhanced-path="M 0 0 L 21600 0 21600 21600 0 21600 0 0 Z N"/></draw:custom-shape>Otros:</text:p>
      <text:list xml:id="list42455057" text:continue-numbering="true" text:style-name="WW8Num1">
        <text:list-header>
          <text:p text:style-name="P304"/>
          <text:p text:style-name="P304">8. <text:s/>Indique porcentajes aproximados de la duración del proyecto total para cada etapa </text:p>
        </text:list-header>
      </text:list>
      <text:p text:style-name="P127"><draw:custom-shape text:anchor-type="char" draw:z-index="37" draw:style-name="gr1" draw:text-style-name="P306"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42460199" text:continue-numbering="true" text:style-name="WW8Num1">
        <text:list-header>
          <text:p text:style-name="P305">9. <text:s text:c="2"/>Utiliza metodología ágil para el desarrollo rápido de proyectos?</text:p>
        </text:list-header>
      </text:list>
      <text:p text:style-name="P129"><draw:custom-shape text:anchor-type="char" draw:z-index="38" draw:style-name="gr1" draw:text-style-name="P306" svg:width="0.0996in" svg:height="0.0996in" svg:x="0.0063in" svg:y="0.0811in"><text:p/><draw:enhanced-geometry svg:viewBox="0 0 21600 21600" draw:type="rectangle" draw:enhanced-path="M 0 0 L 21600 0 21600 21600 0 21600 0 0 Z N"/></draw:custom-shape><draw:custom-shape text:anchor-type="char" draw:z-index="39" draw:style-name="gr1" draw:text-style-name="P306" svg:width="0.0996in" svg:height="0.0996in" svg:x="2.6563in" svg:y="0.0917in"><text:p/><draw:enhanced-geometry svg:viewBox="0 0 21600 21600" draw:type="rectangle" draw:enhanced-path="M 0 0 L 21600 0 21600 21600 0 21600 0 0 Z N"/></draw:custom-shape><text:soft-page-break/><text:span text:style-name="T60">Si.</text:span><text:span text:style-name="T61"> Metodología utilizada: <text:tab/><text:tab/> <text:s text:c="10"/>No.</text:span></text:p>
      <text:list xml:id="list42470450" text:continue-numbering="true" text:style-name="WW8Num1">
        <text:list-header>
          <text:p text:style-name="P304">10. <text:s text:c="2"/>Se aplican conceptos de procesos en el desarrollo del proyecto?</text:p>
        </text:list-header>
      </text:list>
      <text:p text:style-name="P126"><draw:custom-shape text:anchor-type="char" draw:z-index="41" draw:style-name="gr1" draw:text-style-name="P306" svg:width="0.0996in" svg:height="0.0996in" svg:x="1.3083in" svg:y="0.0437in"><text:p/><draw:enhanced-geometry svg:viewBox="0 0 21600 21600" draw:type="rectangle" draw:enhanced-path="M 0 0 L 21600 0 21600 21600 0 21600 0 0 Z N"/></draw:custom-shape><draw:custom-shape text:anchor-type="char" draw:z-index="40" draw:style-name="gr1" draw:text-style-name="P306" svg:width="0.0996in" svg:height="0.0996in" svg:x="0.0063in" svg:y="0.0437in"><text:p/><draw:enhanced-geometry svg:viewBox="0 0 21600 21600" draw:type="rectangle" draw:enhanced-path="M 0 0 L 21600 0 21600 21600 0 21600 0 0 Z N"/></draw:custom-shape><text:span text:style-name="T62">Si</text:span><text:span text:style-name="T61"><text:tab/><text:tab/><text:tab/>No</text:span></text:p>
      <text:p text:style-name="P127"/>
      <text:list xml:id="list42461918" text:continue-numbering="true" text:style-name="WW8Num1">
        <text:list-header>
          <text:p text:style-name="P304">11. <text:s text:c="2"/>Los procesos aplicados están debidamente documentados?</text:p>
        </text:list-header>
      </text:list>
      <text:p text:style-name="P126"><draw:custom-shape text:anchor-type="char" draw:z-index="43" draw:style-name="gr1" draw:text-style-name="P306" svg:width="0.0996in" svg:height="0.0996in" svg:x="3.7874in" svg:y="0.0402in"><text:p/><draw:enhanced-geometry svg:viewBox="0 0 21600 21600" draw:type="rectangle" draw:enhanced-path="M 0 0 L 21600 0 21600 21600 0 21600 0 0 Z N"/></draw:custom-shape><draw:custom-shape text:anchor-type="char" draw:z-index="42" draw:style-name="gr1" draw:text-style-name="P306" svg:width="0.0996in" svg:height="0.0996in" svg:x="0.0063in" svg:y="0.0402in"><text:p/><draw:enhanced-geometry svg:viewBox="0 0 21600 21600" draw:type="rectangle" draw:enhanced-path="M 0 0 L 21600 0 21600 21600 0 21600 0 0 Z N"/></draw:custom-shape><text:span text:style-name="T61">Si .Tipo de documentación:_ _ _ _ _ _ _ _ _ _ _ _ _ _ _ _ <text:tab/></text:span><text:span text:style-name="T62">No</text:span></text:p>
      <text:p text:style-name="P128"/>
      <text:list xml:id="list42467187" text:continue-numbering="true" text:style-name="WW8Num1">
        <text:list-header>
          <text:p text:style-name="P304">12. <text:s text:c="2"/>Posee conocimientos básicos sobre algunos de estos modelos</text:p>
        </text:list-header>
      </text:list>
      <text:p text:style-name="P126"><draw:custom-shape text:anchor-type="char" draw:z-index="48" draw:style-name="gr1" draw:text-style-name="P306" svg:width="0.0996in" svg:height="0.0996in" svg:x="3.4437in" svg:y="0.0508in"><text:p/><draw:enhanced-geometry svg:viewBox="0 0 21600 21600" draw:type="rectangle" draw:enhanced-path="M 0 0 L 21600 0 21600 21600 0 21600 0 0 Z N"/></draw:custom-shape><draw:custom-shape text:anchor-type="char" draw:z-index="49" draw:style-name="gr1" draw:text-style-name="P306" svg:width="0.0996in" svg:height="0.0996in" svg:x="4.7457in" svg:y="0.0508in"><text:p/><draw:enhanced-geometry svg:viewBox="0 0 21600 21600" draw:type="rectangle" draw:enhanced-path="M 0 0 L 21600 0 21600 21600 0 21600 0 0 Z N"/></draw:custom-shape><draw:custom-shape text:anchor-type="char" draw:z-index="47" draw:style-name="gr1" draw:text-style-name="P306" svg:width="0.0996in" svg:height="0.0996in" svg:x="2.6209in" svg:y="0.0508in"><text:p/><draw:enhanced-geometry svg:viewBox="0 0 21600 21600" draw:type="rectangle" draw:enhanced-path="M 0 0 L 21600 0 21600 21600 0 21600 0 0 Z N"/></draw:custom-shape><draw:custom-shape text:anchor-type="char" draw:z-index="46" draw:style-name="gr1" draw:text-style-name="P306" svg:width="0.0996in" svg:height="0.0996in" svg:x="1.7772in" svg:y="0.0508in"><text:p/><draw:enhanced-geometry svg:viewBox="0 0 21600 21600" draw:type="rectangle" draw:enhanced-path="M 0 0 L 21600 0 21600 21600 0 21600 0 0 Z N"/></draw:custom-shape><draw:custom-shape text:anchor-type="char" draw:z-index="45" draw:style-name="gr1" draw:text-style-name="P306" svg:width="0.0996in" svg:height="0.0996in" svg:x="0.8083in" svg:y="0.0508in"><text:p/><draw:enhanced-geometry svg:viewBox="0 0 21600 21600" draw:type="rectangle" draw:enhanced-path="M 0 0 L 21600 0 21600 21600 0 21600 0 0 Z N"/></draw:custom-shape><draw:custom-shape text:anchor-type="char" draw:z-index="44" draw:style-name="gr1" draw:text-style-name="P306" svg:width="0.0996in" svg:height="0.0996in" svg:x="-0.0043in" svg:y="0.0402in"><text:p/><draw:enhanced-geometry svg:viewBox="0 0 21600 21600" draw:type="rectangle" draw:enhanced-path="M 0 0 L 21600 0 21600 21600 0 21600 0 0 Z N"/></draw:custom-shape><text:span text:style-name="T62">CMMI</text:span><text:span text:style-name="T61"> <text:s text:c="5"/><text:tab/></text:span><text:span text:style-name="T60">I</text:span><text:span text:style-name="T62">SO 15504</text:span><text:span text:style-name="T61"> <text:s text:c="12"/></text:span><text:span text:style-name="T62">ISO 9001</text:span><text:span text:style-name="T61"> <text:s text:c="8"/>MPS.BR <text:s text:c="13"/>MOPROSOFT<text:tab/> <text:s text:c="2"/>No posee</text:span></text:p>
      <text:p text:style-name="P127"/>
      <text:list xml:id="list42455331" text:continue-numbering="true" text:style-name="WW8Num1">
        <text:list-header>
          <text:p text:style-name="P304">13. <text:s/>¿Existe algún plan de calidad en el desarrollo de software a llevar a cabo a mediano o corto plazo?</text:p>
        </text:list-header>
      </text:list>
      <text:p text:style-name="P73"/>
      <text:p text:style-name="P15"/>
      <text:p text:style-name="P44"/>
      <text:p text:style-name="P23"/>
      <text:p text:style-name="P25">Anexo B</text:p>
      <text:p text:style-name="P25">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40">1. Introducción</text:p>
      <text:p text:style-name="P145">1.1 Propósito</text:p>
      <text:p text:style-name="P143"><text:span text:style-name="T3"><text:tab/><text:tab/></text:span><text:span text:style-name="T26">a) Delinear el propósito del SRS;</text:span></text:p>
      <text:p text:style-name="P131">b) Especifique a que público intencional va dirigido el SRS.</text:p>
      <text:p text:style-name="P130"/>
      <text:p text:style-name="P145">1.2 Alcance </text:p>
      <text:p text:style-name="P131">a) Identifique el producto (s) del software para ser diseñado por el nombre (por ejemplo, el Generador del Reporte, etc.);</text:p>
      <text:p text:style-name="P131">b) Explique eso que el producto (s) del software que hará y que no hará.</text:p>
      <text:p text:style-name="P131">c) Describe la aplicación del software especificándose los beneficios pertinentes, objetivos, y metas;</text:p>
      <text:p text:style-name="P148"/>
      <text:p text:style-name="P147">1.3 Ámbito </text:p>
      <text:p text:style-name="P131">a) Explica a grandes rasgos el entorno organizacional donde correrá la aplicación.</text:p>
      <text:p text:style-name="P130"/>
      <text:p text:style-name="P145">1.4 Definiciones, siglas, y abreviaciones</text:p>
      <text:p text:style-name="P131">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45"/>
      <text:p text:style-name="P145">1.4 Apreciación global</text:p>
      <text:p text:style-name="P143"><text:span text:style-name="T3"><text:tab/><text:tab/></text:span><text:span text:style-name="T26">a) Describa lo que el resto del SRS contiene;</text:span></text:p>
      <text:p text:style-name="P131">b) Explica cómo el SRS es organizado.</text:p>
      <text:p text:style-name="P144"/>
      <text:p text:style-name="P140">2. Descripción global</text:p>
      <text:p text:style-name="P145">2.1 Perspectiva del producto</text:p>
      <text:p text:style-name="P131">Esta subdivisión del SRS debe poner el producto en la perspectiva con otros <text:soft-page-break/>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131"/>
      <text:p text:style-name="P131">Un diagrama del bloque que muestra los componentes mayores del sistema más grande, las interconexiones, y las interfaces externas pueden ser útiles.</text:p>
      <text:p text:style-name="P146"/>
      <text:p text:style-name="P146">2.2 Funciones y Propósito del producto</text:p>
      <text:p text:style-name="P131">Esta subdivisión del SRS debe proporcionar un resumen de las funciones mayores que el software realizará.</text:p>
      <text:p text:style-name="P149"/>
      <text:p text:style-name="P146">2.3 Restricciones Generales</text:p>
      <text:p text:style-name="P131">Esta subdivisión del SRS debe proporcionar una descripción general de cualquier otro punto que limitará las opciones de los diseñadores. Éstos incluyen:</text:p>
      <text:p text:style-name="P131">a) las políticas reguladoras;</text:p>
      <text:p text:style-name="P131">b) las limitaciones del Hardware;</text:p>
      <text:p text:style-name="P131">c) las Interfaces a otras aplicaciones;</text:p>
      <text:p text:style-name="P131">d) el funcionamiento Paralelo;</text:p>
      <text:p text:style-name="P131">e) las funciones de la Auditoría;</text:p>
      <text:p text:style-name="P131">f) las funciones de Control;</text:p>
      <text:p text:style-name="P131">g) los requisitos de lenguaje;</text:p>
      <text:p text:style-name="P131">h) la Seguridad y consideraciones de seguridad.</text:p>
      <text:p text:style-name="P146"/>
      <text:p text:style-name="P146">2.4 Descripción del Modelo</text:p>
      <text:p text:style-name="P137"><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37"/>
      <text:p text:style-name="P138"><text:span text:style-name="T1">Proceso: </text:span>Se deberá especificar el modelo de procesos a utilizarse para poner <text:soft-page-break/>en claro la metodología de trabajo. Esto es importante de definir inicialmente, para que sirva como conformidad de ambas partes, sobre el cómo se desarrollará el proyecto.</text:p>
      <text:p text:style-name="P134"/>
      <text:p text:style-name="P141">3. Especificación de requerimientos</text:p>
      <text:p text:style-name="P141"><text:tab/>3.1 Requisitos Funcionales</text:p>
      <text:p text:style-name="P141"><text:tab/>3.2 Requisitos de Desempeño</text:p>
      <text:p text:style-name="P139"><text:tab/><text:span text:style-name="T27">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38"/>
      <text:p text:style-name="P139"><text:span text:style-name="T2"><text:tab/></text:span><text:span text:style-name="T14">Ejemplo:</text:span><text:span text:style-name="T27"> </text:span><text:span text:style-name="T28">El tiempo máximo de carga de la página inicial del sitio debe ser de 30 segundos.</text:span></text:p>
      <text:p text:style-name="P138"/>
      <text:p text:style-name="P141"><text:tab/>3.3 Requisitos de Operaciones</text:p>
      <text:p text:style-name="P139"><text:tab/><text:span text:style-name="T28">Se refiere a los requerimientos relacionados con la manipulación del sistema.</text:span></text:p>
      <text:p text:style-name="P135"/>
      <text:p text:style-name="P135"><text:span text:style-name="T1"><text:tab/>Ejemplo: </text:span>El manejo del sistema no debe requerir conocimientos previos de informática, salvo el necesario para navegar a través de páginas web.</text:p>
      <text:p text:style-name="P141"/>
      <text:p text:style-name="P141"><text:tab/>3.4 Requisitos de documentación</text:p>
      <text:p text:style-name="P139"><text:tab/><text:span text:style-name="T27">En estos requerimientos se especifica el tipo de documentación relacionado a ayudas y otros que serán entregados al usuario con el sistema</text:span></text:p>
      <text:p text:style-name="P136"/>
      <text:p text:style-name="P136"><text:span text:style-name="T2"><text:tab/>Ejemplo:</text:span> Debe existir un Manual de mantenimiento, en el cual se irán constatando, todas y cada una de las modificaciones que se lleven a cabo sobre el sistema, a lo largo del periodo de explotación del mismo.</text:p>
      <text:p text:style-name="P141"/>
      <text:p text:style-name="P141"><text:tab/>3.5 Requisitos de portabilidad</text:p>
      <text:p text:style-name="P136"><text:soft-page-break/><text:tab/>Se refiere a todos los requerimientos referentes a la portabilidad o lo necesario de los servicios necesarios para que funcione.</text:p>
      <text:p text:style-name="P136"/>
      <text:p text:style-name="P136"><text:tab/><text:span text:style-name="T2">Ejemplo:</text:span><text:span text:style-name="T66"> El sistema debe ser operable en cualquier computador que tenga instalado un browser.</text:span></text:p>
      <text:p text:style-name="P142"/>
      <text:p text:style-name="P141"><text:tab/>3.6 Requisitos de calidad</text:p>
      <text:p text:style-name="P139"><text:tab/><text:span text:style-name="T28">Referido si el sistema desarrollado esta regido por alguna norma de calidad que debe seguirse</text:span></text:p>
      <text:p text:style-name="P142"/>
      <text:p text:style-name="P141"><text:tab/>3.7 Requisitos de Confiabilidad</text:p>
      <text:p text:style-name="P139"><text:span text:style-name="T13"><text:tab/></text:span><text:span text:style-name="T28">Referente a la disponibilidad del sistema y tiempo promedio entre fallos, entre otros.</text:span></text:p>
      <text:p text:style-name="P135"/>
      <text:p text:style-name="P135"><text:tab/><text:span text:style-name="T2">Ejemplo</text:span>. El intervalo de tiempo mínimo aceptable entre fallas del sistema deberá ser de 4 meses.</text:p>
      <text:p text:style-name="P142"/>
      <text:p text:style-name="P141"><text:tab/>3.8 Requisitos de Mantenimiento</text:p>
      <text:p text:style-name="P139"><text:span text:style-name="T13"><text:tab/></text:span><text:span text:style-name="T28">Referente a tiempo de mantenimiento asi como tambien requerimientos de autonomía de módulos tratando de que el cambio en el mismo se realice en el menor tiempo posible.</text:span></text:p>
      <text:p text:style-name="P135"/>
      <text:p text:style-name="P135"><text:tab/><text:span text:style-name="T2">Ejemplo:</text:span> El tiempo en el que el software se podrá adaptar a un nuevo requisito dependerá de la complejidad de lo solicitado.</text:p>
      <text:p text:style-name="P142"/>
      <text:p text:style-name="P141"><text:tab/>3.9 Requisitos de Seguridad (Información y Operación)</text:p>
      <text:p text:style-name="P139"><text:tab/><text:span text:style-name="T28">Referente a módulos de seguridad como autenticación de usuarios, backup de base de datos, etc</text:span></text:p>
      <text:p text:style-name="P141"><text:tab/></text:p>
      <text:p text:style-name="P139"><text:span text:style-name="T13"><text:tab/></text:span><text:span text:style-name="T15">Ejemplo:</text:span><text:span text:style-name="T16"> </text:span><text:span text:style-name="T28">La contraseña de cada usuario debe almacenarse de forma segura en la base de datos. Para ello deberán preverse mecanismos de encriptación adecuados.</text:span></text:p>
      <text:p text:style-name="P135"><text:soft-page-break/></text:p>
      <text:p text:style-name="P141"><text:tab/>3.10 Requisitos de Hardware y Software</text:p>
      <text:p text:style-name="P139"><text:tab/><text:span text:style-name="T28">Requerimientos mínimos de hardware y software del sistema para su funcionamiento.</text:span></text:p>
      <text:p text:style-name="P135"/>
      <text:p text:style-name="P139"><text:tab/><text:span text:style-name="T16">Ejemplo:</text:span><text:span text:style-name="T28"> Cada maquina cliente debe contar con una tarjeta de red 10/100 como minimo para comunicación con el servidor.</text:span></text:p>
      <text:p text:style-name="P142"/>
      <text:p text:style-name="P141"><text:tab/>3.11 Otros</text:p>
      <text:p text:style-name="P139"><text:tab/><text:span text:style-name="T28">Otros requisitos que no entra en las clasificaciones anteriores</text:span></text:p>
      <text:p text:style-name="P141"/>
      <text:p text:style-name="P141">4. Diagrama de Casos de Uso</text:p>
      <text:p text:style-name="P141"><text:tab/>4.1 Diagrama General</text:p>
      <text:p text:style-name="P141"><text:tab/>4.2 Especificación <text:s/>de casos de uso</text:p>
      <text:p text:style-name="P141"/>
      <text:p text:style-name="P141">5. Diseño de Base de datos ER</text:p>
      <text:p text:style-name="P141"><text:tab/>5.1 Diagrama</text:p>
      <text:p text:style-name="P141"><text:tab/>5.2 Documentación de tablas y relaciones.</text:p>
      <text:p text:style-name="P141"/>
      <text:p text:style-name="P141">6. Especificaciones de entrega</text:p>
      <text:p text:style-name="P132">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41"/>
      <text:p text:style-name="P141">6. Apéndices</text:p>
      <text:p text:style-name="P146">Referencias</text:p>
      <text:p text:style-name="P131">a) Proporcione una lista completa de todas las referencias de los documentos en otra parte en el SRS;</text:p>
      <text:p text:style-name="P131">b) Identifique cada documento por el título, número del reporte (si es <text:soft-page-break/>aplicable), fecha, y publicación de la organización;</text:p>
      <text:p text:style-name="P133">c) Especifique las fuentes de las referencias de donde se obtuvieron.</text:p>
      <text:p text:style-name="P75"/>
      <text:p text:style-name="P23"/>
      <text:p text:style-name="P25">Anexo C</text:p>
      <text:p text:style-name="P25">Formulario de registro de solicitudes de clientes</text:p>
      <text:p text:style-name="P90"/>
      <text:p text:style-name="P79">Identificación del Proyecto: _____________________<text:tab/><text:tab/> <text:s text:c="4"/>_ _ / _ _ / _ _ _ _</text:p>
      <text:p text:style-name="P77"/>
      <text:p text:style-name="P82">Nombre identificador al proyecto. El mismo debe ser significativo y concreto para la mejor comunicación con el cliente</text:p>
      <text:p text:style-name="P79"/>
      <text:p text:style-name="P79">Representante del Cliente : _____________________________</text:p>
      <text:p text:style-name="P79"/>
      <text:p text:style-name="P81">Encargado del contacto por parte del cliente</text:p>
      <text:p text:style-name="P79"/>
      <text:p text:style-name="P79"/>
      <text:p text:style-name="P79">Encargado: _____________________________</text:p>
      <text:p text:style-name="P77"/>
      <text:p text:style-name="P81">Nombre del Encargado del proyecto. Persona que realizara la redacción de este documento.</text:p>
      <text:p text:style-name="P77"/>
      <text:p text:style-name="P79"/>
      <text:p text:style-name="P79">Descripción de necesidades básicas :</text:p>
      <text:p text:style-name="P77"/>
      <text:p text:style-name="P82">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79"/>
      <text:p text:style-name="P79"/>
      <text:p text:style-name="P79">Observaciones:</text:p>
      <text:p text:style-name="P77"/>
      <text:p text:style-name="P82">Ideas rescatadas a nivel técnico por el encargado del proyecto para tener en cuenta para la redacción del documento de requerimientos.</text:p>
      <text:p text:style-name="P77"/>
      <text:p text:style-name="P77"/>
      <text:p text:style-name="P77"/>
      <text:p text:style-name="P77"/>
      <text:p text:style-name="P77">________________________________<text:tab/><text:tab/>____________________________</text:p>
      <text:p text:style-name="P78"><text:s text:c="14"/>Encargado del Proyecto<text:tab/><text:tab/><text:tab/><text:tab/>VB del Cliente.</text:p>
      <text:p text:style-name="P78"/>
      <text:p text:style-name="P78"/>
      <text:p text:style-name="P23"/>
      <text:p text:style-name="P25">Anexo D</text:p>
      <text:p text:style-name="P25">Documentación de estudio de factibilidad y viabilidad</text:p>
      <text:p text:style-name="P90"/>
      <text:p text:style-name="P91">Identificación del Proyecto: _____________________</text:p>
      <text:p text:style-name="P80">Encargado (s): _____________________________</text:p>
      <text:p text:style-name="P82">Nombre del Encargado del proyecto ademas de personas involucradas en el estudio de factibilidad del proyecto</text:p>
      <text:p text:style-name="P76"/>
      <text:p text:style-name="P80">Descripción del entorno :</text:p>
      <text:p text:style-name="P82">Se realiza una pequeña descripción del entorno incluyendo los objetivos del cliente como organización, misión, visión y otras variables que podrían ser de vital importancia en el entorno.</text:p>
      <text:p text:style-name="P80"/>
      <text:p text:style-name="P80">Principales objetivos del proyecto:</text:p>
      <text:p text:style-name="P82">Se especifica los objetivos principales del proyecto, las necesidades generales requeridas, la importancia de implementación y los beneficios que podría generar el proyecto.</text:p>
      <text:p text:style-name="P76"/>
      <text:p text:style-name="P80">Resultado:</text:p>
      <text:p text:style-name="P82">Análisis y justificación del análisis de factibilidad así también como las sugerencias que pueden ser encontradas en este estudio.</text:p>
      <text:p text:style-name="P76"/>
      <text:p text:style-name="P80">Observaciones:</text:p>
      <text:p text:style-name="P82">Registro de cualquier tipo de eventualidad, capacidad o funcionalidad que podría registrarse para tenerse en cuenta en la redacción del Documento de Requerimientos.</text:p>
      <text:p text:style-name="P76"/>
      <text:p text:style-name="P76"/>
      <text:p text:style-name="P76"/>
      <text:p text:style-name="P76">________________________________<text:tab/><text:tab/><text:tab/><text:tab/></text:p>
      <text:p text:style-name="P85"><text:s text:c="14"/>Encargado(s) del Proyecto<text:tab/><text:tab/><text:tab/><text:tab/><text:tab/><text:tab/></text:p>
      <text:p text:style-name="P21"/>
      <text:p text:style-name="P25">Anexo E</text:p>
      <text:p text:style-name="P25">Formulario de cambio o ingreso de nuevos requerimientos.</text:p>
      <text:p text:style-name="P90"/>
      <text:p text:style-name="P80">Identificación del Proyecto: _____________________<text:tab/><text:tab/> <text:s text:c="4"/>_ _ / _ _ / _ _ _ _</text:p>
      <text:p text:style-name="P82">Nombre identificador al proyecto. El mismo debe ser significativo y concreto para la mejor comunicación con el cliente</text:p>
      <text:p text:style-name="P80"/>
      <text:p text:style-name="P80">Representante del Cliente : _____________________________</text:p>
      <text:p text:style-name="P82">Encargado del contacto por parte del cliente</text:p>
      <text:p text:style-name="P86"/>
      <text:p text:style-name="P86">Tipo de Cambio: <text:tab/><text:tab/><text:span text:style-name="T63">Modificación ( <text:s text:c="3"/>)<text:tab/><text:tab/>Nuevo Requerimiento( <text:s text:c="3"/>)</text:span></text:p>
      <text:p text:style-name="P87"/>
      <text:p text:style-name="P86">Nivel de Prioridad:<text:span text:style-name="T63"> <text:s text:c="3"/>Alto ( <text:s text:c="3"/>) <text:s/><text:tab/>Intermedio ( <text:s text:c="4"/>) <text:tab/>Bajo ( <text:s text:c="4"/>)</text:span></text:p>
      <text:p text:style-name="P87"/>
      <text:p text:style-name="P86">Descripción del Cambio</text:p>
      <text:p text:style-name="P87"/>
      <text:p text:style-name="P83">Descripción de las modificaciones con respecto a la documentación oficial de requerimientos así como la fundamentación y la importancia de la inclucion o modificación del documento.</text:p>
      <text:p text:style-name="P83"/>
      <text:p text:style-name="P83"/>
      <text:p text:style-name="P82"/>
      <text:p text:style-name="P82"/>
      <text:p text:style-name="P84">____________________________</text:p>
      <text:p text:style-name="P89">Representante Cliente <text:tab/></text:p>
      <text:p text:style-name="P89"/>
      <text:p text:style-name="P21"/>
      <text:p text:style-name="P25">Anexo F</text:p>
      <text:p text:style-name="P25">Documento de estudio de implementación</text:p>
      <text:p text:style-name="P68"/>
      <text:p text:style-name="P80">Identificación del Proyecto: _____________________</text:p>
      <text:p text:style-name="P80">Encargado (s): _____________________________</text:p>
      <text:p text:style-name="P82">Nombre del Encargado del proyecto ademas de personas involucradas en el estudio de implementación de modificaciones o nuevas funcionalidades del proyecto</text:p>
      <text:p text:style-name="P76"/>
      <text:p text:style-name="P80">Descripción del caso y nuevos requerimientos:</text:p>
      <text:p text:style-name="P82">Se realiza una pequeña descripción del entorno incluyendo los objetivos del cliente como organización, misión, visión y otras variables que podrían ser de vital importancia en el entorno.</text:p>
      <text:p text:style-name="P80"/>
      <text:p text:style-name="P80">Puntos referidos por el cliente:</text:p>
      <text:p text:style-name="P82">Se especifica los objetivos principales del proyecto, las necesidades generales requeridas, la importancia de implementación y los beneficios que podría generar el proyecto.</text:p>
      <text:p text:style-name="P76"/>
      <text:p text:style-name="P80">Estudio de Viabilidad:</text:p>
      <text:p text:style-name="P82">Análisis y justificación del análisis de viabilidad así también como las implicancias, inconsistencias, costos de modificacion que pueden ser encontradas en este estudio.</text:p>
      <text:p text:style-name="P76"/>
      <text:p text:style-name="P80">Modificación del Proyecto:</text:p>
      <text:p text:style-name="P82">Registro de nuevos requerimientos, <text:s/>cronograma, análisis o diseño o cualquier actividad que se ve afectada <text:s/>teniendo en cuenta el estudio de viabilidad realizado en el punto anterior.</text:p>
      <text:p text:style-name="P76"/>
      <text:p text:style-name="P76"/>
      <text:p text:style-name="P76"/>
      <text:p text:style-name="P76">________________________________<text:tab/><text:tab/><text:tab/><text:tab/></text:p>
      <text:p text:style-name="P88"><text:s text:c="14"/>Encargado(s)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6-30T22:36:26.62</dc:date>
    <meta:editing-duration>PT68H26M33S</meta:editing-duration>
    <meta:editing-cycles>85</meta:editing-cycles>
    <meta:generator>OpenOffice.org/3.0$Win32 OpenOffice.org_project/300m9$Build-9358</meta:generator>
    <meta:printed-by>Ellen L. Mendez</meta:printed-by>
    <meta:print-date>2009-05-05T10:26:17.77</meta:print-date>
    <dc:creator>Ellen L. Mendez</dc:creator>
    <meta:document-statistic meta:table-count="7" meta:image-count="17" meta:object-count="5" meta:page-count="93" meta:paragraph-count="1050" meta:word-count="14935" meta:character-count="98139"/>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18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607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65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